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54mm"/>
    </style:style>
    <style:style style:name="co2" style:family="table-column">
      <style:table-column-properties fo:break-before="auto" style:column-width="22.93mm"/>
    </style:style>
    <style:style style:name="co3" style:family="table-column">
      <style:table-column-properties fo:break-before="auto" style:column-width="27.96mm"/>
    </style:style>
    <style:style style:name="co4" style:family="table-column">
      <style:table-column-properties fo:break-before="auto" style:column-width="25.45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22.37mm"/>
    </style:style>
    <style:style style:name="co8" style:family="table-column">
      <style:table-column-properties fo:break-before="auto" style:column-width="23.97mm"/>
    </style:style>
    <style:style style:name="co9" style:family="table-column">
      <style:table-column-properties fo:break-before="auto" style:column-width="19.74mm"/>
    </style:style>
    <style:style style:name="co10" style:family="table-column">
      <style:table-column-properties fo:break-before="auto" style:column-width="23.34mm"/>
    </style:style>
    <style:style style:name="co11" style:family="table-column">
      <style:table-column-properties fo:break-before="auto" style:column-width="19.31mm"/>
    </style:style>
    <style:style style:name="co12" style:family="table-column">
      <style:table-column-properties fo:break-before="auto" style:column-width="21.01mm"/>
    </style:style>
    <style:style style:name="co13" style:family="table-column">
      <style:table-column-properties fo:break-before="auto" style:column-width="20.8mm"/>
    </style:style>
    <style:style style:name="co14" style:family="table-column">
      <style:table-column-properties fo:break-before="auto" style:column-width="20.16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2.77mm"/>
    </style:style>
    <style:style style:name="co17" style:family="table-column">
      <style:table-column-properties fo:break-before="auto" style:column-width="74.15mm"/>
    </style:style>
    <style:style style:name="co18" style:family="table-column">
      <style:table-column-properties fo:break-before="auto" style:column-width="12.98mm"/>
    </style:style>
    <style:style style:name="co19" style:family="table-column">
      <style:table-column-properties fo:break-before="auto" style:column-width="19.05mm"/>
    </style:style>
    <style:style style:name="co20" style:family="table-column">
      <style:table-column-properties fo:break-before="auto" style:column-width="19.83mm"/>
    </style:style>
    <style:style style:name="co21" style:family="table-column">
      <style:table-column-properties fo:break-before="auto" style:column-width="18.64mm"/>
    </style:style>
    <style:style style:name="co22" style:family="table-column">
      <style:table-column-properties fo:break-before="auto" style:column-width="17.9mm"/>
    </style:style>
    <style:style style:name="co23" style:family="table-column">
      <style:table-column-properties fo:break-before="auto" style:column-width="20mm"/>
    </style:style>
    <style:style style:name="co24" style:family="table-column">
      <style:table-column-properties fo:break-before="auto" style:column-width="57.61mm"/>
    </style:style>
    <style:style style:name="co25" style:family="table-column">
      <style:table-column-properties fo:break-before="auto" style:column-width="20.83mm"/>
    </style:style>
    <style:style style:name="co26" style:family="table-column">
      <style:table-column-properties fo:break-before="auto" style:column-width="19.37mm"/>
    </style:style>
    <style:style style:name="co27" style:family="table-column">
      <style:table-column-properties fo:break-before="auto" style:column-width="18.12mm"/>
    </style:style>
    <style:style style:name="co28" style:family="table-column">
      <style:table-column-properties fo:break-before="auto" style:column-width="20.13mm"/>
    </style:style>
    <style:style style:name="co29" style:family="table-column">
      <style:table-column-properties fo:break-before="auto" style:column-width="46.94mm"/>
    </style:style>
    <style:style style:name="co30" style:family="table-column">
      <style:table-column-properties fo:break-before="auto" style:column-width="13.95mm"/>
    </style:style>
    <style:style style:name="co31" style:family="table-column">
      <style:table-column-properties fo:break-before="auto" style:column-width="42.32mm"/>
    </style:style>
    <style:style style:name="co32" style:family="table-column">
      <style:table-column-properties fo:break-before="auto" style:column-width="14.64mm"/>
    </style:style>
    <style:style style:name="co33" style:family="table-column">
      <style:table-column-properties fo:break-before="auto" style:column-width="19.1mm"/>
    </style:style>
    <style:style style:name="co34" style:family="table-column">
      <style:table-column-properties fo:break-before="auto" style:column-width="18.87mm"/>
    </style:style>
    <style:style style:name="co35" style:family="table-column">
      <style:table-column-properties fo:break-before="auto" style:column-width="21.1mm"/>
    </style:style>
    <style:style style:name="co36" style:family="table-column">
      <style:table-column-properties fo:break-before="auto" style:column-width="3.81mm"/>
    </style:style>
    <style:style style:name="co37" style:family="table-column">
      <style:table-column-properties fo:break-before="auto" style:column-width="75.41mm"/>
    </style:style>
    <style:style style:name="co38" style:family="table-column">
      <style:table-column-properties fo:break-before="auto" style:column-width="22.19mm"/>
    </style:style>
    <style:style style:name="co39" style:family="table-column">
      <style:table-column-properties fo:break-before="auto" style:column-width="22mm"/>
    </style:style>
    <style:style style:name="co40" style:family="table-column">
      <style:table-column-properties fo:break-before="auto" style:column-width="2.08mm"/>
    </style:style>
    <style:style style:name="co41" style:family="table-column">
      <style:table-column-properties fo:break-before="auto" style:column-width="23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3" style:family="table-cell" style:parent-style-name="Default"/>
    <style:style style:name="ce2" style:family="table-cell" style:parent-style-name="Default" style:data-style-name="N79"/>
    <style:style style:name="ce19" style:family="table-cell" style:parent-style-name="Default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 style:data-style-name="N79">
      <style:table-cell-properties fo:border-bottom="none" fo:border-left="0.99pt double #000000" style:border-line-width-left="0.09mm 0.09mm 0.18mm" fo:border-right="none" fo:border-top="none"/>
    </style:style>
    <style:style style:name="ce42" style:family="table-cell" style:parent-style-name="Default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fo:font-weight="bold" style:font-weight-asian="bold" style:font-weight-complex="bold"/>
    </style:style>
    <style:style style:name="ce53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</style:style>
    <style:style style:name="ce54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fo:font-size="12pt" style:font-size-asian="12pt" style:font-size-complex="12pt"/>
    </style:style>
    <style:style style:name="ce55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none"/>
    </style:style>
    <style:style style:name="ce56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none"/>
      <style:text-properties fo:font-size="12pt" style:font-size-asian="12pt" style:font-size-complex="12pt"/>
    </style:style>
    <style:style style:name="ce57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fo:font-weight="bold" style:font-weight-asian="bold" style:font-weight-complex="bold"/>
    </style:style>
    <style:style style:name="ce78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0.99pt double #000000" style:border-line-width-top="0.09mm 0.09mm 0.18mm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4">
      <style:table-cell-properties fo:border-bottom="none" fo:border-left="2.35pt double #000000" style:border-line-width-left="0.26mm 0.04mm 0.53mm" fo:border-right="none" fo:border-top="2.35pt double #000000" style:border-line-width-top="0.26mm 0.04mm 0.53mm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fo:border-bottom="none" fo:border-left="2.35pt double #000000" style:border-line-width-left="0.26mm 0.04mm 0.53mm" fo:border-right="none" fo:border-top="none"/>
    </style:style>
    <style:style style:name="ce81" style:family="table-cell" style:parent-style-name="Default" style:data-style-name="N4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4">
      <style:table-cell-properties fo:border-bottom="none" fo:border-left="0.99pt double #000000" style:border-line-width-left="0.09mm 0.09mm 0.18mm" fo:border-right="none" fo:border-top="none"/>
      <style:text-properties fo:font-size="12pt" style:font-size-asian="12pt" style:font-size-complex="12pt"/>
    </style:style>
    <style:style style:name="ce83" style:family="table-cell" style:parent-style-name="Excel_20_Built-in_20_Normal" style:data-style-name="N10004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  <style:text-properties fo:font-size="12pt" style:font-size-asian="12pt" style:font-size-complex="12pt"/>
    </style:style>
    <style:style style:name="ce84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fo:font-size="12pt" style:font-size-asian="12pt" style:font-size-complex="12pt"/>
    </style:style>
    <style:style style:name="ce85" style:family="table-cell" style:parent-style-name="Default" style:data-style-name="N4">
      <style:table-cell-properties fo:border-bottom="none" fo:border-left="2.35pt double #000000" style:border-line-width-left="0.26mm 0.04mm 0.53mm" fo:border-right="none" fo:border-top="2.35pt double #000000" style:border-line-width-top="0.26mm 0.04mm 0.53m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4">
      <style:table-cell-properties fo:border-bottom="none" fo:border-left="2.35pt double #000000" style:border-line-width-left="0.26mm 0.04mm 0.53mm" fo:border-right="none" fo:border-top="none"/>
      <style:text-properties fo:font-size="12pt" style:font-size-asian="12pt" style:font-size-complex="12pt"/>
    </style:style>
    <style:style style:name="ce87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fo:font-size="12pt" style:font-size-asian="12pt" style:font-size-complex="12pt"/>
    </style:style>
    <style:style style:name="ce88" style:family="table-cell" style:parent-style-name="Excel_20_Built-in_20_Normal" style:data-style-name="N10004">
      <style:table-cell-properties fo:border-bottom="2.35pt double #000000" style:border-line-width-bottom="0.26mm 0.04mm 0.53mm" style:diagonal-bl-tr="none" style:diagonal-tl-br="none" fo:border-left="2.35pt double #000000" style:border-line-width-left="0.26mm 0.04mm 0.53mm" fo:border-right="none" style:rotation-align="none" fo:border-top="none"/>
      <style:text-properties fo:font-size="12pt" style:font-size-asian="12pt" style:font-size-complex="12pt"/>
    </style:style>
    <style:style style:name="ce89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4"/>
    <style:style style:name="ce92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none" fo:border-left="2.35pt double #000000" style:border-line-width-left="0.26mm 0.04mm 0.53mm" fo:border-right="none" fo:border-top="2.35pt double #000000" style:border-line-width-top="0.26mm 0.04mm 0.53mm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order-bottom="none" fo:border-left="2.35pt double #000000" style:border-line-width-left="0.26mm 0.04mm 0.53mm" fo:border-right="none" fo:border-top="none"/>
      <style:text-properties fo:font-size="12pt" style:font-size-asian="12pt" style:font-size-complex="12pt"/>
    </style:style>
    <style:style style:name="ce95" style:family="table-cell" style:parent-style-name="Default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transparent"/>
    </style:style>
    <style:style style:name="ce97" style:family="table-cell" style:parent-style-name="Default">
      <style:table-cell-properties fo:border-bottom="none" fo:border-left="none" fo:border-right="none" fo:border-top="0.99pt double #000000" style:border-line-width-top="0.09mm 0.09mm 0.18mm"/>
    </style:style>
    <style:style style:name="ce21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text-underline-style="solid" style:text-underline-width="auto" style:text-underline-color="font-color"/>
    </style:style>
    <style:style style:name="ce100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24" style:family="table-cell" style:parent-style-name="Default" style:data-style-name="N4">
      <style:table-cell-properties fo:border="none"/>
    </style:style>
    <style:style style:name="ce102" style:family="table-cell" style:parent-style-name="Default">
      <style:table-cell-properties fo:border-bottom="0.99pt double #000000" style:border-line-width-bottom="0.09mm 0.09mm 0.18mm" fo:border-left="none" fo:border-right="none" fo:border-top="none"/>
    </style:style>
    <style:style style:name="ce103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</style:style>
    <style:style style:name="ce104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</style:style>
    <style:style style:name="ce105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none"/>
    </style:style>
    <style:style style:name="ce106" style:family="table-cell" style:parent-style-name="Default" style:data-style-name="N11">
      <style:table-cell-properties fo:border-bottom="none" fo:border-left="0.99pt double #000000" style:border-line-width-left="0.09mm 0.09mm 0.18mm" fo:border-right="none" fo:border-top="0.99pt double #000000" style:border-line-width-top="0.09mm 0.09mm 0.18mm"/>
    </style:style>
    <style:style style:name="ce111" style:family="table-cell" style:parent-style-name="Default" style:data-style-name="N4">
      <style:table-cell-properties fo:border-bottom="none" style:text-align-source="fix" style:repeat-content="false" fo:border-left="0.99pt double #000000" style:border-line-width-left="0.09mm 0.09mm 0.18mm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none" fo:border-right="none" fo:border-top="2.35pt double #000000" style:border-line-width-top="0.26mm 0.04mm 0.53mm"/>
    </style:style>
    <style:style style:name="ce114" style:family="table-cell" style:parent-style-name="Default">
      <style:table-cell-properties fo:border-bottom="2.35pt double #000000" style:border-line-width-bottom="0.26mm 0.04mm 0.53mm" fo:border-left="none" fo:border-right="none" fo:border-top="none"/>
    </style:style>
    <style:style style:name="ce115" style:family="table-cell" style:parent-style-name="Default">
      <style:table-cell-properties fo:border-bottom="2.35pt double #000000" style:border-line-width-bottom="0.26mm 0.04mm 0.53mm" fo:border-left="none" fo:border-right="none" fo:border-top="2.35pt double #000000" style:border-line-width-top="0.26mm 0.04mm 0.53mm"/>
    </style:style>
    <style:style style:name="ce117" style:family="table-cell" style:parent-style-name="Default" style:data-style-name="N4">
      <style:table-cell-properties fo:border-bottom="2.35pt double #000000" style:border-line-width-bottom="0.26mm 0.04mm 0.53mm" fo:border-left="none" fo:border-right="none" fo:border-top="none"/>
      <style:text-properties fo:font-size="12pt" style:font-size-asian="12pt" style:font-size-complex="12pt"/>
    </style:style>
    <style:style style:name="ce118" style:family="table-cell" style:parent-style-name="Default">
      <style:table-cell-properties fo:border-bottom="none" fo:border-left="none" fo:border-right="none" fo:border-top="2.35pt double #000000" style:border-line-width-top="0.26mm 0.04mm 0.53mm"/>
      <style:text-properties fo:font-size="12pt" style:font-size-asian="12pt" style:font-size-complex="12pt"/>
    </style:style>
    <style:style style:name="ce119" style:family="table-cell" style:parent-style-name="Default" style:data-style-name="N4">
      <style:table-cell-properties fo:border-bottom="none" fo:border-left="none" fo:border-right="none" fo:border-top="0.99pt double #000000" style:border-line-width-top="0.09mm 0.09mm 0.18mm"/>
    </style:style>
    <style:style style:name="ce30" style:family="table-cell" style:parent-style-name="Default" style:data-style-name="N11">
      <style:table-cell-properties fo:border="none"/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4">
      <style:text-properties fo:font-size="12pt" style:font-size-asian="12pt" style:font-size-complex="12pt"/>
    </style:style>
    <style:style style:name="ce123" style:family="table-cell" style:parent-style-name="Default" style:data-style-name="N11">
      <style:table-cell-properties fo:border-bottom="none" fo:border-left="none" fo:border-right="none" fo:border-top="1.05pt double #000000" style:border-line-width-top="0.12mm 0.12mm 0.12mm"/>
      <style:text-properties style:text-underline-style="solid" style:text-underline-width="auto" style:text-underline-color="font-color"/>
    </style:style>
    <style:style style:name="ce124" style:family="table-cell" style:parent-style-name="Default" style:data-style-name="N4">
      <style:table-cell-properties fo:border-bottom="1.05pt double #000000" style:border-line-width-bottom="0.12mm 0.12mm 0.12mm" fo:border-left="none" fo:border-right="none" fo:border-top="none"/>
      <style:text-properties fo:font-size="12pt" style:font-size-asian="12pt" style:font-size-complex="12pt"/>
    </style:style>
    <style:style style:name="ce31" style:family="table-cell" style:parent-style-name="Default" style:data-style-name="N4">
      <style:table-cell-properties fo:border="none"/>
      <style:text-properties fo:font-size="12pt" style:font-size-asian="12pt" style:font-size-complex="12pt"/>
    </style:style>
    <style:style style:name="ce126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</style:style>
    <style:style style:name="ce127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0.99pt double #000000" style:border-line-width-top="0.09mm 0.09mm 0.18mm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 style:data-style-name="N120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34" style:family="table-cell" style:parent-style-name="Default" style:data-style-name="N120">
      <style:text-properties fo:font-size="12pt" style:font-size-asian="12pt" style:font-size-complex="12pt"/>
    </style:style>
    <style:style style:name="ce133" style:family="table-cell" style:parent-style-name="Default" style:data-style-name="N120">
      <style:table-cell-properties fo:border-bottom="none" fo:border-left="none" fo:border-right="none" fo:border-top="2.35pt double #000000" style:border-line-width-top="0.26mm 0.04mm 0.53mm"/>
      <style:text-properties fo:font-size="12pt" style:font-size-asian="12pt" style:font-size-complex="12pt"/>
    </style:style>
    <style:style style:name="ce135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none"/>
      <style:text-properties fo:font-size="12pt" style:font-size-asian="12pt" style:font-size-complex="12pt"/>
    </style:style>
    <style:style style:name="ce136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fo:font-size="12pt" style:font-size-asian="12pt" style:font-size-complex="12pt"/>
    </style:style>
    <style:style style:name="ce137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 style:data-style-name="N4">
      <style:table-cell-properties fo:border-bottom="none" fo:border-left="none" fo:border-right="none" fo:border-top="2.35pt double #000000" style:border-line-width-top="0.26mm 0.04mm 0.53mm"/>
    </style:style>
    <style:style style:name="ce16" style:family="table-cell" style:parent-style-name="Default" style:data-style-name="N4">
      <style:table-cell-properties fo:background-color="transparent"/>
    </style:style>
    <style:style style:name="ce64" style:family="table-cell" style:parent-style-name="Default"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2.35pt double #000000" style:border-line-width-bottom="0.26mm 0.04mm 0.53mm" fo:border-left="none" fo:border-right="none" fo:border-top="none"/>
      <style:text-properties fo:font-size="12pt" style:font-size-asian="12pt" style:font-size-complex="12pt"/>
    </style:style>
    <style:style style:name="ce142" style:family="table-cell" style:parent-style-name="Default" style:data-style-name="N4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143" style:family="table-cell" style:parent-style-name="Excel_20_Built-in_20_Normal" style:data-style-name="N122">
      <style:table-cell-properties style:diagonal-bl-tr="none" style:diagonal-tl-br="none" fo:border="none" style:rotation-align="none"/>
      <style:text-properties fo:font-size="12pt" style:font-size-asian="12pt" style:font-size-complex="12pt"/>
    </style:style>
    <style:style style:name="ce37" style:family="table-cell" style:parent-style-name="Default" style:data-style-name="N122">
      <style:text-properties fo:font-size="12pt" style:font-size-asian="12pt" style:font-size-complex="12pt"/>
    </style:style>
    <style:style style:name="ce145" style:family="table-cell" style:parent-style-name="Default" style:data-style-name="N122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146" style:family="table-cell" style:parent-style-name="Default" style:data-style-name="N122">
      <style:table-cell-properties fo:border-bottom="none" fo:border-left="none" fo:border-right="none" fo:border-top="2.35pt double #000000" style:border-line-width-top="0.26mm 0.04mm 0.53mm"/>
      <style:text-properties fo:font-size="12pt" style:font-size-asian="12pt" style:font-size-complex="12pt"/>
    </style:style>
    <style:style style:name="ce147" style:family="table-cell" style:parent-style-name="Default" style:data-style-name="N122">
      <style:table-cell-properties fo:border-bottom="2.35pt double #000000" style:border-line-width-bottom="0.26mm 0.04mm 0.53mm" fo:border-left="none" fo:border-right="none" fo:border-top="none"/>
      <style:text-properties fo:font-size="12pt" style:font-size-asian="12pt" style:font-size-complex="12pt"/>
    </style:style>
    <style:style style:name="ce148" style:family="table-cell" style:parent-style-name="Excel_20_Built-in_20_Normal" style:data-style-name="N122">
      <style:table-cell-properties fo:border-bottom="2.35pt double #000000" style:border-line-width-bottom="0.26mm 0.04mm 0.53mm" style:diagonal-bl-tr="none" style:diagonal-tl-br="none" fo:border-left="none" fo:border-right="none" style:rotation-align="none" fo:border-top="none"/>
      <style:text-properties fo:font-size="12pt" style:font-size-asian="12pt" style:font-size-complex="12pt"/>
    </style:style>
    <style:style style:name="ce150" style:family="table-cell" style:parent-style-name="Default" style:data-style-name="N4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fo:font-size="12pt" style:font-size-asian="12pt" style:font-size-complex="12pt"/>
    </style:style>
    <style:style style:name="ce151" style:family="table-cell" style:parent-style-name="Default" style:data-style-name="N121">
      <style:table-cell-properties fo:border-bottom="2.35pt double #000000" style:border-line-width-bottom="0.26mm 0.04mm 0.53mm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4">
      <style:table-cell-properties fo:border-bottom="none" fo:border-left="none" fo:border-right="none" fo:border-top="2.35pt double #000000" style:border-line-width-top="0.26mm 0.04mm 0.53mm"/>
      <style:text-properties fo:font-size="15pt" fo:font-weight="bold" style:font-size-asian="15pt" style:font-weight-asian="bold" style:font-size-complex="15pt" style:font-weight-complex="bold"/>
    </style:style>
    <style:style style:name="ce153" style:family="table-cell" style:parent-style-name="Default" style:data-style-name="N4">
      <style:table-cell-properties fo:border-bottom="none" fo:border-left="none" fo:border-right="none" fo:border-top="2.35pt double #000000" style:border-line-width-top="0.26mm 0.04mm 0.53mm"/>
      <style:text-properties fo:font-size="12pt" style:font-size-asian="12pt" style:font-size-complex="12pt"/>
    </style:style>
    <style:style style:name="ce154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166" style:family="table-cell" style:parent-style-name="Default" style:data-style-name="N4">
      <style:table-cell-properties fo:border-bottom="none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transparent"/>
      <style:text-properties fo:color="#ce181e" fo:font-weight="bold" style:font-weight-asian="bold" style:font-weight-complex="bold"/>
    </style:style>
    <style:style style:name="ce169" style:family="table-cell" style:parent-style-name="Default">
      <style:table-cell-properties fo:background-color="transparent"/>
      <style:text-properties fo:color="#ce181e"/>
    </style:style>
    <style:style style:name="ce171" style:family="table-cell" style:parent-style-name="Default" style:data-style-name="N4">
      <style:table-cell-properties fo:border-bottom="none" fo:border-left="none" fo:border-right="0.99pt double #000000" style:border-line-width-right="0.09mm 0.09mm 0.18mm" fo:border-top="0.99pt double #000000" style:border-line-width-top="0.09mm 0.09mm 0.18mm"/>
    </style:style>
    <style:style style:name="ce172" style:family="table-cell" style:parent-style-name="Default">
      <style:table-cell-properties fo:border-bottom="none" fo:border-left="none" fo:border-right="0.99pt double #000000" style:border-line-width-right="0.09mm 0.09mm 0.18mm" fo:border-top="none"/>
    </style:style>
    <style:style style:name="ce173" style:family="table-cell" style:parent-style-name="Default" style:data-style-name="N4">
      <style:table-cell-properties fo:border-bottom="none" style:text-align-source="fix" style:repeat-content="false" fo:border-left="none" fo:border-right="0.99pt double #000000" style:border-line-width-right="0.09mm 0.09mm 0.18mm" fo:border-top="none"/>
      <style:paragraph-properties fo:text-align="end" fo:margin-left="0mm"/>
      <style:text-properties fo:font-weight="bold" style:font-weight-asian="bold" style:font-weight-complex="bold"/>
    </style:style>
    <style:style style:name="ce174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</style:style>
    <style:style style:name="ce175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none"/>
      <style:text-properties style:text-underline-style="solid" style:text-underline-width="auto" style:text-underline-color="font-color"/>
    </style:style>
    <style:style style:name="ce176" style:family="table-cell" style:parent-style-name="Default" style:data-style-name="N4">
      <style:table-cell-properties fo:border-bottom="none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177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text-underline-style="solid" style:text-underline-width="auto" style:text-underline-color="font-color"/>
    </style:style>
    <style:style style:name="ce178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179" style:family="table-cell" style:parent-style-name="Default" style:data-style-name="N11">
      <style:table-cell-properties fo:border-bottom="none" fo:border-left="none" fo:border-right="1.05pt double #000000" style:border-line-width-right="0.12mm 0.12mm 0.12mm" fo:border-top="1.05pt double #000000" style:border-line-width-top="0.12mm 0.12mm 0.12mm"/>
      <style:text-properties style:text-underline-style="solid" style:text-underline-width="auto" style:text-underline-color="font-color"/>
    </style:style>
    <style:style style:name="ce180" style:family="table-cell" style:parent-style-name="Default" style:data-style-name="N4">
      <style:table-cell-properties fo:border-bottom="1.05pt double #000000" style:border-line-width-bottom="0.12mm 0.12mm 0.12mm" fo:border-left="none" fo:border-right="1.05pt double #000000" style:border-line-width-right="0.12mm 0.12mm 0.12mm" fo:border-top="none"/>
      <style:text-properties fo:font-size="12pt" style:font-size-asian="12pt" style:font-size-complex="12pt"/>
    </style:style>
    <style:style style:name="ce181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</style:style>
    <style:style style:name="ce182" style:family="table-cell" style:parent-style-name="Default" style:data-style-name="N4">
      <style:table-cell-properties fo:border-bottom="none" fo:border-left="none" fo:border-right="0.99pt double #000000" style:border-line-width-right="0.09mm 0.09mm 0.18mm" fo:border-top="none"/>
    </style:style>
    <style:style style:name="ce183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</style:style>
    <style:style style:name="ce196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0.99pt double #000000" style:border-line-width-top="0.09mm 0.09mm 0.18mm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 style:data-style-name="N4">
      <style:table-cell-properties fo:border-bottom="none" fo:border-left="none" fo:border-right="2.35pt double #000000" style:border-line-width-right="0.26mm 0.04mm 0.53mm" fo:border-top="2.35pt double #000000" style:border-line-width-top="0.26mm 0.04mm 0.53mm"/>
      <style:text-properties fo:font-size="15pt" fo:font-weight="bold" style:font-size-asian="15pt" style:font-weight-asian="bold" style:font-size-complex="15pt" style:font-weight-complex="bold"/>
    </style:style>
    <style:style style:name="ce198" style:family="table-cell" style:parent-style-name="Default" style:data-style-name="N4">
      <style:table-cell-properties fo:border-bottom="none" fo:border-left="none" fo:border-right="2.35pt double #000000" style:border-line-width-right="0.26mm 0.04mm 0.53mm" fo:border-top="none"/>
      <style:text-properties fo:font-size="12pt" style:font-size-asian="12pt" style:font-size-complex="12pt"/>
    </style:style>
    <style:style style:name="ce199" style:family="table-cell" style:parent-style-name="Default" style:data-style-name="N4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200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 style:data-style-name="N4">
      <style:table-cell-properties fo:border-bottom="none" fo:background-color="transparent" fo:border-left="none" fo:border-right="2.35pt double #000000" style:border-line-width-right="0.26mm 0.04mm 0.53mm" fo:border-top="2.35pt double #000000" style:border-line-width-top="0.26mm 0.04mm 0.53mm"/>
      <style:text-properties fo:font-size="12pt" fo:font-weight="bold" style:font-size-asian="12pt" style:font-weight-asian="bold" style:font-size-complex="12pt" style:font-weight-complex="bold"/>
    </style:style>
    <style:style style:name="ce202" style:family="table-cell" style:parent-style-name="Default" style:data-style-name="N4">
      <style:table-cell-properties fo:border-bottom="none" fo:background-color="transparent" fo:border-left="none" fo:border-right="2.35pt double #000000" style:border-line-width-right="0.26mm 0.04mm 0.53mm" fo:border-top="none"/>
      <style:text-properties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 style:data-style-name="N4">
      <style:table-cell-properties fo:border-bottom="2.35pt double #000000" style:border-line-width-bottom="0.26mm 0.04mm 0.53mm" fo:background-color="transparent" fo:border-left="none" fo:border-right="2.35pt double #000000" style:border-line-width-right="0.26mm 0.04mm 0.53mm" fo:border-top="none"/>
      <style:text-properties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 style:data-style-name="N4">
      <style:table-cell-properties fo:border-bottom="none" fo:border-left="none" fo:border-right="2.35pt double #000000" style:border-line-width-right="0.26mm 0.04mm 0.53mm" fo:border-top="2.35pt double #000000" style:border-line-width-top="0.26mm 0.04mm 0.53mm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 style:data-style-name="N4">
      <style:table-cell-properties fo:border-bottom="none" fo:border-left="none" fo:border-right="2.35pt double #000000" style:border-line-width-right="0.26mm 0.04mm 0.53mm" fo:border-top="none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none"/>
      <style:text-properties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  <style:text-properties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 style:data-style-name="N4">
      <style:table-cell-properties fo:border-bottom="none" style:text-align-source="fix" style:repeat-content="false" fo:border-left="none" fo:border-right="2.35pt double #000000" style:border-line-width-right="0.26mm 0.04mm 0.53mm" fo:border-top="non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0" style:family="table-cell" style:parent-style-name="Default" style:data-style-name="N4">
      <style:table-cell-properties fo:border-bottom="2.35pt double #000000" style:border-line-width-bottom="0.26mm 0.04mm 0.53mm" fo:background-color="#dddddd" fo:border-left="none" fo:border-right="2.35pt double #000000" style:border-line-width-right="0.26mm 0.04mm 0.53mm" fo:border-top="2.35pt double #000000" style:border-line-width-top="0.26mm 0.04mm 0.53mm"/>
      <style:text-properties fo:font-size="12pt" fo:font-weight="bold" style:font-size-asian="12pt" style:font-weight-asian="bold" style:font-size-complex="12pt" style:font-weight-complex="bold"/>
    </style:style>
    <style:style style:name="ce215" style:family="table-cell" style:parent-style-name="Default">
      <style:table-cell-properties fo:border-bottom="none" fo:border-left="none" fo:border-right="2.35pt double #000000" style:border-line-width-right="0.26mm 0.04mm 0.53mm" fo:border-top="2.35pt double #000000" style:border-line-width-top="0.26mm 0.04mm 0.53mm"/>
    </style:style>
    <style:style style:name="ce216" style:family="table-cell" style:parent-style-name="Default">
      <style:table-cell-properties fo:border-bottom="none" fo:border-left="none" fo:border-right="2.35pt double #000000" style:border-line-width-right="0.26mm 0.04mm 0.53mm" fo:border-top="none"/>
    </style:style>
    <style:style style:name="ce217" style:family="table-cell" style:parent-style-name="Default">
      <style:table-cell-properties fo:border-bottom="none" fo:background-color="transparent" fo:border-left="none" fo:border-right="2.35pt double #000000" style:border-line-width-right="0.26mm 0.04mm 0.53mm" fo:border-top="2.35pt double #000000" style:border-line-width-top="0.26mm 0.04mm 0.53mm"/>
      <style:text-properties fo:font-size="12pt" style:font-size-asian="12pt" style:font-size-complex="12pt"/>
    </style:style>
    <style:style style:name="ce221" style:family="table-cell" style:parent-style-name="Default">
      <style:table-cell-properties fo:border-bottom="none" fo:background-color="transparent" fo:border-left="none" fo:border-right="2.35pt double #000000" style:border-line-width-right="0.26mm 0.04mm 0.53mm" fo:border-top="none"/>
      <style:text-properties fo:font-size="12pt" style:font-size-asian="12pt" style:font-size-complex="12pt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6" style:family="table-cell" style:parent-style-name="Default" style:data-style-name="N0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8" style:family="table-cell" style:parent-style-name="Default" style:data-style-name="N0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29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35" style:family="table-cell" style:parent-style-name="Default" style:data-style-name="N0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36" style:family="table-cell" style:parent-style-name="Default" style:data-style-name="N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5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188" style:family="table-cell" style:parent-style-name="Default">
      <style:text-properties style:font-name="Liberation Serif" fo:font-size="12pt" style:font-size-asian="12pt" style:font-size-complex="12pt"/>
    </style:style>
    <style:style style:name="ce239" style:family="table-cell" style:parent-style-name="Default" style:data-style-name="N0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241" style:family="table-cell" style:parent-style-name="Default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43" style:family="table-cell" style:parent-style-name="Default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 style:data-style-name="N36">
      <style:text-properties style:font-name="Liberation Serif" fo:font-size="12pt" style:font-size-asian="12pt" style:font-size-complex="12pt"/>
    </style:style>
    <style:style style:name="ce247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250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251" style:family="table-cell" style:parent-style-name="Default">
      <style:table-cell-properties fo:border-bottom="none" fo:background-color="#dddddd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252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253" style:family="table-cell" style:parent-style-name="Default" style:data-style-name="N11">
      <style:text-properties fo:font-size="9pt" style:font-size-asian="9pt" style:font-size-complex="9pt"/>
    </style:style>
    <style:style style:name="ce254" style:family="table-cell" style:parent-style-name="Default" style:data-style-name="N11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258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style:font-size-asian="9pt" style:font-size-complex="9pt"/>
    </style:style>
    <style:style style:name="ce259" style:family="table-cell" style:parent-style-name="Default" style:data-style-name="N11">
      <style:text-properties style:font-name="Liberation Serif" fo:font-size="9pt" style:font-size-asian="9pt" style:font-size-complex="9pt"/>
    </style:style>
    <style:style style:name="ce260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61" style:family="table-cell" style:parent-style-name="Default" style:data-style-name="N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62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161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6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163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288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28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3"/>
    <style:style style:name="ce291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2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93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294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295" style:family="table-cell" style:parent-style-name="Default" style:data-style-name="N3">
      <style:text-properties fo:font-size="12pt" style:font-size-asian="12pt" style:font-size-complex="12pt"/>
    </style:style>
    <style:style style:name="ce317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318" style:family="table-cell" style:parent-style-name="Default" style:data-style-name="N3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319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320" style:family="table-cell" style:parent-style-name="Default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321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322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323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66" style:family="table-cell" style:parent-style-name="Default" style:data-style-name="N36"/>
    <style:style style:name="ce184" style:family="table-cell" style:parent-style-name="Default" style:data-style-name="N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26" style:family="table-cell" style:parent-style-name="Default" style:data-style-name="N0">
      <style:text-properties fo:font-size="12pt" style:font-size-asian="12pt" style:font-size-complex="12pt"/>
    </style:style>
    <style:style style:name="ce185" style:family="table-cell" style:parent-style-name="Default" style:data-style-name="N36">
      <style:text-properties fo:font-size="12pt" style:font-size-asian="12pt" style:font-size-complex="12pt"/>
    </style:style>
    <style:style style:name="ce73" style:family="table-cell" style:parent-style-name="Default" style:data-style-name="N0"/>
    <style:style style:name="ce75" style:family="table-cell" style:parent-style-name="Default" style:data-style-name="N1"/>
    <style:style style:name="ce58" style:family="table-cell" style:parent-style-name="Default" style:data-style-name="N4">
      <style:text-properties fo:font-size="15pt" style:font-size-asian="15pt" style:font-size-complex="15pt"/>
    </style:style>
    <style:style style:name="ce59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" style:family="table-cell" style:parent-style-name="Excel_20_Built-in_20_Normal" style:data-style-name="N10004">
      <style:table-cell-properties style:rotation-align="none"/>
      <style:text-properties fo:font-size="12pt" style:font-size-asian="12pt" style:font-size-complex="12pt"/>
    </style:style>
    <style:style style:name="ce76" style:family="table-cell" style:parent-style-name="Excel_20_Built-in_20_Normal" style:data-style-name="N10004">
      <style:table-cell-properties style:rotation-align="none"/>
    </style:style>
    <style:style style:name="ce20" style:family="table-cell" style:parent-style-name="Default" style:data-style-name="N4">
      <style:text-properties fo:font-weight="bold" style:font-weight-asian="bold" style:font-weight-complex="bold"/>
    </style:style>
    <style:style style:name="ce61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7" style:family="table-cell" style:parent-style-name="Excel_20_Built-in_20_Normal" style:data-style-name="N10004">
      <style:table-cell-properties fo:background-color="transparent" style:rotation-align="none"/>
    </style:style>
    <style:style style:name="ce67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68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69" style:family="table-cell" style:parent-style-name="Default">
      <style:text-properties fo:font-size="15pt" style:font-size-asian="15pt" style:font-size-complex="15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7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31" style:family="table-cell" style:parent-style-name="Default" style:data-style-name="N36">
      <style:text-properties fo:font-weight="bold" style:font-weight-asian="bold" style:font-weight-complex="bold"/>
    </style:style>
    <style:style style:name="ce368" style:family="table-cell" style:parent-style-name="Excel_20_Built-in_20_Normal" style:data-style-name="N10036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357" style:family="table-cell" style:parent-style-name="Default" style:data-style-name="N36">
      <style:table-cell-properties fo:border="none"/>
    </style:style>
    <style:style style:name="ce348" style:family="table-cell" style:parent-style-name="Default">
      <style:table-cell-properties fo:border="none"/>
    </style:style>
    <style:style style:name="ce371" style:family="table-cell" style:parent-style-name="Excel_20_Built-in_20_Normal" style:data-style-name="N10004">
      <style:table-cell-properties fo:border="none"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72" style:family="table-cell" style:parent-style-name="Defaul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70" style:family="table-cell" style:parent-style-name="Excel_20_Built-in_20_Normal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388" style:family="table-cell" style:parent-style-name="Excel_20_Built-in_20_Normal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90" style:family="table-cell" style:parent-style-name="Default" style:data-style-name="N4">
      <style:table-cell-properties fo:background-color="transparent" fo:border="none"/>
      <style:text-properties style:font-name="Liberation Serif" fo:font-size="12pt" style:font-size-asian="12pt" style:font-size-complex="12pt"/>
    </style:style>
    <style:style style:name="ce367" style:family="table-cell" style:parent-style-name="Excel_20_Built-in_20_Normal">
      <style:table-cell-properties fo:border="none"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74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397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396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83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89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398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PLM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number-columns-repeated="3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2" table:default-cell-style-name="ce15"/>
        <table:table-column table:style-name="co14" table:default-cell-style-name="ce15"/>
        <table:table-column table:style-name="co15" table:number-columns-repeated="1007" table:default-cell-style-name="ce15"/>
        <table:table-row table:style-name="ro1">
          <table:table-cell table:style-name="ce2" office:value-type="date" office:date-value="2019-10-11" calcext:value-type="date">
            <text:p>Cuma 11.Ekim.2019</text:p>
          </table:table-cell>
          <table:table-cell table:style-name="Default"/>
          <table:table-cell table:number-columns-repeated="4"/>
          <table:table-cell table:style-name="Default" table:number-columns-repeated="8"/>
          <table:table-cell table:number-columns-repeated="1010"/>
        </table:table-row>
        <table:table-row table:style-name="ro2">
          <table:table-cell table:style-name="ce19" office:value-type="string" calcext:value-type="string">
            <text:p>2011-2019 YILLARI TOPLAM KİRA GELİRLERİNİN HİSSE ORANLARI</text:p>
          </table:table-cell>
          <table:table-cell table:style-name="ce97"/>
          <table:table-cell table:style-name="ce119" table:number-columns-repeated="3"/>
          <table:table-cell table:style-name="ce171"/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39" office:value-type="date" office:date-value="2018-12-11" calcext:value-type="date">
            <text:p>Salı 11.Aralık.2018</text:p>
          </table:table-cell>
          <table:table-cell table:style-name="Default" table:number-columns-repeated="4"/>
          <table:table-cell table:style-name="ce17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2" office:value-type="string" calcext:value-type="string">
            <text:p>2011-2018</text:p>
          </table:table-cell>
          <table:table-cell table:style-name="ce21" office:value-type="string" calcext:value-type="string">
            <text:p>Ayşe</text:p>
          </table:table-cell>
          <table:table-cell table:style-name="ce21" office:value-type="string" calcext:value-type="string">
            <text:p>Ali </text:p>
          </table:table-cell>
          <table:table-cell table:style-name="ce21" office:value-type="string" calcext:value-type="string">
            <text:p>Atila</text:p>
          </table:table-cell>
          <table:table-cell table:style-name="ce21" office:value-type="string" calcext:value-type="string">
            <text:p>Hacı </text:p>
          </table:table-cell>
          <table:table-cell table:style-name="ce173" office:value-type="string" calcext:value-type="string">
            <text:p>İsmail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3" office:value-type="string" calcext:value-type="string">
            <text:p>Lise kira geliri</text:p>
          </table:table-cell>
          <table:table-cell table:number-columns-repeated="4" table:style-name="ce99" office:value-type="percentage" office:value="0.25" calcext:value-type="percentage">
            <text:p>%25,00</text:p>
          </table:table-cell>
          <table:table-cell table:style-name="ce171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4" table:formula="of:=[Lise.G1]" office:value-type="float" office:value="181628.8" calcext:value-type="float">
            <text:p>181.628,80</text:p>
          </table:table-cell>
          <table:table-cell table:style-name="ce100" table:formula="of:=[.A6]*[.B5]" office:value-type="float" office:value="45407.2" calcext:value-type="float">
            <text:p>45.407,20</text:p>
          </table:table-cell>
          <table:table-cell table:style-name="ce100" table:formula="of:=[.C5]*[.A6]" office:value-type="float" office:value="45407.2" calcext:value-type="float">
            <text:p>45.407,20</text:p>
          </table:table-cell>
          <table:table-cell table:style-name="ce100" table:formula="of:=[.D5]*[.A6]" office:value-type="float" office:value="45407.2" calcext:value-type="float">
            <text:p>45.407,20</text:p>
          </table:table-cell>
          <table:table-cell table:style-name="ce100" table:formula="of:=[.E5]*[.A6]" office:value-type="float" office:value="45407.2" calcext:value-type="float">
            <text:p>45.407,20</text:p>
          </table:table-cell>
          <table:table-cell table:style-name="ce174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5" office:value-type="string" calcext:value-type="string">
            <text:p>Aygaz Kira Geliri</text:p>
          </table:table-cell>
          <table:table-cell table:style-name="Default"/>
          <table:table-cell table:style-name="ce30"/>
          <table:table-cell table:style-name="ce30" office:value-type="percentage" office:value="0.44" calcext:value-type="percentage">
            <text:p>%44,00</text:p>
          </table:table-cell>
          <table:table-cell table:style-name="ce30" office:value-type="percentage" office:value="0.22" calcext:value-type="percentage">
            <text:p>%22,00</text:p>
          </table:table-cell>
          <table:table-cell table:style-name="ce175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6" table:formula="of:=[Aygaz.G1]" office:value-type="float" office:value="18900" calcext:value-type="float">
            <text:p>18.900,00</text:p>
          </table:table-cell>
          <table:table-cell table:style-name="ce24"/>
          <table:table-cell table:style-name="ce12"/>
          <table:table-cell table:style-name="ce12" table:formula="of:=[.D7]*[.A8]" office:value-type="float" office:value="8316" calcext:value-type="float">
            <text:p>8.316,00</text:p>
          </table:table-cell>
          <table:table-cell table:style-name="ce31" table:formula="of:=[.E7]*[.A8]" office:value-type="float" office:value="4158" calcext:value-type="float">
            <text:p>4.158,00</text:p>
          </table:table-cell>
          <table:table-cell table:style-name="ce176" table:formula="of:=[.F7]*[.A8]" office:value-type="float" office:value="6426" calcext:value-type="float">
            <text:p>6.426,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3" office:value-type="string" calcext:value-type="string">
            <text:p>AP Yıkama</text:p>
          </table:table-cell>
          <table:table-cell table:style-name="ce97"/>
          <table:table-cell table:style-name="ce99"/>
          <table:table-cell table:style-name="ce99" office:value-type="percentage" office:value="0.44" calcext:value-type="percentage">
            <text:p>%44,00</text:p>
          </table:table-cell>
          <table:table-cell table:style-name="ce99" office:value-type="percentage" office:value="0.22" calcext:value-type="percentage">
            <text:p>%22,00</text:p>
          </table:table-cell>
          <table:table-cell table:style-name="ce177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4" table:formula="of:=['AP Ykm'.G1]" office:value-type="float" office:value="133900" calcext:value-type="float">
            <text:p>133.900,00</text:p>
          </table:table-cell>
          <table:table-cell table:style-name="ce102"/>
          <table:table-cell table:style-name="ce12"/>
          <table:table-cell table:style-name="ce100" table:formula="of:=[.D9]*[.A10]" office:value-type="float" office:value="58916" calcext:value-type="float">
            <text:p>58.916,00</text:p>
          </table:table-cell>
          <table:table-cell table:style-name="ce100" table:formula="of:=[.E9]*[.A10]" office:value-type="float" office:value="29458" calcext:value-type="float">
            <text:p>29.458,00</text:p>
          </table:table-cell>
          <table:table-cell table:style-name="ce178" table:formula="of:=[.F9]*[.A10]" office:value-type="float" office:value="45526" calcext:value-type="float">
            <text:p>45.526,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5" office:value-type="string" calcext:value-type="string">
            <text:p>AP Milangaz</text:p>
          </table:table-cell>
          <table:table-cell table:style-name="ce103"/>
          <table:table-cell table:style-name="ce123"/>
          <table:table-cell table:style-name="ce123" office:value-type="percentage" office:value="0.44" calcext:value-type="percentage">
            <text:p>%44,00</text:p>
          </table:table-cell>
          <table:table-cell table:style-name="ce123" office:value-type="percentage" office:value="0.22" calcext:value-type="percentage">
            <text:p>%22,00</text:p>
          </table:table-cell>
          <table:table-cell table:style-name="ce179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6" table:formula="of:=[Mlngaz.G1]" office:value-type="float" office:value="29720" calcext:value-type="float">
            <text:p>29.720,00</text:p>
          </table:table-cell>
          <table:table-cell table:style-name="ce104"/>
          <table:table-cell table:style-name="ce124"/>
          <table:table-cell table:style-name="ce124" table:formula="of:=[.D11]*[.A12]" office:value-type="float" office:value="13076.8" calcext:value-type="float">
            <text:p>13.076,80</text:p>
          </table:table-cell>
          <table:table-cell table:style-name="ce124" table:formula="of:=[.E11]*[.A12]" office:value-type="float" office:value="6538.4" calcext:value-type="float">
            <text:p>6.538,40</text:p>
          </table:table-cell>
          <table:table-cell table:style-name="ce180" table:formula="of:=[.F11]*[.A12]" office:value-type="float" office:value="10104.8" calcext:value-type="float">
            <text:p>10.104,8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3" office:value-type="string" calcext:value-type="string">
            <text:p>Hz Depo</text:p>
          </table:table-cell>
          <table:table-cell table:style-name="ce97"/>
          <table:table-cell table:number-columns-repeated="2" table:style-name="ce99" office:value-type="percentage" office:value="0.5" calcext:value-type="percentage">
            <text:p>%50,00</text:p>
          </table:table-cell>
          <table:table-cell table:style-name="ce97"/>
          <table:table-cell table:style-name="ce181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4" table:formula="of:=['Hzr - Snyi'.G1]" office:value-type="float" office:value="21000" calcext:value-type="float">
            <text:p>21.000,00</text:p>
          </table:table-cell>
          <table:table-cell table:style-name="ce105"/>
          <table:table-cell table:style-name="ce100" table:formula="of:=[.C13]*[.A14]" office:value-type="float" office:value="10500" calcext:value-type="float">
            <text:p>10.500,00</text:p>
          </table:table-cell>
          <table:table-cell table:style-name="ce100" table:formula="of:=[.D13]*[.A14]" office:value-type="float" office:value="10500" calcext:value-type="float">
            <text:p>10.500,00</text:p>
          </table:table-cell>
          <table:table-cell table:style-name="ce100"/>
          <table:table-cell table:style-name="ce174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5" office:value-type="string" calcext:value-type="string">
            <text:p>Hz Yıkama</text:p>
          </table:table-cell>
          <table:table-cell table:style-name="Default"/>
          <table:table-cell table:number-columns-repeated="2" table:style-name="ce30" office:value-type="percentage" office:value="0.5" calcext:value-type="percentage">
            <text:p>%50,00</text:p>
          </table:table-cell>
          <table:table-cell table:style-name="Default"/>
          <table:table-cell table:style-name="ce172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6" table:formula="of:=[$'Hzr - Snyi'.G24]" office:value-type="float" office:value="62850" calcext:value-type="float">
            <text:p>62.850,00</text:p>
          </table:table-cell>
          <table:table-cell table:style-name="ce24"/>
          <table:table-cell table:style-name="ce31" table:formula="of:=[.C15]*[.A16]" office:value-type="float" office:value="31425" calcext:value-type="float">
            <text:p>31.425,00</text:p>
          </table:table-cell>
          <table:table-cell table:style-name="ce12" table:formula="of:=[.D15]*[.A16]" office:value-type="float" office:value="31425" calcext:value-type="float">
            <text:p>31.425,00</text:p>
          </table:table-cell>
          <table:table-cell table:style-name="ce24"/>
          <table:table-cell table:style-name="ce18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3" office:value-type="string" calcext:value-type="string">
            <text:p>Sanayi Acentalar</text:p>
          </table:table-cell>
          <table:table-cell table:style-name="ce97"/>
          <table:table-cell table:number-columns-repeated="2" table:style-name="ce99" office:value-type="percentage" office:value="0.5" calcext:value-type="percentage">
            <text:p>%50,00</text:p>
          </table:table-cell>
          <table:table-cell table:style-name="ce97"/>
          <table:table-cell table:style-name="ce181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4" table:formula="of:=[$'Hzr - Snyi'.G14]" office:value-type="float" office:value="34000" calcext:value-type="float">
            <text:p>34.000,00</text:p>
          </table:table-cell>
          <table:table-cell table:style-name="ce105"/>
          <table:table-cell table:style-name="ce100" table:formula="of:=[.C17]*[.A18]" office:value-type="float" office:value="17000" calcext:value-type="float">
            <text:p>17.000,00</text:p>
          </table:table-cell>
          <table:table-cell table:style-name="ce100" table:formula="of:=[.D17]*[.A18]" office:value-type="float" office:value="17000" calcext:value-type="float">
            <text:p>17.000,00</text:p>
          </table:table-cell>
          <table:table-cell table:style-name="ce105"/>
          <table:table-cell table:style-name="ce174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7" table:formula="of:=[.A16]+[.A14]+[.A12]+[.A10]+[.A8]+[.A6]+[.A18]" office:value-type="float" office:value="481998.8" calcext:value-type="float">
            <text:p>481.998,80</text:p>
          </table:table-cell>
          <table:table-cell table:style-name="ce106" table:formula="of:=[.B21]/[.$A$21]" office:value-type="percentage" office:value="0.0942060436664987" calcext:value-type="percentage">
            <text:p>%9,42</text:p>
          </table:table-cell>
          <table:table-cell table:style-name="ce126" table:formula="of:=[.C21]/[.$A$21]" office:value-type="percentage" office:value="0.216457385371084" calcext:value-type="percentage">
            <text:p>%21,65</text:p>
          </table:table-cell>
          <table:table-cell table:style-name="ce126" table:formula="of:=[.D21]/[.$A$21]" office:value-type="percentage" office:value="0.383073567818011" calcext:value-type="percentage">
            <text:p>%38,31</text:p>
          </table:table-cell>
          <table:table-cell table:style-name="ce126" table:formula="of:=[.E21]/[.$A$21]" office:value-type="percentage" office:value="0.177514134889962" calcext:value-type="percentage">
            <text:p>%17,75</text:p>
          </table:table-cell>
          <table:table-cell table:style-name="ce183" table:formula="of:=[.F21]/[.$A$21]" office:value-type="percentage" office:value="0.128748868254444" calcext:value-type="percentage">
            <text:p>%12,8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63" office:value-type="string" calcext:value-type="string">
            <text:p>TOPLAM</text:p>
          </table:table-cell>
          <table:table-cell table:style-name="ce111" office:value-type="string" calcext:value-type="string">
            <text:p>Ayşe</text:p>
          </table:table-cell>
          <table:table-cell table:style-name="ce21" office:value-type="string" calcext:value-type="string">
            <text:p>Ali </text:p>
          </table:table-cell>
          <table:table-cell table:style-name="ce21" office:value-type="string" calcext:value-type="string">
            <text:p>Atila</text:p>
          </table:table-cell>
          <table:table-cell table:style-name="ce21" office:value-type="string" calcext:value-type="string">
            <text:p>Hacı </text:p>
          </table:table-cell>
          <table:table-cell table:style-name="ce173" office:value-type="string" calcext:value-type="string">
            <text:p>İsmail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78" table:formula="of:=SUM([.B21:.F21])" office:value-type="float" office:value="481998.8" calcext:value-type="float">
            <text:p>481.998,80</text:p>
          </table:table-cell>
          <table:table-cell table:style-name="ce78" table:formula="of:=[.B18]+[.B16]+[.B14]+[.B12]+[.B10]+[.B8]+[.B6]" office:value-type="float" office:value="45407.2" calcext:value-type="float">
            <text:p>45.407,20</text:p>
          </table:table-cell>
          <table:table-cell table:style-name="ce127" table:formula="of:=[.C18]+[.C16]+[.C14]+[.C12]+[.C10]+[.C8]+[.C6]" office:value-type="float" office:value="104332.2" calcext:value-type="float">
            <text:p>104.332,20</text:p>
          </table:table-cell>
          <table:table-cell table:style-name="ce127" table:formula="of:=[.D18]+[.D16]+[.D14]+[.D12]+[.D10]+[.D8]+[.D6]" office:value-type="float" office:value="184641" calcext:value-type="float">
            <text:p>184.641,00</text:p>
          </table:table-cell>
          <table:table-cell table:style-name="ce127" table:formula="of:=[.E18]+[.E16]+[.E14]+[.E12]+[.E10]+[.E8]+[.E6]" office:value-type="float" office:value="85561.6" calcext:value-type="float">
            <text:p>85.561,60</text:p>
          </table:table-cell>
          <table:table-cell table:style-name="ce196" table:formula="of:=[.F18]+[.F16]+[.F14]+[.F12]+[.F10]+[.F8]+[.F6]" office:value-type="float" office:value="62056.8" calcext:value-type="float">
            <text:p>62.056,8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4">
          <table:table-cell table:style-name="ce79" office:value-type="string" calcext:value-type="string">
            <text:p>2011-2019 YILLARI KİRA GELİRLERİ VE DÜŞÜLEN HARCAMALAR</text:p>
          </table:table-cell>
          <table:table-cell table:style-name="ce112" table:number-columns-repeated="2"/>
          <table:table-cell table:style-name="ce138"/>
          <table:table-cell table:style-name="ce152"/>
          <table:table-cell table:style-name="ce197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0"/>
          <table:table-cell table:style-name="Default"/>
          <table:table-cell table:style-name="ce134" office:value-type="string" calcext:value-type="string">
            <text:p>GELİR</text:p>
          </table:table-cell>
          <table:table-cell table:style-name="ce134" office:value-type="string" calcext:value-type="string">
            <text:p>GİDER</text:p>
          </table:table-cell>
          <table:table-cell table:style-name="ce134" office:value-type="string" calcext:value-type="string">
            <text:p>BAKİYE</text:p>
          </table:table-cell>
          <table:table-cell table:style-name="ce198"/>
          <table:table-cell table:style-name="Default" table:number-columns-repeated="10"/>
          <table:table-cell table:number-columns-repeated="1008"/>
        </table:table-row>
        <table:table-row table:style-name="ro3">
          <table:table-cell table:style-name="ce81" office:value-type="string" calcext:value-type="string">
            <text:p>Ayşe kira gelirleri</text:p>
          </table:table-cell>
          <table:table-cell table:style-name="ce97"/>
          <table:table-cell table:style-name="ce129" table:formula="of:=[.B21]" office:value-type="float" office:value="45407.2" calcext:value-type="float">
            <text:p>+45.407,20</text:p>
          </table:table-cell>
          <table:table-cell table:style-name="ce142"/>
          <table:table-cell table:style-name="ce142" table:formula="of:=[.C25]-[.D25]" office:value-type="float" office:value="45407.2" calcext:value-type="float">
            <text:p>45.407,20</text:p>
          </table:table-cell>
          <table:table-cell table:style-name="ce199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12"/>
          <table:table-cell table:style-name="ce12" table:formula="of:=[.E25]+[.C26]-[.D26]" office:value-type="float" office:value="49782.2" calcext:value-type="float">
            <text:p>49.782,20</text:p>
          </table:table-cell>
          <table:table-cell table:style-name="ce176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3" office:value-type="string" calcext:value-type="string">
            <text:p>AYŞE KİRA VERGİSİ</text:p>
          </table:table-cell>
          <table:table-cell table:style-name="Default"/>
          <table:table-cell table:style-name="ce12"/>
          <table:table-cell table:style-name="ce143" office:value-type="float" office:value="949.9" calcext:value-type="float">
            <text:p>-949,90</text:p>
          </table:table-cell>
          <table:table-cell table:style-name="ce12" table:formula="of:=[.E26]+[.C27]-[.D27]" office:value-type="float" office:value="48832.3" calcext:value-type="float">
            <text:p>48.832,30</text:p>
          </table:table-cell>
          <table:table-cell table:style-name="ce176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2" office:value-type="string" calcext:value-type="string">
            <text:p>kombi</text:p>
          </table:table-cell>
          <table:table-cell table:style-name="Default"/>
          <table:table-cell table:style-name="ce12"/>
          <table:table-cell table:style-name="ce37" office:value-type="float" office:value="5720" calcext:value-type="float">
            <text:p>-5.720,00</text:p>
          </table:table-cell>
          <table:table-cell table:style-name="ce12" table:formula="of:=[.E27]+[.C28]-[.D28]" office:value-type="float" office:value="43112.3" calcext:value-type="float">
            <text:p>43.112,30</text:p>
          </table:table-cell>
          <table:table-cell table:style-name="ce17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2" office:value-type="string" calcext:value-type="string">
            <text:p>2019 kirası havale</text:p>
          </table:table-cell>
          <table:table-cell table:style-name="Default"/>
          <table:table-cell table:style-name="ce12"/>
          <table:table-cell table:style-name="ce37" office:value-type="float" office:value="9750" calcext:value-type="float">
            <text:p>-9.750,00</text:p>
          </table:table-cell>
          <table:table-cell table:style-name="ce12" table:formula="of:=[.E28]+[.C29]-[.D29]" office:value-type="float" office:value="33362.3" calcext:value-type="float">
            <text:p>33.362,30</text:p>
          </table:table-cell>
          <table:table-cell table:style-name="ce172"/>
          <table:table-cell/>
          <table:table-cell table:style-name="Default" table:number-columns-repeated="10"/>
          <table:table-cell table:number-columns-repeated="1007"/>
        </table:table-row>
        <table:table-row table:style-name="ro3">
          <table:table-cell table:style-name="ce84" office:value-type="string" calcext:value-type="string">
            <text:p>2019 hacıdan havale</text:p>
          </table:table-cell>
          <table:table-cell table:style-name="ce102"/>
          <table:table-cell table:style-name="ce100"/>
          <table:table-cell table:style-name="ce145" office:value-type="float" office:value="5250" calcext:value-type="float">
            <text:p>-5.250,00</text:p>
          </table:table-cell>
          <table:table-cell table:style-name="ce100" table:formula="of:=[.E29]+[.C30]-[.D30]" office:value-type="float" office:value="28112.3" calcext:value-type="float">
            <text:p>28.112,30</text:p>
          </table:table-cell>
          <table:table-cell table:style-name="ce200" table:formula="of:=[.E30]" office:value-type="float" office:value="28112.3" calcext:value-type="float">
            <text:p>28.112,30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5" office:value-type="string" calcext:value-type="string">
            <text:p>Ali kira gelirleri</text:p>
          </table:table-cell>
          <table:table-cell table:style-name="ce112"/>
          <table:table-cell table:style-name="ce133" table:formula="of:=[.C21]" office:value-type="float" office:value="104332.2" calcext:value-type="float">
            <text:p>+104.332,20</text:p>
          </table:table-cell>
          <table:table-cell table:style-name="ce146"/>
          <table:table-cell table:style-name="ce153" table:formula="of:=[.C31]-[.D31]" office:value-type="float" office:value="104332.2" calcext:value-type="float">
            <text:p>104.332,20</text:p>
          </table:table-cell>
          <table:table-cell table:style-name="ce201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6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37"/>
          <table:table-cell table:style-name="ce12" table:formula="of:=[.E31]+[.C32]-[.D32]" office:value-type="float" office:value="108707.2" calcext:value-type="float">
            <text:p>108.707,20</text:p>
          </table:table-cell>
          <table:table-cell table:style-name="ce20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7" office:value-type="string" calcext:value-type="string">
            <text:p>kombi</text:p>
          </table:table-cell>
          <table:table-cell table:style-name="ce114"/>
          <table:table-cell table:style-name="ce117"/>
          <table:table-cell table:style-name="ce147" office:value-type="float" office:value="3000" calcext:value-type="float">
            <text:p>-3.000,00</text:p>
          </table:table-cell>
          <table:table-cell table:style-name="ce117" table:formula="of:=[.E32]+[.C33]-[.D33]" office:value-type="float" office:value="105707.2" calcext:value-type="float">
            <text:p>105.707,20</text:p>
          </table:table-cell>
          <table:table-cell table:style-name="ce203" table:formula="of:=[.E33]" office:value-type="float" office:value="105707.2" calcext:value-type="float">
            <text:p>105.707,20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5" office:value-type="string" calcext:value-type="string">
            <text:p>Atila kira geliri</text:p>
          </table:table-cell>
          <table:table-cell table:style-name="ce112"/>
          <table:table-cell table:style-name="ce133" table:formula="of:=[.D21]" office:value-type="float" office:value="184641" calcext:value-type="float">
            <text:p>+184.641,00</text:p>
          </table:table-cell>
          <table:table-cell table:style-name="ce146"/>
          <table:table-cell table:style-name="ce153" table:formula="of:=[.C34]-[.D34]" office:value-type="float" office:value="184641" calcext:value-type="float">
            <text:p>184.641,00</text:p>
          </table:table-cell>
          <table:table-cell table:style-name="ce201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7" office:value-type="string" calcext:value-type="string">
            <text:p>babamın banka hesabından</text:p>
          </table:table-cell>
          <table:table-cell table:style-name="ce114"/>
          <table:table-cell table:style-name="ce135" office:value-type="float" office:value="4375" calcext:value-type="float">
            <text:p>+4.375,00</text:p>
          </table:table-cell>
          <table:table-cell table:style-name="ce147"/>
          <table:table-cell table:style-name="ce117" table:formula="of:=[.E34]+[.C35]-[.D35]" office:value-type="float" office:value="189016" calcext:value-type="float">
            <text:p>189.016,00</text:p>
          </table:table-cell>
          <table:table-cell table:style-name="ce203" table:formula="of:=[.E35]" office:value-type="float" office:value="189016" calcext:value-type="float">
            <text:p>189.016,00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5" office:value-type="string" calcext:value-type="string">
            <text:p>hacı kira geliri</text:p>
          </table:table-cell>
          <table:table-cell table:style-name="ce112"/>
          <table:table-cell table:style-name="ce133" table:formula="of:=[.E21]" office:value-type="float" office:value="85561.6" calcext:value-type="float">
            <text:p>+85.561,60</text:p>
          </table:table-cell>
          <table:table-cell table:style-name="ce146"/>
          <table:table-cell table:style-name="ce153" table:formula="of:=[.C36]-[.D36]" office:value-type="float" office:value="85561.6" calcext:value-type="float">
            <text:p>85.561,60</text:p>
          </table:table-cell>
          <table:table-cell table:style-name="ce205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86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37"/>
          <table:table-cell table:style-name="ce12" table:formula="of:=[.E36]+[.C37]-[.D37]" office:value-type="float" office:value="89936.6" calcext:value-type="float">
            <text:p>89.936,60</text:p>
          </table:table-cell>
          <table:table-cell table:style-name="ce206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88" office:value-type="string" calcext:value-type="string">
            <text:p>kombi</text:p>
          </table:table-cell>
          <table:table-cell table:style-name="ce114"/>
          <table:table-cell table:style-name="ce135"/>
          <table:table-cell table:style-name="ce148" office:value-type="float" office:value="3000" calcext:value-type="float">
            <text:p>-3.000,00</text:p>
          </table:table-cell>
          <table:table-cell table:style-name="ce117" table:formula="of:=[.E37]+[.C38]-[.D38]" office:value-type="float" office:value="86936.6" calcext:value-type="float">
            <text:p>86.936,60</text:p>
          </table:table-cell>
          <table:table-cell table:style-name="ce207" table:formula="of:=[.E38]" office:value-type="float" office:value="86936.6" calcext:value-type="float">
            <text:p>86.936,60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89" office:value-type="string" calcext:value-type="string">
            <text:p>İsmail Balcı kira geliri</text:p>
          </table:table-cell>
          <table:table-cell table:style-name="ce115"/>
          <table:table-cell table:style-name="ce136" table:formula="of:=[.F21]" office:value-type="float" office:value="62056.8" calcext:value-type="float">
            <text:p>+62.056,80</text:p>
          </table:table-cell>
          <table:table-cell table:style-name="ce150"/>
          <table:table-cell table:style-name="ce150" table:formula="of:=[.C39]-[.D39]" office:value-type="float" office:value="62056.8" calcext:value-type="float">
            <text:p>62.056,80</text:p>
          </table:table-cell>
          <table:table-cell table:style-name="ce208" table:formula="of:=[.E39]" office:value-type="float" office:value="62056.8" calcext:value-type="float">
            <text:p>62.056,80</text:p>
          </table:table-cell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86"/>
          <table:table-cell table:style-name="Default"/>
          <table:table-cell table:style-name="ce34"/>
          <table:table-cell table:style-name="ce12"/>
          <table:table-cell table:style-name="ce154" office:value-type="string" calcext:value-type="string">
            <text:p>KASA</text:p>
          </table:table-cell>
          <table:table-cell table:style-name="ce209"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90" office:value-type="string" calcext:value-type="string">
            <text:p>TOPLAMLAR</text:p>
          </table:table-cell>
          <table:table-cell table:style-name="ce114"/>
          <table:table-cell table:style-name="ce137" table:formula="of:=SUM([.C25:.C39])" office:value-type="float" office:value="499498.8" calcext:value-type="float">
            <text:p>+499.498,80</text:p>
          </table:table-cell>
          <table:table-cell table:style-name="ce151" table:formula="of:=SUM([.D25:.D39])" office:value-type="float" office:value="27669.9" calcext:value-type="float">
            <text:p>-27.669,90</text:p>
          </table:table-cell>
          <table:table-cell table:style-name="ce165" table:formula="of:=[.C41]-[.D41]" office:value-type="float" office:value="471828.9" calcext:value-type="float">
            <text:p>471.828,90</text:p>
          </table:table-cell>
          <table:table-cell table:style-name="ce210" table:formula="of:=SUM([.F25:.F39])" office:value-type="float" office:value="471828.9" calcext:value-type="float">
            <text:p>471.828,90</text:p>
          </table:table-cell>
          <table:table-cell table:style-name="Default" table:number-columns-repeated="9"/>
          <table:table-cell table:number-columns-repeated="1009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10"/>
          <table:table-cell table:number-columns-repeated="1009"/>
        </table:table-row>
        <table:table-row table:style-name="ro3">
          <table:table-cell table:style-name="ce85" office:value-type="string" calcext:value-type="string">
            <text:p>DOĞUŞ -KİRA HESABI</text:p>
          </table:table-cell>
          <table:table-cell table:style-name="ce112"/>
          <table:table-cell table:style-name="ce138" table:number-columns-repeated="2"/>
          <table:table-cell table:style-name="ce166" office:value-type="string" calcext:value-type="string">
            <text:p>DOĞUŞ KASA</text:p>
          </table:table-cell>
          <table:table-cell table:style-name="ce215"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86" office:value-type="string" calcext:value-type="string">
            <text:p>Doğuşa kiralardan gelen</text:p>
          </table:table-cell>
          <table:table-cell table:style-name="Default"/>
          <table:table-cell table:style-name="ce12" table:formula="of:=[.E41]" office:value-type="float" office:value="471828.9" calcext:value-type="float">
            <text:p>471.828,90</text:p>
          </table:table-cell>
          <table:table-cell/>
          <table:table-cell table:style-name="ce165" table:formula="of:=[.C44]" office:value-type="float" office:value="471828.9" calcext:value-type="float">
            <text:p>471.828,90</text:p>
          </table:table-cell>
          <table:table-cell table:style-name="ce216"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86" office:value-type="string" calcext:value-type="string">
            <text:p>Selanik ödenen</text:p>
          </table:table-cell>
          <table:table-cell/>
          <table:table-cell table:style-name="Default"/>
          <table:table-cell table:style-name="ce12" table:formula="of:=[$SELANİK.G13]" office:value-type="float" office:value="0" calcext:value-type="float">
            <text:p>0,00</text:p>
          </table:table-cell>
          <table:table-cell table:style-name="ce12" table:formula="of:=[.E44]+[.C45]-[.D45]" office:value-type="float" office:value="471828.9" calcext:value-type="float">
            <text:p>471.828,90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87" office:value-type="string" calcext:value-type="string">
            <text:p>Doğuş 2017 kapanış borcu</text:p>
          </table:table-cell>
          <table:table-cell table:style-name="ce117" table:number-columns-repeated="2"/>
          <table:table-cell table:style-name="ce117" table:formula="of:=[#REF!]*-1" office:value-type="string" office:string-value="" calcext:value-type="error">
            <text:p>#REF!</text:p>
          </table:table-cell>
          <table:table-cell table:style-name="ce117" table:formula="of:=[.E45]+[.C46]-[.D46]" office:value-type="string" office:string-value="" calcext:value-type="error">
            <text:p>#REF!</text:p>
          </table:table-cell>
          <table:table-cell table:style-name="ce207" table:formula="of:=[.E46]" office:value-type="string" office:string-value="" calcext:value-type="error">
            <text:p>#REF!</text:p>
          </table:table-cell>
          <table:table-cell table:number-columns-repeated="1018"/>
        </table:table-row>
        <table:table-row table:style-name="ro3">
          <table:table-cell table:style-name="ce92"/>
          <table:table-cell table:style-name="ce18"/>
          <table:table-cell table:style-name="ce16" table:number-columns-repeated="2"/>
          <table:table-cell table:style-name="ce12"/>
          <table:table-cell table:style-name="ce18"/>
          <table:table-cell table:number-columns-repeated="1018"/>
        </table:table-row>
        <table:table-row table:style-name="ro3">
          <table:table-cell table:style-name="ce93" office:value-type="string" calcext:value-type="string">
            <text:p>2019 YILI SONU HACI MURAT TOPLAM HESABI</text:p>
          </table:table-cell>
          <table:table-cell table:style-name="ce118" table:number-columns-repeated="3"/>
          <table:table-cell table:style-name="ce153"/>
          <table:table-cell table:style-name="ce217"/>
          <table:table-cell table:number-columns-repeated="1018"/>
        </table:table-row>
        <table:table-row table:style-name="ro3">
          <table:table-cell table:style-name="ce94" office:value-type="string" calcext:value-type="string">
            <text:p>Selaniğe DOĞUŞTAN KALAN BORÇ</text:p>
          </table:table-cell>
          <table:table-cell table:style-name="Default"/>
          <table:table-cell table:style-name="ce64"/>
          <table:table-cell table:style-name="ce12" table:formula="of:=[$SELANİK.G18]" office:value-type="float" office:value="0" calcext:value-type="float">
            <text:p>0,00</text:p>
          </table:table-cell>
          <table:table-cell table:style-name="ce12" table:formula="of:=[.D49]" office:value-type="float" office:value="0" calcext:value-type="float">
            <text:p>0,00</text:p>
          </table:table-cell>
          <table:table-cell table:style-name="ce221"/>
          <table:table-cell table:number-columns-repeated="1018"/>
        </table:table-row>
        <table:table-row table:style-name="ro3">
          <table:table-cell table:style-name="ce95" office:value-type="string" calcext:value-type="string">
            <text:p>Ayşe BALCI ya 2011-2019 kira borcu</text:p>
          </table:table-cell>
          <table:table-cell table:style-name="ce114"/>
          <table:table-cell table:style-name="ce141"/>
          <table:table-cell table:style-name="ce117" table:formula="of:=[$TPLM.F30]*-1" office:value-type="float" office:value="-28112.3" calcext:value-type="float">
            <text:p>-28.112,30</text:p>
          </table:table-cell>
          <table:table-cell table:style-name="ce117" table:formula="of:=[.E49]+[.D50]+[.C50]" office:value-type="float" office:value="-28112.3" calcext:value-type="float">
            <text:p>-28.112,30</text:p>
          </table:table-cell>
          <table:table-cell table:style-name="ce207" table:formula="of:=[.E50]" office:value-type="float" office:value="-28112.3" calcext:value-type="float">
            <text:p>-28.112,30</text:p>
          </table:table-cell>
          <table:table-cell table:number-columns-repeated="1018"/>
        </table:table-row>
        <table:table-row table:style-name="ro1" table:number-rows-repeated="3">
          <table:table-cell table:style-name="ce18" table:number-columns-repeated="2"/>
          <table:table-cell table:style-name="ce16"/>
          <table:table-cell table:style-name="ce18"/>
          <table:table-cell table:style-name="ce170"/>
          <table:table-cell table:style-name="ce18"/>
          <table:table-cell table:number-columns-repeated="1018"/>
        </table:table-row>
        <table:table-row table:style-name="ro1">
          <table:table-cell table:style-name="ce18" table:number-columns-repeated="6"/>
          <table:table-cell table:number-columns-repeated="1018"/>
        </table:table-row>
        <table:table-row table:style-name="ro1">
          <table:table-cell table:style-name="ce18" table:number-columns-repeated="3"/>
          <table:table-cell table:style-name="ce16"/>
          <table:table-cell table:style-name="ce18" table:number-columns-repeated="2"/>
          <table:table-cell table:number-columns-repeated="1018"/>
        </table:table-row>
        <table:table-row table:style-name="ro1">
          <table:table-cell table:style-name="ce18" table:number-columns-repeated="3"/>
          <table:table-cell table:style-name="ce16"/>
          <table:table-cell table:style-name="ce169"/>
          <table:table-cell table:style-name="ce18"/>
          <table:table-cell table:number-columns-repeated="1018"/>
        </table:table-row>
        <table:table-row table:style-name="ro1">
          <table:table-cell table:style-name="ce18" table:number-columns-repeated="4"/>
          <table:table-cell table:style-name="ce169"/>
          <table:table-cell table:style-name="ce18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169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170"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Çizelge14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253"/>
        <table:table-column table:style-name="co19" table:default-cell-style-name="ce164"/>
        <table:table-column table:style-name="co20" table:default-cell-style-name="ce164"/>
        <table:table-column table:style-name="co21" table:default-cell-style-name="ce295"/>
        <table:table-column table:style-name="co22" table:default-cell-style-name="ce64"/>
        <table:table-row table:style-name="ro2">
          <table:table-cell table:style-name="ce1" office:value-type="string" calcext:value-type="string">
            <text:p>2011-2019 Kira Bedelleri ve Ödemeleri-TL</text:p>
          </table:table-cell>
          <table:table-cell table:number-columns-repeated="2"/>
          <table:table-cell table:style-name="ce161" table:formula="of:=SUM([.D4:.D50])" office:value-type="float" office:value="1052322" calcext:value-type="float">
            <text:p>1.052.322</text:p>
          </table:table-cell>
          <table:table-cell table:style-name="ce161" table:formula="of:=SUM([.E4:.E49])" office:value-type="float" office:value="518931" calcext:value-type="float">
            <text:p>518.931</text:p>
          </table:table-cell>
          <table:table-cell table:style-name="ce161" table:formula="of:=SUM([.F4:.F50])" office:value-type="float" office:value="14460" calcext:value-type="float">
            <text:p>14.460</text:p>
          </table:table-cell>
          <table:table-cell/>
        </table:table-row>
        <table:table-row table:style-name="ro2">
          <table:table-cell table:style-name="ce1"/>
          <table:table-cell table:number-columns-repeated="2"/>
          <table:table-cell table:style-name="ce161"/>
          <table:table-cell table:style-name="ce291" office:value-type="string" calcext:value-type="string">
            <text:p>Alınan</text:p>
          </table:table-cell>
          <table:table-cell table:style-name="ce161"/>
          <table:table-cell/>
        </table:table-row>
        <table:table-row table:style-name="ro3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254"/>
          <table:table-cell table:style-name="ce162" office:value-type="string" calcext:value-type="string">
            <text:p>Kira Bedeli</text:p>
          </table:table-cell>
          <table:table-cell table:style-name="ce292" office:value-type="string" calcext:value-type="string">
            <text:p>Ödeme</text:p>
          </table:table-cell>
          <table:table-cell table:style-name="ce293" office:value-type="string" calcext:value-type="string">
            <text:p>Ödnmyn</text:p>
          </table:table-cell>
          <table:table-cell/>
        </table:table-row>
        <table:table-row table:style-name="ro3">
          <table:table-cell table:style-name="ce226" office:value-type="float" office:value="2011" calcext:value-type="float">
            <text:p>2011</text:p>
          </table:table-cell>
          <table:table-cell table:style-name="ce247" office:value-type="string" calcext:value-type="string">
            <text:p>Sanayi Acenta kira bedeli</text:p>
          </table:table-cell>
          <table:table-cell table:style-name="ce258"/>
          <table:table-cell table:number-columns-repeated="2" table:style-name="ce266" office:value-type="float" office:value="7500" calcext:value-type="float">
            <text:p>7.500</text:p>
          </table:table-cell>
          <table:table-cell table:style-name="ce294"/>
          <table:table-cell table:style-name="ce318" table:formula="of:=[.E4]" office:value-type="float" office:value="7500" calcext:value-type="float">
            <text:p>7.500</text:p>
          </table:table-cell>
        </table:table-row>
        <table:table-row table:style-name="ro3">
          <table:table-cell table:style-name="ce228" office:value-type="float" office:value="2011" calcext:value-type="float">
            <text:p>2011</text:p>
          </table:table-cell>
          <table:table-cell table:style-name="ce188" office:value-type="string" calcext:value-type="string">
            <text:p>Taha İnşaat Kira Bedeli</text:p>
          </table:table-cell>
          <table:table-cell table:style-name="ce259"/>
          <table:table-cell table:number-columns-repeated="2" table:style-name="ce163" office:value-type="float" office:value="4500" calcext:value-type="float">
            <text:p>4.500</text:p>
          </table:table-cell>
          <table:table-cell/>
          <table:table-cell table:style-name="ce319" table:formula="of:=[.G4]+[.E5]" office:value-type="float" office:value="12000" calcext:value-type="float">
            <text:p>12000</text:p>
          </table:table-cell>
        </table:table-row>
        <table:table-row table:style-name="ro3">
          <table:table-cell table:style-name="ce228" office:value-type="float" office:value="2011" calcext:value-type="float">
            <text:p>2011</text:p>
          </table:table-cell>
          <table:table-cell table:style-name="ce188" office:value-type="string" calcext:value-type="string">
            <text:p>Hızarhane Yıkama </text:p>
          </table:table-cell>
          <table:table-cell table:style-name="ce259"/>
          <table:table-cell table:number-columns-repeated="2" table:style-name="ce163" office:value-type="float" office:value="7200" calcext:value-type="float">
            <text:p>7.200</text:p>
          </table:table-cell>
          <table:table-cell/>
          <table:table-cell table:style-name="ce319" table:formula="of:=[.G5]+[.E6]" office:value-type="float" office:value="19200" calcext:value-type="float">
            <text:p>19200</text:p>
          </table:table-cell>
        </table:table-row>
        <table:table-row table:style-name="ro3">
          <table:table-cell table:style-name="ce228" office:value-type="float" office:value="2011" calcext:value-type="float">
            <text:p>2011</text:p>
          </table:table-cell>
          <table:table-cell table:style-name="ce188" office:value-type="string" calcext:value-type="string">
            <text:p>Ali Paşa Yıkama Adem Kesici </text:p>
          </table:table-cell>
          <table:table-cell table:style-name="ce259"/>
          <table:table-cell table:number-columns-repeated="2" table:style-name="ce163" office:value-type="float" office:value="9500" calcext:value-type="float">
            <text:p>9.500</text:p>
          </table:table-cell>
          <table:table-cell/>
          <table:table-cell table:style-name="ce319" table:formula="of:=[.G6]+[.E7]" office:value-type="float" office:value="28700" calcext:value-type="float">
            <text:p>28700</text:p>
          </table:table-cell>
        </table:table-row>
        <table:table-row table:style-name="ro3">
          <table:table-cell table:style-name="ce229" office:value-type="float" office:value="2011" calcext:value-type="float">
            <text:p>2011</text:p>
          </table:table-cell>
          <table:table-cell table:style-name="ce188" office:value-type="string" calcext:value-type="string">
            <text:p><text:span text:style-name="T1">Ali Paşa Aygaz </text:span>kira bedeli</text:p>
          </table:table-cell>
          <table:table-cell table:style-name="ce259"/>
          <table:table-cell table:number-columns-repeated="2" table:style-name="ce163" office:value-type="float" office:value="1000" calcext:value-type="float">
            <text:p>1.000</text:p>
          </table:table-cell>
          <table:table-cell/>
          <table:table-cell table:style-name="ce319" table:formula="of:=[.G7]+[.E8]" office:value-type="float" office:value="29700" calcext:value-type="float">
            <text:p>29700</text:p>
          </table:table-cell>
        </table:table-row>
        <table:table-row table:style-name="ro3">
          <table:table-cell table:style-name="ce235" office:value-type="float" office:value="2011" calcext:value-type="float">
            <text:p>2011</text:p>
          </table:table-cell>
          <table:table-cell table:style-name="ce250" office:value-type="string" calcext:value-type="string">
            <text:p>Lise Arkası Dursun Çalışkan </text:p>
          </table:table-cell>
          <table:table-cell table:style-name="ce260" table:formula="of:=SUM([.E4:.E9])" office:value-type="float" office:value="38500" calcext:value-type="float">
            <text:p>38.500</text:p>
          </table:table-cell>
          <table:table-cell table:number-columns-repeated="2" table:style-name="ce288" office:value-type="float" office:value="8800" calcext:value-type="float">
            <text:p>8.800</text:p>
          </table:table-cell>
          <table:table-cell table:style-name="ce317"/>
          <table:table-cell table:style-name="ce320" table:formula="of:=[.G8]+[.E9]" office:value-type="float" office:value="38500" calcext:value-type="float">
            <text:p>38500</text:p>
          </table:table-cell>
        </table:table-row>
        <table:table-row table:style-name="ro3">
          <table:table-cell table:style-name="ce236" office:value-type="float" office:value="2012" calcext:value-type="float">
            <text:p>2012</text:p>
          </table:table-cell>
          <table:table-cell table:style-name="ce247" office:value-type="string" calcext:value-type="string">
            <text:p>Sanayi Acenta kira bedeli</text:p>
          </table:table-cell>
          <table:table-cell table:style-name="ce258"/>
          <table:table-cell table:number-columns-repeated="2" table:style-name="ce266" office:value-type="float" office:value="8000" calcext:value-type="float">
            <text:p>8.000</text:p>
          </table:table-cell>
          <table:table-cell table:style-name="ce294"/>
          <table:table-cell table:style-name="ce321" table:formula="of:=[.G9]+[.E10]" office:value-type="float" office:value="46500" calcext:value-type="float">
            <text:p>46500</text:p>
          </table:table-cell>
        </table:table-row>
        <table:table-row table:style-name="ro3">
          <table:table-cell table:style-name="ce255" office:value-type="float" office:value="2012" calcext:value-type="float">
            <text:p>2012</text:p>
          </table:table-cell>
          <table:table-cell table:style-name="ce188" office:value-type="string" calcext:value-type="string">
            <text:p>Taha İnşaat Kira Bedeli</text:p>
          </table:table-cell>
          <table:table-cell table:style-name="ce259"/>
          <table:table-cell table:number-columns-repeated="2" table:style-name="ce163" office:value-type="float" office:value="5000" calcext:value-type="float">
            <text:p>5.000</text:p>
          </table:table-cell>
          <table:table-cell/>
          <table:table-cell table:formula="of:=[.G10]+[.E11]" office:value-type="float" office:value="51500" calcext:value-type="float">
            <text:p>51500</text:p>
          </table:table-cell>
        </table:table-row>
        <table:table-row table:style-name="ro3">
          <table:table-cell table:style-name="ce255" office:value-type="float" office:value="2012" calcext:value-type="float">
            <text:p>2012</text:p>
          </table:table-cell>
          <table:table-cell table:style-name="ce188" office:value-type="string" calcext:value-type="string">
            <text:p>Hızarhane Yıkama </text:p>
          </table:table-cell>
          <table:table-cell table:style-name="ce259"/>
          <table:table-cell table:number-columns-repeated="2" table:style-name="ce163" office:value-type="float" office:value="7900" calcext:value-type="float">
            <text:p>7.900</text:p>
          </table:table-cell>
          <table:table-cell/>
          <table:table-cell table:formula="of:=[.G11]+[.E12]" office:value-type="float" office:value="59400" calcext:value-type="float">
            <text:p>59400</text:p>
          </table:table-cell>
        </table:table-row>
        <table:table-row table:style-name="ro3">
          <table:table-cell table:style-name="ce255" office:value-type="float" office:value="2012" calcext:value-type="float">
            <text:p>2012</text:p>
          </table:table-cell>
          <table:table-cell table:style-name="ce188" office:value-type="string" calcext:value-type="string">
            <text:p>Ali Paşa Yıkama Adem Kesici </text:p>
          </table:table-cell>
          <table:table-cell table:style-name="ce259"/>
          <table:table-cell table:number-columns-repeated="2" table:style-name="ce163" office:value-type="float" office:value="10000" calcext:value-type="float">
            <text:p>10.000</text:p>
          </table:table-cell>
          <table:table-cell/>
          <table:table-cell table:formula="of:=[.G12]+[.E13]" office:value-type="float" office:value="69400" calcext:value-type="float">
            <text:p>69400</text:p>
          </table:table-cell>
        </table:table-row>
        <table:table-row table:style-name="ro3">
          <table:table-cell table:style-name="ce188" office:value-type="float" office:value="2012" calcext:value-type="float">
            <text:p>2012</text:p>
          </table:table-cell>
          <table:table-cell table:style-name="ce188" office:value-type="string" calcext:value-type="string">
            <text:p>Ali Paşa Aygaz kira bedeli</text:p>
          </table:table-cell>
          <table:table-cell table:style-name="ce259"/>
          <table:table-cell table:number-columns-repeated="2" table:style-name="ce163" office:value-type="float" office:value="450" calcext:value-type="float">
            <text:p>450</text:p>
          </table:table-cell>
          <table:table-cell/>
          <table:table-cell table:formula="of:=[.G13]+[.E14]" office:value-type="float" office:value="69850" calcext:value-type="float">
            <text:p>69850</text:p>
          </table:table-cell>
        </table:table-row>
        <table:table-row table:style-name="ro3">
          <table:table-cell table:style-name="ce239" office:value-type="float" office:value="2012" calcext:value-type="float">
            <text:p>2012</text:p>
          </table:table-cell>
          <table:table-cell table:style-name="ce250" office:value-type="string" calcext:value-type="string">
            <text:p>Lise Arkası Ahmet Çalışkan </text:p>
          </table:table-cell>
          <table:table-cell table:style-name="ce260" table:formula="of:=SUM([.E10:.E15])" office:value-type="float" office:value="54950" calcext:value-type="float">
            <text:p>54.950</text:p>
          </table:table-cell>
          <table:table-cell table:number-columns-repeated="2" table:style-name="ce288" office:value-type="float" office:value="23600" calcext:value-type="float">
            <text:p>23.600</text:p>
          </table:table-cell>
          <table:table-cell table:style-name="ce317"/>
          <table:table-cell table:style-name="ce322" table:formula="of:=[.G14]+[.E15]" office:value-type="float" office:value="93450" calcext:value-type="float">
            <text:p>93450</text:p>
          </table:table-cell>
        </table:table-row>
        <table:table-row table:style-name="ro3">
          <table:table-cell table:style-name="ce226" office:value-type="float" office:value="2013" calcext:value-type="float">
            <text:p>2013</text:p>
          </table:table-cell>
          <table:table-cell table:style-name="ce247" office:value-type="string" calcext:value-type="string">
            <text:p>Sanayi Acenta kira bedeli</text:p>
          </table:table-cell>
          <table:table-cell table:style-name="ce258"/>
          <table:table-cell table:number-columns-repeated="2" table:style-name="ce266" office:value-type="float" office:value="8500" calcext:value-type="float">
            <text:p>8.500</text:p>
          </table:table-cell>
          <table:table-cell table:style-name="ce294"/>
          <table:table-cell table:style-name="ce323" table:formula="of:=[.G15]+[.E16]" office:value-type="float" office:value="101950" calcext:value-type="float">
            <text:p>101950</text:p>
          </table:table-cell>
        </table:table-row>
        <table:table-row table:style-name="ro3">
          <table:table-cell table:style-name="ce228" office:value-type="float" office:value="2013" calcext:value-type="float">
            <text:p>2013</text:p>
          </table:table-cell>
          <table:table-cell table:style-name="ce188" office:value-type="string" calcext:value-type="string">
            <text:p>Taha İnşaat Kira Bedeli</text:p>
          </table:table-cell>
          <table:table-cell table:style-name="ce261"/>
          <table:table-cell table:number-columns-repeated="2" table:style-name="ce163" office:value-type="float" office:value="5500" calcext:value-type="float">
            <text:p>5.500</text:p>
          </table:table-cell>
          <table:table-cell/>
          <table:table-cell table:style-name="ce319" table:formula="of:=[.G16]+[.E17]" office:value-type="float" office:value="107450" calcext:value-type="float">
            <text:p>107450</text:p>
          </table:table-cell>
        </table:table-row>
        <table:table-row table:style-name="ro3">
          <table:table-cell table:style-name="ce228" office:value-type="float" office:value="2013" calcext:value-type="float">
            <text:p>2013</text:p>
          </table:table-cell>
          <table:table-cell table:style-name="ce188" office:value-type="string" calcext:value-type="string">
            <text:p>Hızarhane Yıkama </text:p>
          </table:table-cell>
          <table:table-cell table:style-name="ce259"/>
          <table:table-cell table:number-columns-repeated="2" table:style-name="ce163" office:value-type="float" office:value="8500" calcext:value-type="float">
            <text:p>8.500</text:p>
          </table:table-cell>
          <table:table-cell/>
          <table:table-cell table:style-name="ce319" table:formula="of:=[.G17]+[.E18]" office:value-type="float" office:value="115950" calcext:value-type="float">
            <text:p>115950</text:p>
          </table:table-cell>
        </table:table-row>
        <table:table-row table:style-name="ro3">
          <table:table-cell table:style-name="ce228" office:value-type="float" office:value="2013" calcext:value-type="float">
            <text:p>2013</text:p>
          </table:table-cell>
          <table:table-cell table:style-name="ce188" office:value-type="string" calcext:value-type="string">
            <text:p>Ali Paşa Yıkama Adem Kesici </text:p>
          </table:table-cell>
          <table:table-cell table:style-name="ce259"/>
          <table:table-cell table:number-columns-repeated="2" table:style-name="ce163" office:value-type="float" office:value="9000" calcext:value-type="float">
            <text:p>9.000</text:p>
          </table:table-cell>
          <table:table-cell/>
          <table:table-cell table:style-name="ce319" table:formula="of:=[.G18]+[.E19]" office:value-type="float" office:value="124950" calcext:value-type="float">
            <text:p>124950</text:p>
          </table:table-cell>
        </table:table-row>
        <table:table-row table:style-name="ro3">
          <table:table-cell table:style-name="ce241" office:value-type="float" office:value="2013" calcext:value-type="float">
            <text:p>2013</text:p>
          </table:table-cell>
          <table:table-cell table:style-name="ce250" office:value-type="string" calcext:value-type="string">
            <text:p>Lise Arkası Ahmet Çalışkan </text:p>
          </table:table-cell>
          <table:table-cell table:style-name="ce260" table:formula="of:=SUM([.E16:.E20])" office:value-type="float" office:value="50200" calcext:value-type="float">
            <text:p>50.200</text:p>
          </table:table-cell>
          <table:table-cell table:number-columns-repeated="2" table:style-name="ce288" office:value-type="float" office:value="18700" calcext:value-type="float">
            <text:p>18.700</text:p>
          </table:table-cell>
          <table:table-cell table:style-name="ce317"/>
          <table:table-cell table:style-name="ce320" table:formula="of:=[.G19]+[.E20]" office:value-type="float" office:value="143650" calcext:value-type="float">
            <text:p>143650</text:p>
          </table:table-cell>
        </table:table-row>
        <table:table-row table:style-name="ro3">
          <table:table-cell table:style-name="ce226" office:value-type="float" office:value="2014" calcext:value-type="float">
            <text:p>2014</text:p>
          </table:table-cell>
          <table:table-cell table:style-name="ce251" office:value-type="string" calcext:value-type="string">
            <text:p>Sanayi Acenta kira bedeli</text:p>
          </table:table-cell>
          <table:table-cell table:style-name="ce262"/>
          <table:table-cell table:number-columns-repeated="2" table:style-name="ce266" office:value-type="float" office:value="10000" calcext:value-type="float">
            <text:p>10.000</text:p>
          </table:table-cell>
          <table:table-cell table:style-name="ce294"/>
          <table:table-cell table:style-name="ce323" table:formula="of:=[.G20]+[.E21]" office:value-type="float" office:value="153650" calcext:value-type="float">
            <text:p>153650</text:p>
          </table:table-cell>
        </table:table-row>
        <table:table-row table:style-name="ro3">
          <table:table-cell table:style-name="ce228" office:value-type="float" office:value="2014" calcext:value-type="float">
            <text:p>2014</text:p>
          </table:table-cell>
          <table:table-cell table:style-name="ce252" office:value-type="string" calcext:value-type="string">
            <text:p>Taha İnşaat Kira Bedeli</text:p>
          </table:table-cell>
          <table:table-cell table:style-name="ce259"/>
          <table:table-cell table:number-columns-repeated="2" table:style-name="ce163" office:value-type="float" office:value="6000" calcext:value-type="float">
            <text:p>6.000</text:p>
          </table:table-cell>
          <table:table-cell/>
          <table:table-cell table:style-name="ce319" table:formula="of:=[.G21]+[.E22]" office:value-type="float" office:value="159650" calcext:value-type="float">
            <text:p>159650</text:p>
          </table:table-cell>
        </table:table-row>
        <table:table-row table:style-name="ro3">
          <table:table-cell table:style-name="ce228" office:value-type="float" office:value="2014" calcext:value-type="float">
            <text:p>2014</text:p>
          </table:table-cell>
          <table:table-cell table:style-name="ce252" office:value-type="string" calcext:value-type="string">
            <text:p>Hızarhane Yıkama </text:p>
          </table:table-cell>
          <table:table-cell table:style-name="ce259"/>
          <table:table-cell table:number-columns-repeated="2" table:style-name="ce163" office:value-type="float" office:value="9350" calcext:value-type="float">
            <text:p>9.350</text:p>
          </table:table-cell>
          <table:table-cell/>
          <table:table-cell table:style-name="ce319" table:formula="of:=[.G22]+[.E23]" office:value-type="float" office:value="169000" calcext:value-type="float">
            <text:p>169000</text:p>
          </table:table-cell>
        </table:table-row>
        <table:table-row table:style-name="ro3">
          <table:table-cell table:style-name="ce228" office:value-type="float" office:value="2014" calcext:value-type="float">
            <text:p>2014</text:p>
          </table:table-cell>
          <table:table-cell table:style-name="ce188" office:value-type="string" calcext:value-type="string">
            <text:p>Ali Paşa Yıkama Adem Kesici </text:p>
          </table:table-cell>
          <table:table-cell table:style-name="ce259"/>
          <table:table-cell table:number-columns-repeated="2" table:style-name="ce163" office:value-type="float" office:value="12500" calcext:value-type="float">
            <text:p>12.500</text:p>
          </table:table-cell>
          <table:table-cell/>
          <table:table-cell table:style-name="ce319" table:formula="of:=[.G23]+[.E24]" office:value-type="float" office:value="181500" calcext:value-type="float">
            <text:p>181500</text:p>
          </table:table-cell>
        </table:table-row>
        <table:table-row table:style-name="ro3">
          <table:table-cell table:style-name="ce235" office:value-type="float" office:value="2014" calcext:value-type="float">
            <text:p>2014</text:p>
          </table:table-cell>
          <table:table-cell table:style-name="ce250" office:value-type="string" calcext:value-type="string">
            <text:p>Lise Arkası Ahmet Çalışkan </text:p>
          </table:table-cell>
          <table:table-cell table:style-name="ce260" table:formula="of:=SUM([.E21:.E25])" office:value-type="float" office:value="58350" calcext:value-type="float">
            <text:p>58.350</text:p>
          </table:table-cell>
          <table:table-cell table:number-columns-repeated="2" table:style-name="ce288" office:value-type="float" office:value="20500" calcext:value-type="float">
            <text:p>20.500</text:p>
          </table:table-cell>
          <table:table-cell table:style-name="ce317"/>
          <table:table-cell table:style-name="ce320" table:formula="of:=[.G24]+[.E25]" office:value-type="float" office:value="202000" calcext:value-type="float">
            <text:p>202000</text:p>
          </table:table-cell>
        </table:table-row>
        <table:table-row table:style-name="ro3">
          <table:table-cell table:style-name="ce226" office:value-type="float" office:value="2015" calcext:value-type="float">
            <text:p>2015</text:p>
          </table:table-cell>
          <table:table-cell table:style-name="ce247" office:value-type="string" calcext:value-type="string">
            <text:p><text:span text:style-name="T2">Ali Paşa Milangaz </text:span>kira bedeli</text:p>
          </table:table-cell>
          <table:table-cell table:style-name="ce262"/>
          <table:table-cell table:number-columns-repeated="2" table:style-name="ce266" office:value-type="float" office:value="4000" calcext:value-type="float">
            <text:p>4.000</text:p>
          </table:table-cell>
          <table:table-cell table:style-name="ce294"/>
          <table:table-cell table:style-name="ce323" table:formula="of:=[.G25]+[.E26]" office:value-type="float" office:value="206000" calcext:value-type="float">
            <text:p>206000</text:p>
          </table:table-cell>
        </table:table-row>
        <table:table-row table:style-name="ro3">
          <table:table-cell table:style-name="ce228" office:value-type="float" office:value="2015" calcext:value-type="float">
            <text:p>2015</text:p>
          </table:table-cell>
          <table:table-cell table:style-name="ce188" office:value-type="string" calcext:value-type="string">
            <text:p>Adem Kesici kira bedeli</text:p>
          </table:table-cell>
          <table:table-cell table:style-name="ce259" office:value-type="percentage" office:value="0.1" calcext:value-type="percentage">
            <text:p>%10,00</text:p>
          </table:table-cell>
          <table:table-cell table:number-columns-repeated="2" table:style-name="ce163" office:value-type="float" office:value="13750" calcext:value-type="float">
            <text:p>13.750</text:p>
          </table:table-cell>
          <table:table-cell/>
          <table:table-cell table:style-name="ce319" table:formula="of:=[.G26]+[.E27]" office:value-type="float" office:value="219750" calcext:value-type="float">
            <text:p>219750</text:p>
          </table:table-cell>
        </table:table-row>
        <table:table-row table:style-name="ro3">
          <table:table-cell table:style-name="ce229" office:value-type="float" office:value="2015" calcext:value-type="float">
            <text:p>2015</text:p>
          </table:table-cell>
          <table:table-cell table:style-name="ce188" office:value-type="string" calcext:value-type="string">
            <text:p><text:span text:style-name="T2">Ali Paşa Aygaz </text:span>İsmail Tağaç Kira Bedeli</text:p>
          </table:table-cell>
          <table:table-cell table:style-name="ce259"/>
          <table:table-cell table:number-columns-repeated="2" table:style-name="ce163" office:value-type="float" office:value="4200" calcext:value-type="float">
            <text:p>4.200</text:p>
          </table:table-cell>
          <table:table-cell/>
          <table:table-cell table:style-name="ce319" table:formula="of:=[.G27]+[.E28]" office:value-type="float" office:value="223950" calcext:value-type="float">
            <text:p>223950</text:p>
          </table:table-cell>
        </table:table-row>
        <table:table-row table:style-name="ro3">
          <table:table-cell table:style-name="ce235" office:value-type="float" office:value="2015" calcext:value-type="float">
            <text:p>2015</text:p>
          </table:table-cell>
          <table:table-cell table:style-name="ce250" office:value-type="string" calcext:value-type="string">
            <text:p>Lise Arkası Ahmet Çalışkan </text:p>
          </table:table-cell>
          <table:table-cell table:style-name="ce260" table:formula="of:=SUM([.E26:.E29])" office:value-type="float" office:value="44500" calcext:value-type="float">
            <text:p>44.500</text:p>
          </table:table-cell>
          <table:table-cell table:number-columns-repeated="2" table:style-name="ce288" office:value-type="float" office:value="22550" calcext:value-type="float">
            <text:p>22.550</text:p>
          </table:table-cell>
          <table:table-cell table:style-name="ce317"/>
          <table:table-cell table:style-name="ce320" table:formula="of:=[.G28]+[.E29]" office:value-type="float" office:value="246500" calcext:value-type="float">
            <text:p>246500</text:p>
          </table:table-cell>
        </table:table-row>
        <table:table-row table:style-name="ro3">
          <table:table-cell table:style-name="ce226" office:value-type="float" office:value="2016" calcext:value-type="float">
            <text:p>2016</text:p>
          </table:table-cell>
          <table:table-cell table:style-name="ce247" office:value-type="string" calcext:value-type="string">
            <text:p><text:span text:style-name="T2">Hızarhane Yıkama </text:span>Mehmet Geyraslı kira bedeli</text:p>
          </table:table-cell>
          <table:table-cell table:style-name="ce262"/>
          <table:table-cell table:number-columns-repeated="2" table:style-name="ce266" office:value-type="float" office:value="13000" calcext:value-type="float">
            <text:p>13.000</text:p>
          </table:table-cell>
          <table:table-cell table:style-name="ce294"/>
          <table:table-cell table:style-name="ce323" table:formula="of:=[.G29]+[.E30]" office:value-type="float" office:value="259500" calcext:value-type="float">
            <text:p>259500</text:p>
          </table:table-cell>
        </table:table-row>
        <table:table-row table:style-name="ro3">
          <table:table-cell table:style-name="ce228" office:value-type="float" office:value="2016" calcext:value-type="float">
            <text:p>2016</text:p>
          </table:table-cell>
          <table:table-cell table:style-name="ce188" office:value-type="string" calcext:value-type="string">
            <text:p><text:span text:style-name="T2">Ali Paşa Milangaz </text:span>kira bedeli</text:p>
          </table:table-cell>
          <table:table-cell table:style-name="ce259"/>
          <table:table-cell table:number-columns-repeated="2" table:style-name="ce163" office:value-type="float" office:value="5600" calcext:value-type="float">
            <text:p>5.600</text:p>
          </table:table-cell>
          <table:table-cell/>
          <table:table-cell table:style-name="ce319" table:formula="of:=[.G30]+[.E31]" office:value-type="float" office:value="265100" calcext:value-type="float">
            <text:p>265100</text:p>
          </table:table-cell>
        </table:table-row>
        <table:table-row table:style-name="ro3">
          <table:table-cell table:style-name="ce228" office:value-type="float" office:value="2016" calcext:value-type="float">
            <text:p>2016</text:p>
          </table:table-cell>
          <table:table-cell table:style-name="ce188" office:value-type="string" calcext:value-type="string">
            <text:p><text:span text:style-name="T2">Ali Paşa Yıkama </text:span>Adem Kesici kira bedeli</text:p>
          </table:table-cell>
          <table:table-cell table:style-name="ce259" office:value-type="percentage" office:value="0.1" calcext:value-type="percentage">
            <text:p>%10,00</text:p>
          </table:table-cell>
          <table:table-cell table:number-columns-repeated="2" table:style-name="ce163" office:value-type="float" office:value="15125" calcext:value-type="float">
            <text:p>15.125</text:p>
          </table:table-cell>
          <table:table-cell/>
          <table:table-cell table:style-name="ce319" table:formula="of:=[.G31]+[.E32]" office:value-type="float" office:value="280225" calcext:value-type="float">
            <text:p>280225</text:p>
          </table:table-cell>
        </table:table-row>
        <table:table-row table:style-name="ro3">
          <table:table-cell table:style-name="ce228" office:value-type="float" office:value="2016" calcext:value-type="float">
            <text:p>2016</text:p>
          </table:table-cell>
          <table:table-cell table:style-name="ce188" office:value-type="string" calcext:value-type="string">
            <text:p><text:span text:style-name="T2">Ali Paşa Aygaz </text:span>İsmail Tağaç Kira Bedeli</text:p>
          </table:table-cell>
          <table:table-cell table:style-name="ce259"/>
          <table:table-cell table:style-name="ce163" office:value-type="float" office:value="4200" calcext:value-type="float">
            <text:p>4.200</text:p>
          </table:table-cell>
          <table:table-cell table:style-name="ce163" office:value-type="float" office:value="2950" calcext:value-type="float">
            <text:p>2.950</text:p>
          </table:table-cell>
          <table:table-cell table:formula="of:=[.D33]-[.E33]" office:value-type="float" office:value="1250" calcext:value-type="float">
            <text:p>1.250</text:p>
          </table:table-cell>
          <table:table-cell table:style-name="ce319" table:formula="of:=[.G32]+[.E33]" office:value-type="float" office:value="283175" calcext:value-type="float">
            <text:p>283175</text:p>
          </table:table-cell>
        </table:table-row>
        <table:table-row table:style-name="ro3">
          <table:table-cell table:style-name="ce235" office:value-type="float" office:value="2016" calcext:value-type="float">
            <text:p>2016</text:p>
          </table:table-cell>
          <table:table-cell table:style-name="ce250" office:value-type="string" calcext:value-type="string">
            <text:p>Lise Arkası Ahmet Çalışkan </text:p>
          </table:table-cell>
          <table:table-cell table:style-name="ce260" table:formula="of:=SUM([.E30:.E34])" office:value-type="float" office:value="61675" calcext:value-type="float">
            <text:p>61.675</text:p>
          </table:table-cell>
          <table:table-cell table:number-columns-repeated="2" table:style-name="ce288" office:value-type="float" office:value="25000" calcext:value-type="float">
            <text:p>25.000</text:p>
          </table:table-cell>
          <table:table-cell table:style-name="ce317"/>
          <table:table-cell table:style-name="ce320" table:formula="of:=[.G33]+[.E34]" office:value-type="float" office:value="308175" calcext:value-type="float">
            <text:p>308175</text:p>
          </table:table-cell>
        </table:table-row>
        <table:table-row table:style-name="ro3">
          <table:table-cell table:style-name="ce243" office:value-type="float" office:value="2017" calcext:value-type="float">
            <text:p>2017</text:p>
          </table:table-cell>
          <table:table-cell table:style-name="ce247" office:value-type="string" calcext:value-type="string">
            <text:p><text:span text:style-name="T2">Hızarhane Yıkama </text:span>Mehmet Geyraslı kira bedeli</text:p>
          </table:table-cell>
          <table:table-cell table:style-name="ce262"/>
          <table:table-cell table:number-columns-repeated="2" table:style-name="ce266" office:value-type="float" office:value="15400" calcext:value-type="float">
            <text:p>15.400</text:p>
          </table:table-cell>
          <table:table-cell table:style-name="ce294"/>
          <table:table-cell table:style-name="ce323" table:formula="of:=[.G34]+[.E35]" office:value-type="float" office:value="323575" calcext:value-type="float">
            <text:p>323575</text:p>
          </table:table-cell>
        </table:table-row>
        <table:table-row table:style-name="ro3">
          <table:table-cell table:style-name="ce229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Milangaz </text:span>Gökhan Öner Kira Bedeli</text:p>
          </table:table-cell>
          <table:table-cell table:style-name="ce259"/>
          <table:table-cell table:number-columns-repeated="2" table:style-name="ce163" office:value-type="float" office:value="4400" calcext:value-type="float">
            <text:p>4.400</text:p>
          </table:table-cell>
          <table:table-cell/>
          <table:table-cell table:style-name="ce319" table:formula="of:=[.G35]+[.E36]" office:value-type="float" office:value="327975" calcext:value-type="float">
            <text:p>327975</text:p>
          </table:table-cell>
        </table:table-row>
        <table:table-row table:style-name="ro3">
          <table:table-cell table:style-name="ce229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Yıkama </text:span>Adem Kesici kira bedeli</text:p>
          </table:table-cell>
          <table:table-cell table:style-name="ce259" office:value-type="percentage" office:value="0.1245" calcext:value-type="percentage">
            <text:p>%12,45</text:p>
          </table:table-cell>
          <table:table-cell table:number-columns-repeated="2" table:style-name="ce163" office:value-type="float" office:value="17050" calcext:value-type="float">
            <text:p>17.050</text:p>
          </table:table-cell>
          <table:table-cell/>
          <table:table-cell table:style-name="ce319" table:formula="of:=[.G36]+[.E37]" office:value-type="float" office:value="345025" calcext:value-type="float">
            <text:p>345025</text:p>
          </table:table-cell>
        </table:table-row>
        <table:table-row table:style-name="ro3">
          <table:table-cell table:style-name="ce229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Yıkama </text:span>Adem Kesici kira bedeli</text:p>
          </table:table-cell>
          <table:table-cell table:style-name="ce259"/>
          <table:table-cell table:number-columns-repeated="2" table:style-name="ce163" office:value-type="float" office:value="3000" calcext:value-type="float">
            <text:p>3.000</text:p>
          </table:table-cell>
          <table:table-cell/>
          <table:table-cell table:style-name="ce319" table:formula="of:=[.G37]+[.E38]" office:value-type="float" office:value="348025" calcext:value-type="float">
            <text:p>348025</text:p>
          </table:table-cell>
        </table:table-row>
        <table:table-row table:style-name="ro3">
          <table:table-cell table:style-name="ce229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Aygaz </text:span>İsmail Tağaç Kira Bedeli</text:p>
          </table:table-cell>
          <table:table-cell table:style-name="ce259"/>
          <table:table-cell table:style-name="ce163" office:value-type="float" office:value="2400" calcext:value-type="float">
            <text:p>2.400</text:p>
          </table:table-cell>
          <table:table-cell table:style-name="ce163"/>
          <table:table-cell table:formula="of:=[.D39]-[.E39]" office:value-type="float" office:value="2400" calcext:value-type="float">
            <text:p>2.400</text:p>
          </table:table-cell>
          <table:table-cell table:style-name="ce319" table:formula="of:=[.G38]+[.E39]" office:value-type="float" office:value="348025" calcext:value-type="float">
            <text:p>348025</text:p>
          </table:table-cell>
        </table:table-row>
        <table:table-row table:style-name="ro3">
          <table:table-cell table:style-name="ce229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Aygaz </text:span>Samet Mine kira bedeli</text:p>
          </table:table-cell>
          <table:table-cell table:style-name="ce259"/>
          <table:table-cell table:style-name="ce163" office:value-type="float" office:value="5000" calcext:value-type="float">
            <text:p>5.000</text:p>
          </table:table-cell>
          <table:table-cell table:style-name="ce163" office:value-type="float" office:value="3300" calcext:value-type="float">
            <text:p>3.300</text:p>
          </table:table-cell>
          <table:table-cell table:formula="of:=[.D40]-[.E40]" office:value-type="float" office:value="1700" calcext:value-type="float">
            <text:p>1.700</text:p>
          </table:table-cell>
          <table:table-cell table:style-name="ce319" table:formula="of:=[.G39]+[.E40]" office:value-type="float" office:value="351325" calcext:value-type="float">
            <text:p>351325</text:p>
          </table:table-cell>
        </table:table-row>
        <table:table-row table:style-name="ro3">
          <table:table-cell table:style-name="ce241" office:value-type="float" office:value="2017" calcext:value-type="float">
            <text:p>2017</text:p>
          </table:table-cell>
          <table:table-cell table:style-name="ce250" office:value-type="string" calcext:value-type="string">
            <text:p>Lise Arkası Ahmet Çalışkan </text:p>
          </table:table-cell>
          <table:table-cell table:style-name="ce260" table:formula="of:=SUM([.E35:.E41])" office:value-type="float" office:value="70650" calcext:value-type="float">
            <text:p>70.650</text:p>
          </table:table-cell>
          <table:table-cell table:number-columns-repeated="2" table:style-name="ce288" office:value-type="float" office:value="27500" calcext:value-type="float">
            <text:p>27.500</text:p>
          </table:table-cell>
          <table:table-cell table:style-name="ce317"/>
          <table:table-cell table:style-name="ce320" table:formula="of:=[.G40]+[.E41]" office:value-type="float" office:value="378825" calcext:value-type="float">
            <text:p>378825</text:p>
          </table:table-cell>
        </table:table-row>
        <table:table-row table:style-name="ro3">
          <table:table-cell table:style-name="ce226" office:value-type="float" office:value="2018" calcext:value-type="float">
            <text:p>2018</text:p>
          </table:table-cell>
          <table:table-cell table:style-name="ce251" office:value-type="string" calcext:value-type="string">
            <text:p><text:span text:style-name="T2">Hızarhane Yıkama </text:span>Mehmet Geyraslı kira bedeli</text:p>
          </table:table-cell>
          <table:table-cell table:style-name="ce262"/>
          <table:table-cell table:number-columns-repeated="2" table:style-name="ce266" office:value-type="float" office:value="1500" calcext:value-type="float">
            <text:p>1.500</text:p>
          </table:table-cell>
          <table:table-cell table:style-name="ce294"/>
          <table:table-cell table:style-name="ce323" table:formula="of:=[.G41]+[.E42]" office:value-type="float" office:value="380325" calcext:value-type="float">
            <text:p>380325</text:p>
          </table:table-cell>
        </table:table-row>
        <table:table-row table:style-name="ro3">
          <table:table-cell table:style-name="ce228" office:value-type="float" office:value="2018" calcext:value-type="float">
            <text:p>2018</text:p>
          </table:table-cell>
          <table:table-cell table:style-name="ce188" office:value-type="string" calcext:value-type="string">
            <text:p><text:span text:style-name="T2">Ali Paşa Milangaz </text:span>özge kahraman kira bedeli</text:p>
          </table:table-cell>
          <table:table-cell table:style-name="ce259"/>
          <table:table-cell table:number-columns-repeated="2" table:style-name="ce163" office:value-type="float" office:value="7200" calcext:value-type="float">
            <text:p>7.200</text:p>
          </table:table-cell>
          <table:table-cell/>
          <table:table-cell table:style-name="ce319" table:formula="of:=[.G42]+[.E43]" office:value-type="float" office:value="387525" calcext:value-type="float">
            <text:p>387525</text:p>
          </table:table-cell>
        </table:table-row>
        <table:table-row table:style-name="ro3">
          <table:table-cell table:style-name="ce228" office:value-type="float" office:value="2018" calcext:value-type="float">
            <text:p>2018</text:p>
          </table:table-cell>
          <table:table-cell table:style-name="ce188" office:value-type="string" calcext:value-type="string">
            <text:p>Ali Paşa Yıkama Adem Kesici kira bedeli</text:p>
          </table:table-cell>
          <table:table-cell table:style-name="ce259" office:value-type="percentage" office:value="0.158" calcext:value-type="percentage">
            <text:p>%15,80</text:p>
          </table:table-cell>
          <table:table-cell table:number-columns-repeated="2" table:style-name="ce163" office:value-type="float" office:value="19686" calcext:value-type="float">
            <text:p>19.686</text:p>
          </table:table-cell>
          <table:table-cell/>
          <table:table-cell table:style-name="ce319" table:formula="of:=[.G43]+[.E44]" office:value-type="float" office:value="407211" calcext:value-type="float">
            <text:p>407211</text:p>
          </table:table-cell>
        </table:table-row>
        <table:table-row table:style-name="ro3">
          <table:table-cell table:style-name="ce228" office:value-type="float" office:value="2018" calcext:value-type="float">
            <text:p>2018</text:p>
          </table:table-cell>
          <table:table-cell table:style-name="ce188" office:value-type="string" calcext:value-type="string">
            <text:p><text:span text:style-name="T2">Ali Paşa Aygaz </text:span>Asena Dursun Kira Bedeli</text:p>
          </table:table-cell>
          <table:table-cell table:style-name="ce259"/>
          <table:table-cell table:number-columns-repeated="2" table:style-name="ce163" office:value-type="float" office:value="7200" calcext:value-type="float">
            <text:p>7.200</text:p>
          </table:table-cell>
          <table:table-cell/>
          <table:table-cell table:style-name="ce319" table:formula="of:=[.G44]+[.E45]" office:value-type="float" office:value="414411" calcext:value-type="float">
            <text:p>414411</text:p>
          </table:table-cell>
        </table:table-row>
        <table:table-row table:style-name="ro3">
          <table:table-cell table:style-name="ce235" office:value-type="float" office:value="2018" calcext:value-type="float">
            <text:p>2018</text:p>
          </table:table-cell>
          <table:table-cell table:style-name="ce250" office:value-type="string" calcext:value-type="string">
            <text:p>Lise Arkası Ahmet Çalışkan </text:p>
          </table:table-cell>
          <table:table-cell table:style-name="ce260" table:formula="of:=SUM([.E42:.E46])" office:value-type="float" office:value="68086" calcext:value-type="float">
            <text:p>68.086</text:p>
          </table:table-cell>
          <table:table-cell table:number-columns-repeated="2" table:style-name="ce288" office:value-type="float" office:value="32500" calcext:value-type="float">
            <text:p>32.500</text:p>
          </table:table-cell>
          <table:table-cell table:style-name="ce317"/>
          <table:table-cell table:style-name="ce320" table:formula="of:=[.G45]+[.E46]" office:value-type="float" office:value="446911" calcext:value-type="float">
            <text:p>446911</text:p>
          </table:table-cell>
        </table:table-row>
        <table:table-row table:style-name="ro3">
          <table:table-cell table:style-name="ce226" office:value-type="float" office:value="2019" calcext:value-type="float">
            <text:p>2019</text:p>
          </table:table-cell>
          <table:table-cell table:style-name="ce247" office:value-type="string" calcext:value-type="string">
            <text:p><text:span text:style-name="T2">Ali Paşa Milangaz </text:span>özge kahraman kira bedeli</text:p>
          </table:table-cell>
          <table:table-cell table:style-name="ce262"/>
          <table:table-cell table:number-columns-repeated="2" table:style-name="ce266" office:value-type="float" office:value="8520" calcext:value-type="float">
            <text:p>8.520</text:p>
          </table:table-cell>
          <table:table-cell table:style-name="ce294"/>
          <table:table-cell table:style-name="ce323" table:formula="of:=[.G46]+[.E47]" office:value-type="float" office:value="455431" calcext:value-type="float">
            <text:p>455431</text:p>
          </table:table-cell>
        </table:table-row>
        <table:table-row table:style-name="ro3">
          <table:table-cell table:style-name="ce228" office:value-type="float" office:value="2019" calcext:value-type="float">
            <text:p>2019</text:p>
          </table:table-cell>
          <table:table-cell table:style-name="ce188" office:value-type="string" calcext:value-type="string">
            <text:p><text:span text:style-name="T2">Al Paşa Yıkama </text:span>19-20 kira bedeli</text:p>
          </table:table-cell>
          <table:table-cell table:style-name="ce259" office:value-type="percentage" office:value="0.34" calcext:value-type="percentage">
            <text:p>%34,00</text:p>
          </table:table-cell>
          <table:table-cell table:style-name="ce163" office:value-type="float" office:value="26380" calcext:value-type="float">
            <text:p>26.380</text:p>
          </table:table-cell>
          <table:table-cell table:style-name="ce163" office:value-type="float" office:value="24500" calcext:value-type="float">
            <text:p>24.500</text:p>
          </table:table-cell>
          <table:table-cell table:formula="of:=[.D48]-[.E48]" office:value-type="float" office:value="1880" calcext:value-type="float">
            <text:p>1.880</text:p>
          </table:table-cell>
          <table:table-cell table:style-name="ce319" table:formula="of:=[.G47]+[.E48]" office:value-type="float" office:value="479931" calcext:value-type="float">
            <text:p>479931</text:p>
          </table:table-cell>
        </table:table-row>
        <table:table-row table:style-name="ro3">
          <table:table-cell table:style-name="ce235" office:value-type="float" office:value="2019" calcext:value-type="float">
            <text:p>2019</text:p>
          </table:table-cell>
          <table:table-cell table:style-name="ce250" office:value-type="string" calcext:value-type="string">
            <text:p>Lise Arkası Ahmet Çalışkan </text:p>
          </table:table-cell>
          <table:table-cell table:style-name="ce260" table:formula="of:=SUM([.E47:.E49])" office:value-type="float" office:value="72020" calcext:value-type="float">
            <text:p>72.020</text:p>
          </table:table-cell>
          <table:table-cell table:number-columns-repeated="2" table:style-name="ce288" office:value-type="float" office:value="39000" calcext:value-type="float">
            <text:p>39.000</text:p>
          </table:table-cell>
          <table:table-cell table:style-name="ce317"/>
          <table:table-cell table:style-name="ce320" table:formula="of:=[.G48]+[.E49]" office:value-type="float" office:value="518931" calcext:value-type="float">
            <text:p>518931</text:p>
          </table:table-cell>
        </table:table-row>
        <table:table-row table:style-name="ro3">
          <table:table-cell table:style-name="ce256" table:number-columns-repeated="2"/>
          <table:table-cell table:style-name="ce259"/>
          <table:table-cell table:style-name="ce289" table:formula="of:=SUM([.D4:.D49])" office:value-type="float" office:value="526161" calcext:value-type="float">
            <text:p>526161</text:p>
          </table:table-cell>
          <table:table-cell table:style-name="ce289" table:formula="of:=SUM([.E4:.E49])" office:value-type="float" office:value="518931" calcext:value-type="float">
            <text:p>518931</text:p>
          </table:table-cell>
          <table:table-cell table:style-name="ce289" table:formula="of:=SUM([.F4:.F49])" office:value-type="float" office:value="7230" calcext:value-type="float">
            <text:p>7230</text:p>
          </table:table-cell>
          <table:table-cell table:style-name="ce289" table:formula="of:=[.G49]" office:value-type="float" office:value="518931" calcext:value-type="float">
            <text:p>518931</text:p>
          </table:table-cell>
        </table:table-row>
        <table:table-row table:style-name="ro3" table:number-rows-repeated="104852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Lise" table:style-name="ta1">
        <table:table-column table:style-name="co23" table:default-cell-style-name="ce66"/>
        <table:table-column table:style-name="co24" table:default-cell-style-name="ce15"/>
        <table:table-column table:style-name="co25" table:default-cell-style-name="ce15"/>
        <table:table-column table:style-name="co23" table:default-cell-style-name="ce15"/>
        <table:table-column table:style-name="co26" table:default-cell-style-name="ce15"/>
        <table:table-column table:style-name="co27" table:default-cell-style-name="ce15"/>
        <table:table-column table:style-name="co23" table:default-cell-style-name="ce15"/>
        <table:table-column table:style-name="co15" table:number-columns-repeated="1017" table:default-cell-style-name="ce15"/>
        <table:table-row table:style-name="ro4">
          <table:table-cell/>
          <table:table-cell table:style-name="ce58" office:value-type="string" calcext:value-type="string">
            <text:p>Lise arkası Kira </text:p>
          </table:table-cell>
          <table:table-cell table:style-name="ce20" table:formula="of:=SUM([.C2:.C31])" office:value-type="float" office:value="220019.94" calcext:value-type="float">
            <text:p>220.019,94</text:p>
          </table:table-cell>
          <table:table-cell table:style-name="ce20" table:formula="of:=SUM([.D2:.D35])" office:value-type="float" office:value="220019.94" calcext:value-type="float">
            <text:p>220.019,94</text:p>
          </table:table-cell>
          <table:table-cell table:style-name="ce20"/>
          <table:table-cell table:style-name="ce20" table:formula="of:=SUM([.F2:.F36])" office:value-type="float" office:value="38391.14" calcext:value-type="float">
            <text:p>38.391,14</text:p>
          </table:table-cell>
          <table:table-cell table:style-name="ce20" table:formula="of:=[.D1]-[.F1]" office:value-type="float" office:value="181628.8" calcext:value-type="float">
            <text:p>181.628,80</text:p>
          </table:table-cell>
          <table:table-cell table:number-columns-repeated="1017"/>
        </table:table-row>
        <table:table-row table:style-name="ro1">
          <table:table-cell table:style-name="ce184" office:value-type="string" calcext:value-type="string">
            <text:p>Tarih</text:p>
          </table:table-cell>
          <table:table-cell table:style-name="ce59" office:value-type="string" calcext:value-type="string">
            <text:p>Açıklama</text:p>
          </table:table-cell>
          <table:table-cell table:style-name="ce61" office:value-type="string" calcext:value-type="string">
            <text:p>Kira bedeli</text:p>
          </table:table-cell>
          <table:table-cell table:style-name="ce61" office:value-type="string" calcext:value-type="string">
            <text:p>Gelir</text:p>
          </table:table-cell>
          <table:table-cell table:style-name="ce61" office:value-type="string" calcext:value-type="string">
            <text:p>Bakiye</text:p>
          </table:table-cell>
          <table:table-cell table:style-name="ce61" office:value-type="string" calcext:value-type="string">
            <text:p>Gider</text:p>
          </table:table-cell>
          <table:table-cell table:style-name="ce61" office:value-type="string" calcext:value-type="string">
            <text:p>Kasa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8800" calcext:value-type="float">
            <text:p>8.800,00</text:p>
          </table:table-cell>
          <table:table-cell table:formula="of:=[.E3]+[.C4]-[.D4]" office:value-type="float" office:value="0" calcext:value-type="float">
            <text:p>0,00</text:p>
          </table:table-cell>
          <table:table-cell/>
          <table:table-cell table:formula="of:=[.G3]+[.D4]" office:value-type="float" office:value="8800" calcext:value-type="float">
            <text:p>8.800,00</text:p>
          </table:table-cell>
          <table:table-cell table:number-columns-repeated="1017"/>
        </table:table-row>
        <table:table-row table:style-name="ro1">
          <table:table-cell office:value-type="date" office:date-value="2012-09-01" calcext:value-type="date">
            <text:p>01.09.2012</text:p>
          </table:table-cell>
          <table:table-cell office:value-type="string" calcext:value-type="string">
            <text:p>Ahmet Çalışkan <text:s/></text:p>
          </table:table-cell>
          <table:table-cell table:number-columns-repeated="2" office:value-type="float" office:value="23600" calcext:value-type="float">
            <text:p>23.600,00</text:p>
          </table:table-cell>
          <table:table-cell table:formula="of:=[.E4]+[.C5]-[.D5]" office:value-type="float" office:value="0" calcext:value-type="float">
            <text:p>0,00</text:p>
          </table:table-cell>
          <table:table-cell/>
          <table:table-cell table:formula="of:=[.G4]+[.D5]" office:value-type="float" office:value="32400" calcext:value-type="float">
            <text:p>32.400,00</text:p>
          </table:table-cell>
          <table:table-cell table:number-columns-repeated="1017"/>
        </table:table-row>
        <table:table-row table:style-name="ro1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.700,00</text:p>
          </table:table-cell>
          <table:table-cell table:formula="of:=[.E5]+[.C6]-[.D6]" office:value-type="float" office:value="0" calcext:value-type="float">
            <text:p>0,00</text:p>
          </table:table-cell>
          <table:table-cell/>
          <table:table-cell table:formula="of:=[.G5]+[.D6]" office:value-type="float" office:value="51100" calcext:value-type="float">
            <text:p>51.100,00</text:p>
          </table:table-cell>
          <table:table-cell table:number-columns-repeated="1017"/>
        </table:table-row>
        <table:table-row table:style-name="ro1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.500,00</text:p>
          </table:table-cell>
          <table:table-cell table:formula="of:=[.E6]+[.C7]-[.D7]" office:value-type="float" office:value="0" calcext:value-type="float">
            <text:p>0,00</text:p>
          </table:table-cell>
          <table:table-cell/>
          <table:table-cell table:formula="of:=[.G6]+[.D7]" office:value-type="float" office:value="71600" calcext:value-type="float">
            <text:p>71.600,00</text:p>
          </table:table-cell>
          <table:table-cell table:number-columns-repeated="1017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.550,00</text:p>
          </table:table-cell>
          <table:table-cell table:formula="of:=[.E7]+[.C8]-[.D8]" office:value-type="float" office:value="0" calcext:value-type="float">
            <text:p>0,00</text:p>
          </table:table-cell>
          <table:table-cell/>
          <table:table-cell table:formula="of:=[.G7]+[.D8]" office:value-type="float" office:value="94150" calcext:value-type="float">
            <text:p>94.150,00</text:p>
          </table:table-cell>
          <table:table-cell table:number-columns-repeated="1017"/>
        </table:table-row>
        <table:table-row table:style-name="ro1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.000,00</text:p>
          </table:table-cell>
          <table:table-cell table:formula="of:=[.E8]+[.C9]-[.D9]" office:value-type="float" office:value="0" calcext:value-type="float">
            <text:p>0,00</text:p>
          </table:table-cell>
          <table:table-cell/>
          <table:table-cell table:formula="of:=[.G8]+[.D9]" office:value-type="float" office:value="119150" calcext:value-type="float">
            <text:p>119.150,00</text:p>
          </table:table-cell>
          <table:table-cell table:number-columns-repeated="1017"/>
        </table:table-row>
        <table:table-row table:style-name="ro1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.500,00</text:p>
          </table:table-cell>
          <table:table-cell table:formula="of:=[.E9]+[.C10]-[.D10]" office:value-type="float" office:value="0" calcext:value-type="float">
            <text:p>0,00</text:p>
          </table:table-cell>
          <table:table-cell/>
          <table:table-cell table:formula="of:=[.G9]+[.D10]" office:value-type="float" office:value="146650" calcext:value-type="float">
            <text:p>146.650,00</text:p>
          </table:table-cell>
          <table:table-cell table:number-columns-repeated="1017"/>
        </table:table-row>
        <table:table-row table:style-name="ro1">
          <table:table-cell office:value-type="date" office:date-value="2018-09-01" calcext:value-type="date">
            <text:p>01.09.2018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2500" calcext:value-type="float">
            <text:p>32.500,00</text:p>
          </table:table-cell>
          <table:table-cell table:formula="of:=[.E10]+[.C11]-[.D11]" office:value-type="float" office:value="0" calcext:value-type="float">
            <text:p>0,00</text:p>
          </table:table-cell>
          <table:table-cell/>
          <table:table-cell table:formula="of:=[.G10]+[.D11]" office:value-type="float" office:value="179150" calcext:value-type="float">
            <text:p>179.150,00</text:p>
          </table:table-cell>
          <table:table-cell table:number-columns-repeated="1017"/>
        </table:table-row>
        <table:table-row table:style-name="ro1">
          <table:table-cell office:value-type="date" office:date-value="2019-09-01" calcext:value-type="date">
            <text:p>01.09.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.000,00</text:p>
          </table:table-cell>
          <table:table-cell table:formula="of:=[.E11]+[.C12]-[.D12]" office:value-type="float" office:value="0" calcext:value-type="float">
            <text:p>0,00</text:p>
          </table:table-cell>
          <table:table-cell/>
          <table:table-cell table:formula="of:=[.G11]+[.D12]" office:value-type="float" office:value="218150" calcext:value-type="float">
            <text:p>218.150,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.869,94</text:p>
          </table:table-cell>
          <table:table-cell table:formula="of:=[.E12]+[.C13]-[.D13]" office:value-type="float" office:value="0" calcext:value-type="float">
            <text:p>0,00</text:p>
          </table:table-cell>
          <table:table-cell/>
          <table:table-cell table:formula="of:=[.G12]+[.D13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13]+[.D14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14]+[.D15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15]+[.D16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16]+[.D17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17]+[.D18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3">
          <table:table-cell table:style-name="ce326" office:value-type="float" office:value="2011" calcext:value-type="float">
            <text:p>2011</text:p>
          </table:table-cell>
          <table:table-cell table:style-name="ce13" office:value-type="string" calcext:value-type="string">
            <text:p>Hasibe Balcı</text:p>
          </table:table-cell>
          <table:table-cell table:style-name="Default"/>
          <table:table-cell/>
          <table:table-cell table:formula="of:=[.E18]+[.F19]-[.D19]" office:value-type="float" office:value="10060.59" calcext:value-type="float">
            <text:p>10.060,59</text:p>
          </table:table-cell>
          <table:table-cell office:value-type="float" office:value="10060.59" calcext:value-type="float">
            <text:p>10.060,59</text:p>
          </table:table-cell>
          <table:table-cell table:formula="of:=[.G18]+[.D19]-[.F19]" office:value-type="float" office:value="209959.35" calcext:value-type="float">
            <text:p>209.959,35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eski 4 kömür parası</text:p>
          </table:table-cell>
          <table:table-cell table:style-name="Default"/>
          <table:table-cell/>
          <table:table-cell table:formula="of:=[.E19]+[.F20]-[.D20]" office:value-type="float" office:value="10270.59" calcext:value-type="float">
            <text:p>10.270,59</text:p>
          </table:table-cell>
          <table:table-cell office:value-type="float" office:value="210" calcext:value-type="float">
            <text:p>210,00</text:p>
          </table:table-cell>
          <table:table-cell table:formula="of:=[.G19]+[.D20]-[.F20]" office:value-type="float" office:value="209749.35" calcext:value-type="float">
            <text:p>209.749,35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office:value-type="string" calcext:value-type="string">
            <text:p>su vergi bldy <text:s text:c="3"/>5020-1862=3158</text:p>
          </table:table-cell>
          <table:table-cell table:style-name="Default"/>
          <table:table-cell table:style-name="ce12"/>
          <table:table-cell table:formula="of:=[.E20]+[.F21]-[.D21]" office:value-type="float" office:value="14560.59" calcext:value-type="float">
            <text:p>14.560,59</text:p>
          </table:table-cell>
          <table:table-cell office:value-type="float" office:value="4290" calcext:value-type="float">
            <text:p>4.290,00</text:p>
          </table:table-cell>
          <table:table-cell table:formula="of:=[.G20]+[.D21]-[.F21]" office:value-type="float" office:value="205459.35" calcext:value-type="float">
            <text:p>205.459,35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office:value-type="string" calcext:value-type="string">
            <text:p>emlak vergisi <text:s text:c="2"/>1862 amcamın hesabına yazıldı</text:p>
          </table:table-cell>
          <table:table-cell table:style-name="Default"/>
          <table:table-cell table:style-name="ce12"/>
          <table:table-cell table:formula="of:=[.E21]+[.F22]-[.D22]" office:value-type="float" office:value="17718.59" calcext:value-type="float">
            <text:p>17.718,59</text:p>
          </table:table-cell>
          <table:table-cell office:value-type="float" office:value="3158" calcext:value-type="float">
            <text:p>3.158,00</text:p>
          </table:table-cell>
          <table:table-cell table:formula="of:=[.G21]+[.D22]-[.F22]" office:value-type="float" office:value="202301.35" calcext:value-type="float">
            <text:p>202.301,3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formula="of:=[.E22]+[.F23]-[.D23]" office:value-type="float" office:value="17718.59" calcext:value-type="float">
            <text:p>17.718,59</text:p>
          </table:table-cell>
          <table:table-cell/>
          <table:table-cell table:formula="of:=[.G22]+[.D23]-[.F23]" office:value-type="float" office:value="202301.35" calcext:value-type="float">
            <text:p>202.301,35</text:p>
          </table:table-cell>
          <table:table-cell table:number-columns-repeated="1017"/>
        </table:table-row>
        <table:table-row table:style-name="ro3">
          <table:table-cell table:style-name="ce326" office:value-type="float" office:value="2012" calcext:value-type="float">
            <text:p>2012</text:p>
          </table:table-cell>
          <table:table-cell table:style-name="ce13" office:value-type="string" calcext:value-type="string">
            <text:p>Hasibe Balcı</text:p>
          </table:table-cell>
          <table:table-cell table:style-name="Default"/>
          <table:table-cell/>
          <table:table-cell table:formula="of:=[.E23]+[.F24]-[.D24]" office:value-type="float" office:value="20588.55" calcext:value-type="float">
            <text:p>20.588,55</text:p>
          </table:table-cell>
          <table:table-cell office:value-type="float" office:value="2869.96" calcext:value-type="float">
            <text:p>2.869,96</text:p>
          </table:table-cell>
          <table:table-cell table:formula="of:=[.G23]+[.D24]-[.F24]" office:value-type="float" office:value="199431.39" calcext:value-type="float">
            <text:p>199.431,39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avukat sözleşme</text:p>
          </table:table-cell>
          <table:table-cell table:style-name="Default"/>
          <table:table-cell/>
          <table:table-cell table:formula="of:=[.E24]+[.F25]-[.D25]" office:value-type="float" office:value="20788.55" calcext:value-type="float">
            <text:p>20.788,55</text:p>
          </table:table-cell>
          <table:table-cell office:value-type="float" office:value="200" calcext:value-type="float">
            <text:p>200,00</text:p>
          </table:table-cell>
          <table:table-cell table:formula="of:=[.G24]+[.D25]-[.F25]" office:value-type="float" office:value="199231.39" calcext:value-type="float">
            <text:p>199.231,3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formula="of:=[.E25]+[.F26]-[.D26]" office:value-type="float" office:value="20788.55" calcext:value-type="float">
            <text:p>20.788,55</text:p>
          </table:table-cell>
          <table:table-cell/>
          <table:table-cell table:formula="of:=[.G25]+[.D26]-[.F26]" office:value-type="float" office:value="199231.39" calcext:value-type="float">
            <text:p>199.231,39</text:p>
          </table:table-cell>
          <table:table-cell table:number-columns-repeated="1017"/>
        </table:table-row>
        <table:table-row table:style-name="ro3">
          <table:table-cell table:style-name="ce326" office:value-type="float" office:value="2013" calcext:value-type="float">
            <text:p>2013</text:p>
          </table:table-cell>
          <table:table-cell table:style-name="ce13" office:value-type="string" calcext:value-type="string">
            <text:p>Hasibe Balcı</text:p>
          </table:table-cell>
          <table:table-cell table:style-name="Default"/>
          <table:table-cell/>
          <table:table-cell table:formula="of:=[.E26]+[.F27]-[.D27]" office:value-type="float" office:value="23770.43" calcext:value-type="float">
            <text:p>23.770,43</text:p>
          </table:table-cell>
          <table:table-cell office:value-type="float" office:value="2981.88" calcext:value-type="float">
            <text:p>2.981,88</text:p>
          </table:table-cell>
          <table:table-cell table:formula="of:=[.G26]+[.D27]-[.F27]" office:value-type="float" office:value="196249.51" calcext:value-type="float">
            <text:p>196.249,5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formula="of:=[.E27]+[.F28]-[.D28]" office:value-type="float" office:value="23770.43" calcext:value-type="float">
            <text:p>23.770,43</text:p>
          </table:table-cell>
          <table:table-cell/>
          <table:table-cell table:formula="of:=[.G27]+[.D28]-[.F28]" office:value-type="float" office:value="196249.51" calcext:value-type="float">
            <text:p>196.249,51</text:p>
          </table:table-cell>
          <table:table-cell table:number-columns-repeated="1017"/>
        </table:table-row>
        <table:table-row table:style-name="ro3">
          <table:table-cell table:style-name="ce326" office:value-type="float" office:value="2014" calcext:value-type="float">
            <text:p>2014</text:p>
          </table:table-cell>
          <table:table-cell table:style-name="ce13" office:value-type="string" calcext:value-type="string">
            <text:p>Hasibe Balcı</text:p>
          </table:table-cell>
          <table:table-cell table:style-name="Default"/>
          <table:table-cell/>
          <table:table-cell table:formula="of:=[.E28]+[.F29]-[.D29]" office:value-type="float" office:value="26266.14" calcext:value-type="float">
            <text:p>26.266,14</text:p>
          </table:table-cell>
          <table:table-cell office:value-type="float" office:value="2495.71" calcext:value-type="float">
            <text:p>2.495,71</text:p>
          </table:table-cell>
          <table:table-cell table:formula="of:=[.G28]+[.D29]-[.F29]" office:value-type="float" office:value="193753.8" calcext:value-type="float">
            <text:p>193.753,80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office:value-type="string" calcext:value-type="string">
            <text:p>naciye annemin hesabı</text:p>
          </table:table-cell>
          <table:table-cell table:style-name="Default"/>
          <table:table-cell/>
          <table:table-cell table:formula="of:=[.E29]+[.F30]-[.D30]" office:value-type="float" office:value="32266.14" calcext:value-type="float">
            <text:p>32.266,14</text:p>
          </table:table-cell>
          <table:table-cell office:value-type="float" office:value="6000" calcext:value-type="float">
            <text:p>6.000,00</text:p>
          </table:table-cell>
          <table:table-cell table:formula="of:=[.G29]+[.D30]-[.F30]" office:value-type="float" office:value="187753.8" calcext:value-type="float">
            <text:p>187.753,80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tapu masrafı ali balcı</text:p>
          </table:table-cell>
          <table:table-cell table:style-name="Default"/>
          <table:table-cell/>
          <table:table-cell table:formula="of:=[.E30]+[.F31]-[.D31]" office:value-type="float" office:value="33266.14" calcext:value-type="float">
            <text:p>33.266,14</text:p>
          </table:table-cell>
          <table:table-cell office:value-type="float" office:value="1000" calcext:value-type="float">
            <text:p>1.000,00</text:p>
          </table:table-cell>
          <table:table-cell table:formula="of:=[.G30]+[.D31]-[.F31]" office:value-type="float" office:value="186753.8" calcext:value-type="float">
            <text:p>186.753,80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tapu masrafı ali balcı</text:p>
          </table:table-cell>
          <table:table-cell table:style-name="Default"/>
          <table:table-cell/>
          <table:table-cell table:formula="of:=[.E31]+[.F32]-[.D32]" office:value-type="float" office:value="38266.14" calcext:value-type="float">
            <text:p>38.266,14</text:p>
          </table:table-cell>
          <table:table-cell office:value-type="float" office:value="5000" calcext:value-type="float">
            <text:p>5.000,00</text:p>
          </table:table-cell>
          <table:table-cell table:formula="of:=[.G31]+[.D32]-[.F32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32]+[.F33]-[.D33]" office:value-type="float" office:value="38266.14" calcext:value-type="float">
            <text:p>38.266,14</text:p>
          </table:table-cell>
          <table:table-cell table:style-name="Default"/>
          <table:table-cell table:formula="of:=[.G32]+[.D33]-[.C33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1">
          <table:table-cell table:style-name="ce73" office:value-type="float" office:value="2019" calcext:value-type="float">
            <text:p>2019</text:p>
          </table:table-cell>
          <table:table-cell office:value-type="string" calcext:value-type="string">
            <text:p>maliye <text:s/>damga vergisi vs <text:s/>125</text:p>
          </table:table-cell>
          <table:table-cell table:style-name="Default" table:number-columns-repeated="2"/>
          <table:table-cell table:formula="of:=[.E33]+[.F34]-[.D34]" office:value-type="float" office:value="38391.14" calcext:value-type="float">
            <text:p>38.391,14</text:p>
          </table:table-cell>
          <table:table-cell table:style-name="Default" office:value-type="float" office:value="125" calcext:value-type="float">
            <text:p>125</text:p>
          </table:table-cell>
          <table:table-cell table:formula="of:=[.G33]+[.D34]-[.C34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formula="of:=[.E34]+[.F35]-[.D35]" office:value-type="float" office:value="38391.14" calcext:value-type="float">
            <text:p>38.391,14</text:p>
          </table:table-cell>
          <table:table-cell table:style-name="Default"/>
          <table:table-cell table:style-name="ce20" table:formula="of:=[.G34]+[.D35]-[.C35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5" table:number-rows-repeated="3">
          <table:table-cell table:style-name="ce75"/>
          <table:table-cell table:style-name="ce76"/>
          <table:table-cell/>
          <table:table-cell table:style-name="ce77"/>
          <table:table-cell/>
          <table:table-cell table:style-name="Default"/>
          <table:table-cell table:number-columns-repeated="1018"/>
        </table:table-row>
        <table:table-row table:style-name="ro5">
          <table:table-cell table:style-name="ce75"/>
          <table:table-cell table:style-name="ce76"/>
          <table:table-cell/>
          <table:table-cell table:style-name="ce76"/>
          <table:table-cell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ce75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5" table:number-rows-repeated="2">
          <table:table-cell table:style-name="ce75"/>
          <table:table-cell table:style-name="ce76"/>
          <table:table-cell/>
          <table:table-cell table:style-name="ce76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ce75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5">
          <table:table-cell table:style-name="ce75"/>
          <table:table-cell table:style-name="ce76"/>
          <table:table-cell/>
          <table:table-cell table:style-name="ce76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5">
          <table:table-cell table:style-name="ce75"/>
          <table:table-cell table:style-name="ce76"/>
          <table:table-cell/>
          <table:table-cell table:style-name="ce76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75"/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ygaz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15"/>
        <table:table-column table:style-name="co28" table:number-columns-repeated="2" table:default-cell-style-name="Default"/>
        <table:table-column table:style-name="co28" table:number-columns-repeated="3" table:default-cell-style-name="ce15"/>
        <table:table-row table:style-name="ro4">
          <table:table-cell/>
          <table:table-cell table:style-name="ce69" office:value-type="string" calcext:value-type="string">
            <text:p>Ali Paşa Aygaz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50])" office:value-type="float" office:value="24250" calcext:value-type="float">
            <text:p>24.250,00</text:p>
          </table:table-cell>
          <table:table-cell table:style-name="ce72" table:formula="of:=SUM([.G4:.G50])" office:value-type="float" office:value="18900" calcext:value-type="float">
            <text:p>18.900,00</text:p>
          </table:table-cell>
          <table:table-cell table:style-name="ce72" table:formula="of:=[.F1]-[.G1]" office:value-type="float" office:value="5350" calcext:value-type="float">
            <text:p>5.35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66"/>
          <table:table-cell table:number-columns-repeated="7"/>
        </table:table-row>
        <table:table-row table:style-name="ro1">
          <table:table-cell table:style-name="ce66"/>
          <table:table-cell office:value-type="string" calcext:value-type="string">
            <text:p>2019 toplam ödeme</text:p>
          </table:table-cell>
          <table:table-cell table:style-name="Default" table:formula="of:=SUM([.G10:.G12])" office:value-type="float" office:value="7000" calcext:value-type="float">
            <text:p>7000</text:p>
          </table:table-cell>
          <table:table-cell table:number-columns-repeated="5"/>
        </table:table-row>
        <table:table-row table:style-name="ro1">
          <table:table-cell table:style-name="ce66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formula="of:=[.H10]+[.F9]-[.G9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8-12-08" calcext:value-type="date">
            <text:p>08.12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İ</text:p>
          </table:table-cell>
          <table:table-cell/>
          <table:table-cell office:value-type="float" office:value="4600" calcext:value-type="float">
            <text:p>4.600,00</text:p>
          </table:table-cell>
          <table:table-cell table:formula="of:=[.H11]+[.F10]-[.G10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8-10-05" calcext:value-type="date">
            <text:p>05.10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2400" calcext:value-type="float">
            <text:p>2.400,00</text:p>
          </table:table-cell>
          <table:table-cell table:formula="of:=[.H12]+[.F11]-[.G11]" office:value-type="float" office:value="4600" calcext:value-type="float">
            <text:p>4.600,00</text:p>
          </table:table-cell>
        </table:table-row>
        <table:table-row table:style-name="ro1">
          <table:table-cell table:style-name="ce66" office:value-type="date" office:date-value="2018-10-05" calcext:value-type="date">
            <text:p>05.10.2018</text:p>
          </table:table-cell>
          <table:table-cell office:value-type="string" calcext:value-type="string">
            <text:p>Asena Dursun Kira Bedeli</text:p>
          </table:table-cell>
          <table:table-cell/>
          <table:table-cell table:style-name="ce66" office:value-type="date" office:date-value="2018-10-05" calcext:value-type="date">
            <text:p>05.10.2018</text:p>
          </table:table-cell>
          <table:table-cell table:style-name="ce66" office:value-type="date" office:date-value="2019-10-04" calcext:value-type="date">
            <text:p>04.10.2019</text:p>
          </table:table-cell>
          <table:table-cell office:value-type="float" office:value="7000" calcext:value-type="float">
            <text:p>7.000,00</text:p>
          </table:table-cell>
          <table:table-cell/>
          <table:table-cell table:formula="of:=[.H13]+[.F12]-[.G12]" office:value-type="float" office:value="7000" calcext:value-type="float">
            <text:p>7.000,00</text:p>
          </table:table-cell>
        </table:table-row>
        <table:table-row table:style-name="ro1">
          <table:table-cell table:style-name="ce67"/>
          <table:table-cell table:style-name="ce68"/>
          <table:table-cell table:style-name="ce70"/>
          <table:table-cell table:style-name="ce68" table:number-columns-repeated="2"/>
          <table:table-cell table:style-name="ce70" table:number-columns-repeated="3"/>
        </table:table-row>
        <table:table-row table:style-name="ro1">
          <table:table-cell table:style-name="ce66"/>
          <table:table-cell office:value-type="string" calcext:value-type="string">
            <text:p>2400 TL lik senedi var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office:value-type="string" calcext:value-type="string">
            <text:p>1700 tl borcu kaldı 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office:value-type="string" calcext:value-type="string">
            <text:p>aygaza ait çelik kasayıda giderken çaldılar</text:p>
          </table:table-cell>
          <table:table-cell/>
          <table:table-cell table:style-name="ce66" table:number-columns-repeated="2"/>
          <table:table-cell table:number-columns-repeated="2"/>
          <table:table-cell table:formula="of:=[.H17]+[.F16]-[.G16]" office:value-type="float" office:value="1700" calcext:value-type="float">
            <text:p>1.700,00</text:p>
          </table:table-cell>
        </table:table-row>
        <table:table-row table:style-name="ro1">
          <table:table-cell table:style-name="ce66"/>
          <table:table-cell office:value-type="string" calcext:value-type="string">
            <text:p>2018 toplam ödeme</text:p>
          </table:table-cell>
          <table:table-cell table:style-name="Default" table:formula="of:=SUM([.G18:.G21])" office:value-type="float" office:value="3300" calcext:value-type="float">
            <text:p>3300</text:p>
          </table:table-cell>
          <table:table-cell table:style-name="ce66" table:number-columns-repeated="2"/>
          <table:table-cell table:number-columns-repeated="2"/>
          <table:table-cell table:formula="of:=[.H18]+[.F17]-[.G17]" office:value-type="float" office:value="1700" calcext:value-type="float">
            <text:p>1.700,00</text:p>
          </table:table-cell>
        </table:table-row>
        <table:table-row table:style-name="ro1">
          <table:table-cell table:style-name="ce66" office:value-type="date" office:date-value="2018-03-01" calcext:value-type="date">
            <text:p>01.03.2018</text:p>
          </table:table-cell>
          <table:table-cell office:value-type="string" calcext:value-type="string">
            <text:p>nakit kepçeci ahmet ödedi</text:p>
          </table:table-cell>
          <table:table-cell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19]+[.F18]-[.G18]" office:value-type="float" office:value="1700" calcext:value-type="float">
            <text:p>1.700,00</text:p>
          </table:table-cell>
        </table:table-row>
        <table:table-row table:style-name="ro1">
          <table:table-cell table:style-name="ce66"/>
          <table:table-cell office:value-type="string" calcext:value-type="string">
            <text:p>kk </text:p>
          </table:table-cell>
          <table:table-cell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20]+[.F19]-[.G19]" office:value-type="float" office:value="2700" calcext:value-type="float">
            <text:p>2.700,00</text:p>
          </table:table-cell>
        </table:table-row>
        <table:table-row table:style-name="ro1">
          <table:table-cell table:style-name="ce66"/>
          <table:table-cell office:value-type="string" calcext:value-type="string">
            <text:p>kk </text:p>
          </table:table-cell>
          <table:table-cell/>
          <table:table-cell table:style-name="ce66" table:number-columns-repeated="2"/>
          <table:table-cell/>
          <table:table-cell office:value-type="float" office:value="800" calcext:value-type="float">
            <text:p>800,00</text:p>
          </table:table-cell>
          <table:table-cell table:formula="of:=[.H21]+[.F20]-[.G20]" office:value-type="float" office:value="3200" calcext:value-type="float">
            <text:p>3.200,00</text:p>
          </table:table-cell>
        </table:table-row>
        <table:table-row table:style-name="ro1">
          <table:table-cell table:style-name="ce66" office:value-type="date" office:date-value="2017-08-04" calcext:value-type="date">
            <text:p>04.08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22]+[.F21]-[.G21]" office:value-type="float" office:value="4000" calcext:value-type="float">
            <text:p>4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Samet Mine kira bedeli</text:p>
          </table:table-cell>
          <table:table-cell/>
          <table:table-cell table:style-name="ce66" office:value-type="date" office:date-value="2017-08-04" calcext:value-type="date">
            <text:p>04.08.2017</text:p>
          </table:table-cell>
          <table:table-cell table:style-name="ce66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23]+[.F22]-[.G22]" office:value-type="float" office:value="5000" calcext:value-type="float">
            <text:p>5.000,00</text:p>
          </table:table-cell>
        </table:table-row>
        <table:table-row table:style-name="ro1">
          <table:table-cell table:style-name="ce67"/>
          <table:table-cell table:style-name="ce68"/>
          <table:table-cell table:style-name="ce70"/>
          <table:table-cell table:style-name="ce67" table:number-columns-repeated="2"/>
          <table:table-cell table:style-name="ce70" table:number-columns-repeated="3"/>
        </table:table-row>
        <table:table-row table:style-name="ro1">
          <table:table-cell table:style-name="ce66"/>
          <table:table-cell office:value-type="string" calcext:value-type="string">
            <text:p>3500 TL senet yapıldı ödemedi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9" office:value-type="string" calcext:value-type="string">
            <text:p>senet icrada</text:p>
          </table:table-cell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7]+[.F26]-[.G26]" office:value-type="float" office:value="3650" calcext:value-type="float">
            <text:p>3.650,00</text:p>
          </table:table-cell>
        </table:table-row>
        <table:table-row table:style-name="ro1">
          <table:table-cell table:style-name="ce66"/>
          <table:table-cell office:value-type="string" calcext:value-type="string">
            <text:p>İsmail Tağaç Kira Bedeli</text:p>
          </table:table-cell>
          <table:table-cell/>
          <table:table-cell table:style-name="ce66" office:value-type="date" office:date-value="2017-01-20" calcext:value-type="date">
            <text:p>20.01.2017</text:p>
          </table:table-cell>
          <table:table-cell table:style-name="ce66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28]+[.F27]-[.G27]" office:value-type="float" office:value="3650" calcext:value-type="float">
            <text:p>3.65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9]+[.F28]-[.G28]" office:value-type="float" office:value="1250" calcext:value-type="float">
            <text:p>1.250,00</text:p>
          </table:table-cell>
        </table:table-row>
        <table:table-row table:style-name="ro1">
          <table:table-cell table:style-name="ce66" office:value-type="date" office:date-value="2016-10-20" calcext:value-type="date">
            <text:p>20.10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0]+[.F29]-[.G29]" office:value-type="float" office:value="1250" calcext:value-type="float">
            <text:p>1.250,00</text:p>
          </table:table-cell>
        </table:table-row>
        <table:table-row table:style-name="ro1">
          <table:table-cell table:style-name="ce66" office:value-type="date" office:date-value="2016-07-20" calcext:value-type="date">
            <text:p>20.07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1]+[.F30]-[.G30]" office:value-type="float" office:value="1750" calcext:value-type="float">
            <text:p>1.750,00</text:p>
          </table:table-cell>
        </table:table-row>
        <table:table-row table:style-name="ro1">
          <table:table-cell table:style-name="ce66" office:value-type="date" office:date-value="2016-06-20" calcext:value-type="date">
            <text:p>20.06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2]+[.F31]-[.G31]" office:value-type="float" office:value="2100" calcext:value-type="float">
            <text:p>2.100,00</text:p>
          </table:table-cell>
        </table:table-row>
        <table:table-row table:style-name="ro1">
          <table:table-cell table:style-name="ce66" office:value-type="date" office:date-value="2016-05-20" calcext:value-type="date">
            <text:p>20.05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3]+[.F32]-[.G32]" office:value-type="float" office:value="2450" calcext:value-type="float">
            <text:p>2.450,00</text:p>
          </table:table-cell>
        </table:table-row>
        <table:table-row table:style-name="ro1">
          <table:table-cell table:style-name="ce66" office:value-type="date" office:date-value="2016-04-20" calcext:value-type="date">
            <text:p>20.04.2016</text:p>
          </table:table-cell>
          <table:table-cell office:value-type="string" calcext:value-type="string">
            <text:p>2016 toplam ödeme</text:p>
          </table:table-cell>
          <table:table-cell table:style-name="Default" table:formula="of:=SUM([.G29:.G36])" office:value-type="float" office:value="2950" calcext:value-type="float">
            <text:p>2950</text:p>
          </table:table-cell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4]+[.F33]-[.G33]" office:value-type="float" office:value="2800" calcext:value-type="float">
            <text:p>2.800,00</text:p>
          </table:table-cell>
        </table:table-row>
        <table:table-row table:style-name="ro1">
          <table:table-cell table:style-name="ce66" office:value-type="date" office:date-value="2016-03-20" calcext:value-type="date">
            <text:p>20.03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5]+[.F34]-[.G34]" office:value-type="float" office:value="3150" calcext:value-type="float">
            <text:p>3.150,00</text:p>
          </table:table-cell>
        </table:table-row>
        <table:table-row table:style-name="ro1">
          <table:table-cell table:style-name="ce66" office:value-type="date" office:date-value="2016-02-20" calcext:value-type="date">
            <text:p>20.02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6]+[.F35]-[.G35]" office:value-type="float" office:value="3500" calcext:value-type="float">
            <text:p>3.500,00</text:p>
          </table:table-cell>
        </table:table-row>
        <table:table-row table:style-name="ro1">
          <table:table-cell table:style-name="ce66" office:value-type="date" office:date-value="2016-01-20" calcext:value-type="date">
            <text:p>20.01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7]+[.F36]-[.G36]" office:value-type="float" office:value="3850" calcext:value-type="float">
            <text:p>3.850,00</text:p>
          </table:table-cell>
        </table:table-row>
        <table:table-row table:style-name="ro1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" office:value-type="date" office:date-value="2016-01-20" calcext:value-type="date">
            <text:p>20.01.2016</text:p>
          </table:table-cell>
          <table:table-cell table:style-name="ce66" office:value-type="date" office:date-value="2017-01-19" calcext:value-type="date">
            <text:p>19.01.2017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38]+[.F37]" office:value-type="float" office:value="4200" calcext:value-type="float">
            <text:p>4.200,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formula="of:=[.H39]+[.F38]-[.G38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6-01-25" calcext:value-type="date">
            <text:p>25.01.2016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1050" calcext:value-type="float">
            <text:p>1050</text:p>
          </table:table-cell>
          <table:table-cell table:formula="of:=[.H40]+[.F39]-[.G39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5-08-20" calcext:value-type="date">
            <text:p>20.08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1]+[.F40]-[.G40]" office:value-type="float" office:value="1050" calcext:value-type="float">
            <text:p>1.050,00</text:p>
          </table:table-cell>
        </table:table-row>
        <table:table-row table:style-name="ro1">
          <table:table-cell table:style-name="ce66" office:value-type="date" office:date-value="2015-07-20" calcext:value-type="date">
            <text:p>20.07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2]+[.F41]-[.G41]" office:value-type="float" office:value="1400" calcext:value-type="float">
            <text:p>1.400,00</text:p>
          </table:table-cell>
        </table:table-row>
        <table:table-row table:style-name="ro1">
          <table:table-cell table:style-name="ce66" office:value-type="date" office:date-value="2015-04-20" calcext:value-type="date">
            <text:p>20.04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3]+[.F42]-[.G42]" office:value-type="float" office:value="1750" calcext:value-type="float">
            <text:p>1.750,00</text:p>
          </table:table-cell>
        </table:table-row>
        <table:table-row table:style-name="ro1">
          <table:table-cell table:style-name="ce66" office:value-type="date" office:date-value="2015-02-20" calcext:value-type="date">
            <text:p>20.02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4]+[.F43]-[.G43]" office:value-type="float" office:value="2100" calcext:value-type="float">
            <text:p>2.100,00</text:p>
          </table:table-cell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float" office:value="1750" calcext:value-type="float">
            <text:p>1750</text:p>
          </table:table-cell>
          <table:table-cell table:formula="of:=[.H45]+[.F44]-[.G44]" office:value-type="float" office:value="2450" calcext:value-type="float">
            <text:p>2.450,00</text:p>
          </table:table-cell>
        </table:table-row>
        <table:table-row table:style-name="ro1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" office:value-type="date" office:date-value="2015-01-20" calcext:value-type="date">
            <text:p>20.01.2015</text:p>
          </table:table-cell>
          <table:table-cell table:style-name="ce66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46]+[.F45]-[.G45]" office:value-type="float" office:value="4200" calcext:value-type="float">
            <text:p>4.200,00</text:p>
          </table:table-cell>
        </table:table-row>
        <table:table-row table:style-name="ro1">
          <table:table-cell table:style-name="ce68" table:number-columns-repeated="2"/>
          <table:table-cell table:style-name="ce70"/>
          <table:table-cell table:style-name="ce68" table:number-columns-repeated="2"/>
          <table:table-cell table:style-name="ce70"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1000" calcext:value-type="float">
            <text:p>1.000,00</text:p>
          </table:table-cell>
          <table:table-cell/>
        </table:table-row>
        <table:table-row table:style-name="ro1" table:number-rows-repeated="104852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P Ykm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15"/>
        <table:table-column table:style-name="co28" table:number-columns-repeated="2" table:default-cell-style-name="Default"/>
        <table:table-column table:style-name="co28" table:number-columns-repeated="3" table:default-cell-style-name="ce15"/>
        <table:table-row table:style-name="ro4">
          <table:table-cell/>
          <table:table-cell table:style-name="ce69" office:value-type="string" calcext:value-type="string">
            <text:p>Ali Paşa Yıkam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44])" office:value-type="float" office:value="135780" calcext:value-type="float">
            <text:p>135.780,00</text:p>
          </table:table-cell>
          <table:table-cell table:style-name="ce72" table:formula="of:=SUM([.G4:.G44])" office:value-type="float" office:value="133900" calcext:value-type="float">
            <text:p>133.900,00</text:p>
          </table:table-cell>
          <table:table-cell table:style-name="ce72" table:formula="of:=[.F1]-[.G1]" office:value-type="float" office:value="1880" calcext:value-type="float">
            <text:p>1.88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>
          <table:table-cell table:number-columns-repeated="7"/>
          <table:table-cell table:formula="of:=[.H5]+[.F4]-[.G4]" office:value-type="float" office:value="1880" calcext:value-type="float">
            <text:p>1.880,00</text:p>
          </table:table-cell>
        </table:table-row>
        <table:table-row table:style-name="ro1">
          <table:table-cell table:number-columns-repeated="7"/>
          <table:table-cell table:formula="of:=[.H6]+[.F5]-[.G5]" office:value-type="float" office:value="1880" calcext:value-type="float">
            <text:p>1.880,00</text:p>
          </table:table-cell>
        </table:table-row>
        <table:table-row table:style-name="ro1">
          <table:table-cell table:number-columns-repeated="7"/>
          <table:table-cell table:formula="of:=[.H7]+[.F6]-[.G6]" office:value-type="float" office:value="1880" calcext:value-type="float">
            <text:p>1.880,00</text:p>
          </table:table-cell>
        </table:table-row>
        <table:table-row table:style-name="ro1">
          <table:table-cell table:style-name="ce66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8]+[.F7]-[.G7]" office:value-type="float" office:value="1880" calcext:value-type="float">
            <text:p>1.880,00</text:p>
          </table:table-cell>
        </table:table-row>
        <table:table-row table:style-name="ro1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9]+[.F8]-[.G8]" office:value-type="float" office:value="6380" calcext:value-type="float">
            <text:p>6.380,00</text:p>
          </table:table-cell>
        </table:table-row>
        <table:table-row table:style-name="ro1">
          <table:table-cell table:style-name="ce66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0]+[.F9]-[.G9]" office:value-type="float" office:value="6380" calcext:value-type="float">
            <text:p>6.380,00</text:p>
          </table:table-cell>
        </table:table-row>
        <table:table-row table:style-name="ro1">
          <table:table-cell table:style-name="ce66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66" office:value-type="date" office:date-value="2018-07-01" calcext:value-type="date">
            <text:p>01.07.2018</text:p>
          </table:table-cell>
          <table:table-cell table:style-name="ce66" office:value-type="date" office:date-value="2019-06-30" calcext:value-type="date">
            <text:p>30.06.2019</text:p>
          </table:table-cell>
          <table:table-cell office:value-type="float" office:value="26380" calcext:value-type="float">
            <text:p>26.380,00</text:p>
          </table:table-cell>
          <table:table-cell/>
          <table:table-cell table:formula="of:=[.H11]+[.F10]-[.G10]" office:value-type="float" office:value="26380" calcext:value-type="float">
            <text:p>26.380,00</text:p>
          </table:table-cell>
        </table:table-row>
        <table:table-row table:style-name="ro1">
          <table:table-cell table:number-columns-repeated="7"/>
          <table:table-cell table:formula="of:=[.H12]+[.F11]-[.G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13]+[.F12]-[.G12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14]+[.F13]-[.G13]" office:value-type="float" office:value="500" calcext:value-type="float">
            <text:p>500,00</text:p>
          </table:table-cell>
        </table:table-row>
        <table:table-row table:style-name="ro1">
          <table:table-cell table:style-name="ce66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15]+[.F14]-[.G14]" office:value-type="float" office:value="2500" calcext:value-type="float">
            <text:p>2.500,00</text:p>
          </table:table-cell>
        </table:table-row>
        <table:table-row table:style-name="ro1">
          <table:table-cell table:style-name="ce66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16]+[.F15]-[.G15]" office:value-type="float" office:value="5600" calcext:value-type="float">
            <text:p>5.600,00</text:p>
          </table:table-cell>
        </table:table-row>
        <table:table-row table:style-name="ro1">
          <table:table-cell table:style-name="ce66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7500" calcext:value-type="float">
            <text:p>7.500,00</text:p>
          </table:table-cell>
        </table:table-row>
        <table:table-row table:style-name="ro1">
          <table:table-cell table:style-name="ce66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8]+[.F17]-[.G17]" office:value-type="float" office:value="12500" calcext:value-type="float">
            <text:p>12.500,00</text:p>
          </table:table-cell>
        </table:table-row>
        <table:table-row table:style-name="ro1">
          <table:table-cell table:style-name="ce66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66" office:value-type="date" office:date-value="2018-07-01" calcext:value-type="date">
            <text:p>01.07.2018</text:p>
          </table:table-cell>
          <table:table-cell table:style-name="ce66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19]+[.F18]-[.G18]" office:value-type="float" office:value="22500" calcext:value-type="float">
            <text:p>22.500,00</text:p>
          </table:table-cell>
        </table:table-row>
        <table:table-row table:style-name="ro1">
          <table:table-cell table:style-name="ce66"/>
          <table:table-cell office:value-type="string" calcext:value-type="string">
            <text:p>2017 kaln borç farkı % 15,80</text:p>
          </table:table-cell>
          <table:table-cell/>
          <table:table-cell table:style-name="ce66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0]+[.F19]-[.G19]" office:value-type="float" office:value="2814" calcext:value-type="float">
            <text:p>2.814,00</text:p>
          </table:table-cell>
        </table:table-row>
        <table:table-row table:style-name="ro1">
          <table:table-cell table:style-name="ce66"/>
          <table:table-cell table:style-name="ce9" office:value-type="string" calcext:value-type="string">
            <text:p>2017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21]+[.F20]-[.G20]" office:value-type="float" office:value="2525" calcext:value-type="float">
            <text:p>2.525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22]+[.F21]-[.G21]" office:value-type="float" office:value="2525" calcext:value-type="float">
            <text:p>2.525,00</text:p>
          </table:table-cell>
        </table:table-row>
        <table:table-row table:style-name="ro1">
          <table:table-cell table:style-name="ce66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66" office:value-type="date" office:date-value="2017-07-01" calcext:value-type="date">
            <text:p>01.07.2017</text:p>
          </table:table-cell>
          <table:table-cell table:style-name="ce66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23]+[.F22]-[.G22]" office:value-type="float" office:value="17525" calcext:value-type="float">
            <text:p>17.525,00</text:p>
          </table:table-cell>
        </table:table-row>
        <table:table-row table:style-name="ro1">
          <table:table-cell table:style-name="ce66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4]+[.F23]-[.G23]" office:value-type="float" office:value="475" calcext:value-type="float">
            <text:p>475,00</text:p>
          </table:table-cell>
        </table:table-row>
        <table:table-row table:style-name="ro1">
          <table:table-cell table:style-name="ce66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25]+[.F24]-[.G24]" office:value-type="float" office:value="3475" calcext:value-type="float">
            <text:p>3.475,00</text:p>
          </table:table-cell>
        </table:table-row>
        <table:table-row table:style-name="ro1">
          <table:table-cell table:style-name="ce66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7-05-01" calcext:value-type="date">
            <text:p>01.05.2017</text:p>
          </table:table-cell>
          <table:table-cell table:style-name="ce66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26]+[.F25]-[.G25]" office:value-type="float" office:value="4875" calcext:value-type="float">
            <text:p>4.875,00</text:p>
          </table:table-cell>
        </table:table-row>
        <table:table-row table:style-name="ro1">
          <table:table-cell table:style-name="ce66"/>
          <table:table-cell table:style-name="ce9" office:value-type="string" calcext:value-type="string">
            <text:p>2016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27]+[.F26]-[.G26]" office:value-type="float" office:value="1875" calcext:value-type="float">
            <text:p>1.875,00</text:p>
          </table:table-cell>
        </table:table-row>
        <table:table-row table:style-name="ro1">
          <table:table-cell table:style-name="ce66" office:value-type="date" office:date-value="2016-08-01" calcext:value-type="date">
            <text:p>01.08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8]+[.F27]-[.G27]" office:value-type="float" office:value="1875" calcext:value-type="float">
            <text:p>1.875,00</text:p>
          </table:table-cell>
        </table:table-row>
        <table:table-row table:style-name="ro1">
          <table:table-cell table:style-name="ce66" office:value-type="date" office:date-value="2016-07-19" calcext:value-type="date">
            <text:p>19.07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29]+[.F28]-[.G28]" office:value-type="float" office:value="3875" calcext:value-type="float">
            <text:p>3.875,00</text:p>
          </table:table-cell>
        </table:table-row>
        <table:table-row table:style-name="ro1">
          <table:table-cell table:style-name="ce66" office:value-type="date" office:date-value="2016-04-03" calcext:value-type="date">
            <text:p>03.04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0]+[.F29]-[.G29]" office:value-type="float" office:value="6375" calcext:value-type="float">
            <text:p>6.375,00</text:p>
          </table:table-cell>
        </table:table-row>
        <table:table-row table:style-name="ro1">
          <table:table-cell table:style-name="ce66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" office:value-type="date" office:date-value="2016-05-01" calcext:value-type="date">
            <text:p>01.05.2016</text:p>
          </table:table-cell>
          <table:table-cell table:style-name="ce66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31]+[.F30]-[.G30]" office:value-type="float" office:value="16375" calcext:value-type="float">
            <text:p>16.375,00</text:p>
          </table:table-cell>
        </table:table-row>
        <table:table-row table:style-name="ro1">
          <table:table-cell table:style-name="ce66"/>
          <table:table-cell table:style-name="ce9" office:value-type="string" calcext:value-type="string">
            <text:p>2015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32]+[.F31]-[.G31]" office:value-type="float" office:value="1250" calcext:value-type="float">
            <text:p>1.25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1">
          <table:table-cell table:style-name="ce66" office:value-type="date" office:date-value="2017-09-02" calcext:value-type="date">
            <text:p>02.09.2017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4]+[.F33]-[.G33]" office:value-type="float" office:value="2750" calcext:value-type="float">
            <text:p>2.750,00</text:p>
          </table:table-cell>
        </table:table-row>
        <table:table-row table:style-name="ro1">
          <table:table-cell table:style-name="ce66" office:value-type="date" office:date-value="2015-07-27" calcext:value-type="date">
            <text:p>27.07.2015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5]+[.F34]-[.G34]" office:value-type="float" office:value="4250" calcext:value-type="float">
            <text:p>4.250,00</text:p>
          </table:table-cell>
        </table:table-row>
        <table:table-row table:style-name="ro1">
          <table:table-cell table:style-name="ce66" office:value-type="date" office:date-value="2015-07-20" calcext:value-type="date">
            <text:p>20.07.2015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6]+[.F35]-[.G35]" office:value-type="float" office:value="5250" calcext:value-type="float">
            <text:p>5.25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7]+[.F36]-[.G36]" office:value-type="float" office:value="5750" calcext:value-type="float">
            <text:p>5.75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38]+[.F37]-[.G37]" office:value-type="float" office:value="5750" calcext:value-type="float">
            <text:p>5.750,00</text:p>
          </table:table-cell>
        </table:table-row>
        <table:table-row table:style-name="ro1">
          <table:table-cell table:style-name="ce66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" office:value-type="date" office:date-value="2015-05-01" calcext:value-type="date">
            <text:p>01.05.2015</text:p>
          </table:table-cell>
          <table:table-cell table:style-name="ce66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39]+[.F38]-[.G38]" office:value-type="float" office:value="15250" calcext:value-type="float">
            <text:p>15.250,00</text:p>
          </table:table-cell>
        </table:table-row>
        <table:table-row table:style-name="ro1">
          <table:table-cell table:style-name="ce66"/>
          <table:table-cell table:style-name="ce9" office:value-type="string" calcext:value-type="string">
            <text:p>2014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40]+[.F39]-[.G39]" office:value-type="float" office:value="1500" calcext:value-type="float">
            <text:p>1.500,00</text:p>
          </table:table-cell>
        </table:table-row>
        <table:table-row table:style-name="ro1">
          <table:table-cell table:style-name="ce66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41]+[.F40]-[.G40]" office:value-type="float" office:value="1500" calcext:value-type="float">
            <text:p>1.500,00</text:p>
          </table:table-cell>
        </table:table-row>
        <table:table-row table:style-name="ro1">
          <table:table-cell table:style-name="ce66" office:value-type="date" office:date-value="2014-05-01" calcext:value-type="date">
            <text:p>01.05.2014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4-05-01" calcext:value-type="date">
            <text:p>01.05.2014</text:p>
          </table:table-cell>
          <table:table-cell table:style-name="ce66" office:value-type="date" office:date-value="2015-04-30" calcext:value-type="date">
            <text:p>30.04.2015</text:p>
          </table:table-cell>
          <table:table-cell office:value-type="float" office:value="12500" calcext:value-type="float">
            <text:p>12.500,00</text:p>
          </table:table-cell>
          <table:table-cell/>
          <table:table-cell table:formula="of:=[.H42]+[.F41]-[.G41]" office:value-type="float" office:value="12500" calcext:value-type="float">
            <text:p>12.500,00</text:p>
          </table:table-cell>
        </table:table-row>
        <table:table-row table:style-name="ro1">
          <table:table-cell table:style-name="ce66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3-05-01" calcext:value-type="date">
            <text:p>01.05.2013</text:p>
          </table:table-cell>
          <table:table-cell table:style-name="ce66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2-05-01" calcext:value-type="date">
            <text:p>01.05.2012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2-05-01" calcext:value-type="date">
            <text:p>01.05.2012</text:p>
          </table:table-cell>
          <table:table-cell table:style-name="ce66" office:value-type="date" office:date-value="2013-04-30" calcext:value-type="date">
            <text:p>30.04.2013</text:p>
          </table:table-cell>
          <table:table-cell table:number-columns-repeated="2" office:value-type="float" office:value="10000" calcext:value-type="float">
            <text:p>10.000,00</text:p>
          </table:table-cell>
          <table:table-cell table:formula="of:=[.H44]+[.F43]-[.G43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1-05-01" calcext:value-type="date">
            <text:p>01.05.2011</text:p>
          </table:table-cell>
          <table:table-cell table:style-name="ce66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1" table:number-rows-repeated="104853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lngaz" table:style-name="ta1">
        <table:table-column table:style-name="co9" table:default-cell-style-name="Default"/>
        <table:table-column table:style-name="co31" table:default-cell-style-name="Default"/>
        <table:table-column table:style-name="co32" table:default-cell-style-name="ce15"/>
        <table:table-column table:style-name="co33" table:default-cell-style-name="Default"/>
        <table:table-column table:style-name="co34" table:default-cell-style-name="Default"/>
        <table:table-column table:style-name="co35" table:default-cell-style-name="ce15"/>
        <table:table-column table:style-name="co15" table:number-columns-repeated="2" table:default-cell-style-name="ce15"/>
        <table:table-row table:style-name="ro1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57])" office:value-type="float" office:value="29720" calcext:value-type="float">
            <text:p>29.720,00</text:p>
          </table:table-cell>
          <table:table-cell table:style-name="ce72" table:formula="of:=SUM([.G4:.G57])" office:value-type="float" office:value="29720" calcext:value-type="float">
            <text:p>29.720,00</text:p>
          </table:table-cell>
          <table:table-cell table:style-name="ce72" table:formula="of:=[.F1]-[.G1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9-07-28" calcext:value-type="date">
            <text:p>28.07.2019</text:p>
          </table:table-cell>
          <table:table-cell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1">
          <table:table-cell table:style-name="ce66" office:value-type="date" office:date-value="2019-06-30" calcext:value-type="date">
            <text:p>30.06.2019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66" office:value-type="date" office:date-value="2019-06-30" calcext:value-type="date">
            <text:p>30.06.2019</text:p>
          </table:table-cell>
          <table:table-cell table:style-name="ce66" office:value-type="date" office:date-value="2020-06-29" calcext:value-type="date">
            <text:p>29.06.2020</text:p>
          </table:table-cell>
          <table:table-cell office:value-type="float" office:value="8520" calcext:value-type="float">
            <text:p>8.520,00</text:p>
          </table:table-cell>
          <table:table-cell/>
          <table:table-cell table:formula="of:=[.H9]+[.F8]-[.G8]" office:value-type="float" office:value="8520" calcext:value-type="float">
            <text:p>8.520,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6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1">
          <table:table-cell table:style-name="ce66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1">
          <table:table-cell table:style-name="ce66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1">
          <table:table-cell table:style-name="ce66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1">
          <table:table-cell table:style-name="ce66" office:value-type="date" office:date-value="2018-06-30" calcext:value-type="date">
            <text:p>30.06.2018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66" office:value-type="date" office:date-value="2018-06-30" calcext:value-type="date">
            <text:p>30.06.2018</text:p>
          </table:table-cell>
          <table:table-cell table:style-name="ce66" office:value-type="date" office:date-value="2019-06-29" calcext:value-type="date">
            <text:p>29.06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17]+[.F16]-[.G16]" office:value-type="float" office:value="7200" calcext:value-type="float">
            <text:p>7.2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7-06-10" calcext:value-type="date">
            <text:p>10.06.2017</text:p>
          </table:table-cell>
          <table:table-cell table:style-name="ce9" office:value-type="string" calcext:value-type="string">
            <text:p>nakit</text:p>
          </table:table-cell>
          <table:table-cell table:style-name="ce20"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7-06-10" calcext:value-type="date">
            <text:p>10.06.2017</text:p>
          </table:table-cell>
          <table:table-cell office:value-type="string" calcext:value-type="string">
            <text:p>Gökhan Öner Kira Bedeli</text:p>
          </table:table-cell>
          <table:table-cell/>
          <table:table-cell table:style-name="ce66" office:value-type="date" office:date-value="2017-06-10" calcext:value-type="date">
            <text:p>10.06.2017</text:p>
          </table:table-cell>
          <table:table-cell table:style-name="ce66" office:value-type="date" office:date-value="2018-05-09" calcext:value-type="date">
            <text:p>09.05.2018</text:p>
          </table:table-cell>
          <table:table-cell office:value-type="float" office:value="4400" calcext:value-type="float">
            <text:p>4.400,00</text:p>
          </table:table-cell>
          <table:table-cell/>
          <table:table-cell table:formula="of:=[.H20]+[.F19]-[.G19]" office:value-type="float" office:value="4400" calcext:value-type="float">
            <text:p>4.4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b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6" calcext:value-type="float">
            <text:p>2016</text:p>
          </table:table-cell>
          <table:table-cell office:value-type="string" calcext:value-type="string">
            <text:p>kira bedeli</text:p>
          </table:table-cell>
          <table:table-cell/>
          <table:table-cell table:style-name="ce66" table:number-columns-repeated="2"/>
          <table:table-cell office:value-type="float" office:value="5600" calcext:value-type="float">
            <text:p>5.600,00</text:p>
          </table:table-cell>
          <table:table-cell/>
          <table:table-cell table:formula="of:=[.H24]+[.F23]-[.G23]" office:value-type="float" office:value="5600" calcext:value-type="float">
            <text:p>5.6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n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5" calcext:value-type="float">
            <text:p>2015</text:p>
          </table:table-cell>
          <table:table-cell office:value-type="string" calcext:value-type="string">
            <text:p>kira bedeli</text:p>
          </table:table-cell>
          <table:table-cell/>
          <table:table-cell table:style-name="ce66" table:number-columns-repeated="2"/>
          <table:table-cell office:value-type="float" office:value="4000" calcext:value-type="float">
            <text:p>4.000,00</text:p>
          </table:table-cell>
          <table:table-cell/>
          <table:table-cell table:formula="of:=[.H27]+[.F26]-[.G26]" office:value-type="float" office:value="4000" calcext:value-type="float">
            <text:p>4.000,00</text:p>
          </table:table-cell>
        </table:table-row>
        <table:table-row table:style-name="ro1">
          <table:table-cell table:style-name="ce73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29]+[.F28]-[.G28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1" table:number-rows-repeated="4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73" table:number-columns-repeated="2"/>
          <table:table-cell table:number-columns-repeated="3"/>
        </table:table-row>
        <table:table-row table:style-name="ro1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73" table:number-columns-repeated="2"/>
          <table:table-cell table:number-columns-repeated="3"/>
        </table:table-row>
        <table:table-row table:style-name="ro1" table:number-rows-repeated="7">
          <table:table-cell table:style-name="ce66"/>
          <table:table-cell table:number-columns-repeated="2"/>
          <table:table-cell table:style-name="ce15"/>
          <table:table-cell table:style-name="ce73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15"/>
          <table:table-cell table:style-name="ce73"/>
          <table:table-cell table:number-columns-repeated="3"/>
        </table:table-row>
        <table:table-row table:style-name="ro1" table:number-rows-repeated="2">
          <table:table-cell table:style-name="ce66"/>
          <table:table-cell/>
          <table:table-cell table:style-name="Default"/>
          <table:table-cell table:style-name="ce15"/>
          <table:table-cell table:style-name="ce73"/>
          <table:table-cell table:number-columns-repeated="3"/>
        </table:table-row>
        <table:table-row table:style-name="ro1" table:number-rows-repeated="3">
          <table:table-cell table:style-name="ce66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ce66" table:number-columns-repeated="2"/>
          <table:table-cell/>
          <table:table-cell table:style-name="Default"/>
          <table:table-cell/>
        </table:table-row>
        <table:table-row table:style-name="ro1" table:number-rows-repeated="8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zr - Snyi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15"/>
        <table:table-column table:style-name="co28" table:number-columns-repeated="2" table:default-cell-style-name="Default"/>
        <table:table-column table:style-name="co28" table:number-columns-repeated="3" table:default-cell-style-name="ce15"/>
        <table:table-row table:style-name="ro4">
          <table:table-cell/>
          <table:table-cell table:style-name="ce130" office:value-type="string" calcext:value-type="string">
            <text:p>Hızarhane Depo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12])" office:value-type="float" office:value="21000" calcext:value-type="float">
            <text:p>21.000,00</text:p>
          </table:table-cell>
          <table:table-cell table:style-name="ce72" table:formula="of:=SUM([.G4:.G12])" office:value-type="float" office:value="21000" calcext:value-type="float">
            <text:p>21.000,00</text:p>
          </table:table-cell>
          <table:table-cell table:style-name="ce72" table:formula="of:=[.F1]-[.G1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6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6" table:number-columns-repeated="2"/>
          <table:table-cell/>
          <table:table-cell office:value-type="float" office:value="250" calcext:value-type="float">
            <text:p>250,00</text:p>
          </table:table-cell>
          <table:table-cell/>
        </table:table-row>
        <table:table-row table:style-name="ro1">
          <table:table-cell table:style-name="ce66"/>
          <table:table-cell table:number-columns-repeated="2"/>
          <table:table-cell table:style-name="ce66"/>
          <table:table-cell table:style-name="ce131" office:value-type="string" calcext:value-type="string">
            <text:p>arsa satıldı</text:p>
          </table:table-cell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66"/>
          <table:table-cell table:style-name="ce131" office:value-type="date" office:date-value="2018-03-31" calcext:value-type="date">
            <text:p>31.03.2018</text:p>
          </table:table-cell>
          <table:table-cell table:number-columns-repeated="3"/>
        </table:table-row>
        <table:table-row table:style-name="ro1">
          <table:table-cell table:style-name="ce66" office:value-type="date" office:date-value="2014-10-15" calcext:value-type="date">
            <text:p>15.10.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4-10-15" calcext:value-type="date">
            <text:p>15.10.2014</text:p>
          </table:table-cell>
          <table:table-cell table:style-name="ce66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 office:value-type="float" office:value="5750" calcext:value-type="float">
            <text:p>5.750,00</text:p>
          </table:table-cell>
          <table:table-cell/>
        </table:table-row>
        <table:table-row table:style-name="ro1">
          <table:table-cell table:style-name="ce66" office:value-type="date" office:date-value="2013-10-15" calcext:value-type="date">
            <text:p>15.10.2013</text:p>
          </table:table-cell>
          <table:table-cell office:value-type="string" calcext:value-type="string">
            <text:p>Taha İnşaat Kira Bedeli</text:p>
          </table:table-cell>
          <table:table-cell table:style-name="ce20"/>
          <table:table-cell table:style-name="ce66" office:value-type="date" office:date-value="2013-10-15" calcext:value-type="date">
            <text:p>15.10.2013</text:p>
          </table:table-cell>
          <table:table-cell table:style-name="ce66" office:value-type="date" office:date-value="2014-10-14" calcext:value-type="date">
            <text:p>14.10.2014</text:p>
          </table:table-cell>
          <table:table-cell table:number-columns-repeated="2" office:value-type="float" office:value="5500" calcext:value-type="float">
            <text:p>5.500,00</text:p>
          </table:table-cell>
          <table:table-cell/>
        </table:table-row>
        <table:table-row table:style-name="ro1">
          <table:table-cell table:style-name="ce66" office:value-type="date" office:date-value="2012-11-06" calcext:value-type="date">
            <text:p>06.11.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2-11-06" calcext:value-type="date">
            <text:p>06.11.2012</text:p>
          </table:table-cell>
          <table:table-cell table:style-name="ce66" office:value-type="date" office:date-value="2013-11-05" calcext:value-type="date">
            <text:p>05.11.2013</text:p>
          </table:table-cell>
          <table:table-cell table:number-columns-repeated="2" office:value-type="float" office:value="5000" calcext:value-type="float">
            <text:p>5.000,00</text:p>
          </table:table-cell>
          <table:table-cell/>
        </table:table-row>
        <table:table-row table:style-name="ro1">
          <table:table-cell table:style-name="ce66" office:value-type="date" office:date-value="2011-10-15" calcext:value-type="date">
            <text:p>15.10.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1-10-15" calcext:value-type="date">
            <text:p>15.10.2011</text:p>
          </table:table-cell>
          <table:table-cell table:style-name="ce66" office:value-type="date" office:date-value="2012-10-14" calcext:value-type="date">
            <text:p>14.10.2012</text:p>
          </table:table-cell>
          <table:table-cell table:number-columns-repeated="2" office:value-type="float" office:value="4500" calcext:value-type="float">
            <text:p>4.500,00</text:p>
          </table:table-cell>
          <table:table-cell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Sanayi Acent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17:.F20])" office:value-type="float" office:value="34000" calcext:value-type="float">
            <text:p>34.000,00</text:p>
          </table:table-cell>
          <table:table-cell table:style-name="ce72" table:formula="of:=SUM([.G17:.G20])" office:value-type="float" office:value="34000" calcext:value-type="float">
            <text:p>34.000,00</text:p>
          </table:table-cell>
          <table:table-cell table:style-name="ce72" table:formula="of:=[.F14]-[.G14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>
          <table:table-cell table:style-name="ce73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66" table:number-columns-repeated="2"/>
          <table:table-cell table:number-columns-repeated="2" office:value-type="float" office:value="10000" calcext:value-type="float">
            <text:p>10.000,00</text:p>
          </table:table-cell>
          <table:table-cell/>
        </table:table-row>
        <table:table-row table:style-name="ro1">
          <table:table-cell table:style-name="ce73" office:value-type="float" office:value="2013" calcext:value-type="float">
            <text:p>2013</text:p>
          </table:table-cell>
          <table:table-cell table:number-columns-repeated="2"/>
          <table:table-cell table:style-name="ce66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1">
          <table:table-cell table:style-name="ce73" office:value-type="float" office:value="2012" calcext:value-type="float">
            <text:p>2012</text:p>
          </table:table-cell>
          <table:table-cell table:number-columns-repeated="2"/>
          <table:table-cell table:style-name="ce66" table:number-columns-repeated="2"/>
          <table:table-cell table:number-columns-repeated="2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73" office:value-type="float" office:value="2011" calcext:value-type="float">
            <text:p>2011</text:p>
          </table:table-cell>
          <table:table-cell table:number-columns-repeated="2"/>
          <table:table-cell table:style-name="ce66" table:number-columns-repeated="2"/>
          <table:table-cell table:number-columns-repeated="2" office:value-type="float" office:value="7500" calcext:value-type="float">
            <text:p>7.500,00</text:p>
          </table:table-cell>
          <table:table-cell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71"/>
          <table:table-cell table:style-name="ce72" table:number-columns-repeated="3"/>
        </table:table-row>
        <table:table-row table:style-name="ro4">
          <table:table-cell/>
          <table:table-cell table:style-name="ce130" office:value-type="string" calcext:value-type="string">
            <text:p>Hızarhane Yıkam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27:.F43])" office:value-type="float" office:value="62850" calcext:value-type="float">
            <text:p>62.850,00</text:p>
          </table:table-cell>
          <table:table-cell table:style-name="ce72" table:formula="of:=SUM([.G27:.G44])" office:value-type="float" office:value="62850" calcext:value-type="float">
            <text:p>62.850,00</text:p>
          </table:table-cell>
          <table:table-cell table:style-name="ce72" table:formula="of:=[.F24]-[.G24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6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1">
          <table:table-cell table:style-name="ce66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1">
          <table:table-cell table:style-name="ce66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1]-[.G31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Kalan 1500 TL arsayı alan yeşilyurtluyla</text:p>
          </table:table-cell>
          <table:table-cell/>
          <table:table-cell table:style-name="ce66" table:number-columns-repeated="2"/>
          <table:table-cell table:number-columns-repeated="2"/>
          <table:table-cell table:formula="of:=+[.F32]-[.G32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<text:s/>hesaplaşıldı</text:p>
          </table:table-cell>
          <table:table-cell/>
          <table:table-cell table:style-name="ce66"/>
          <table:table-cell table:style-name="ce131" office:value-type="string" calcext:value-type="string">
            <text:p>arsa satıldı</text:p>
          </table:table-cell>
          <table:table-cell table:number-columns-repeated="2"/>
          <table:table-cell table:formula="of:=+[.F33]-[.G33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8-03-02" calcext:value-type="date">
            <text:p>02.03.2018</text:p>
          </table:table-cell>
          <table:table-cell table:style-name="ce131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+[.F34]-[.G34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7-03-02" calcext:value-type="date">
            <text:p>02.03.2017</text:p>
          </table:table-cell>
          <table:table-cell table:style-name="ce66" office:value-type="date" office:date-value="2018-03-01" calcext:value-type="date">
            <text:p>01.03.2018</text:p>
          </table:table-cell>
          <table:table-cell table:number-columns-repeated="2" office:value-type="float" office:value="15400" calcext:value-type="float">
            <text:p>15.400,00</text:p>
          </table:table-cell>
          <table:table-cell table:formula="of:=+[.F35]-[.G35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6-03-02" calcext:value-type="date">
            <text:p>02.03.2016</text:p>
          </table:table-cell>
          <table:table-cell table:style-name="ce66" office:value-type="date" office:date-value="2017-03-01" calcext:value-type="date">
            <text:p>01.03.2017</text:p>
          </table:table-cell>
          <table:table-cell table:number-columns-repeated="2" office:value-type="float" office:value="13000" calcext:value-type="float">
            <text:p>13.000,00</text:p>
          </table:table-cell>
          <table:table-cell table:formula="of:=+[.F36]-[.G36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 table:number-columns-repeated="2" office:value-type="float" office:value="9350" calcext:value-type="float">
            <text:p>9.350,00</text:p>
          </table:table-cell>
          <table:table-cell/>
        </table:table-row>
        <table:table-row table:style-name="ro1">
          <table:table-cell table:style-name="ce73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1">
          <table:table-cell table:style-name="ce73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 table:number-columns-repeated="2" office:value-type="float" office:value="7900" calcext:value-type="float">
            <text:p>7.900,00</text:p>
          </table:table-cell>
          <table:table-cell/>
        </table:table-row>
        <table:table-row table:style-name="ro1">
          <table:table-cell table:style-name="ce73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 table:number-columns-repeated="2" office:value-type="float" office:value="7200" calcext:value-type="float">
            <text:p>7.200,00</text:p>
          </table:table-cell>
          <table:table-cell/>
        </table:table-row>
        <table:table-row table:style-name="ro1" table:number-rows-repeated="3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 table:number-rows-repeated="104853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ELANİK" table:style-name="ta1">
        <table:table-column table:style-name="co36" table:default-cell-style-name="ce188"/>
        <table:table-column table:style-name="co4" table:default-cell-style-name="ce188"/>
        <table:table-column table:style-name="co37" table:default-cell-style-name="ce188"/>
        <table:table-column table:style-name="co38" table:default-cell-style-name="ce188"/>
        <table:table-column table:style-name="co39" table:default-cell-style-name="ce188"/>
        <table:table-column table:style-name="co40" table:default-cell-style-name="ce188"/>
        <table:table-column table:style-name="co41" table:default-cell-style-name="ce188"/>
        <table:table-column table:style-name="co15" table:number-columns-repeated="977" table:default-cell-style-name="ce188"/>
        <table:table-row table:style-name="ro3">
          <table:table-cell/>
          <table:table-cell table:style-name="ce368"/>
          <table:table-cell table:style-name="ce370"/>
          <table:table-cell table:style-name="ce397" table:number-columns-repeated="4"/>
          <table:table-cell table:style-name="ce348"/>
          <table:table-cell table:number-columns-repeated="976"/>
        </table:table-row>
        <table:table-row table:style-name="ro2">
          <table:table-cell/>
          <table:table-cell table:style-name="ce368"/>
          <table:table-cell table:style-name="ce388" office:value-type="string" calcext:value-type="string">
            <text:p>2019 yılı devreden borç HACI BORÇLU</text:p>
          </table:table-cell>
          <table:table-cell table:style-name="ce396"/>
          <table:table-cell table:style-name="ce398" table:number-columns-repeated="2"/>
          <table:table-cell table:style-name="ce372" office:value-type="float" office:value="-80234.14" calcext:value-type="float">
            <text:p>-80234,14</text:p>
          </table:table-cell>
          <table:table-cell table:style-name="ce348"/>
          <table:table-cell table:number-columns-repeated="976"/>
        </table:table-row>
        <table:table-row table:style-name="ro3">
          <table:table-cell/>
          <table:table-cell table:style-name="ce357" office:value-type="date" office:date-value="2019-10-24" calcext:value-type="date">
            <text:p>24.10.2019</text:p>
          </table:table-cell>
          <table:table-cell table:style-name="Default" office:value-type="string" calcext:value-type="string">
            <text:p>dursun çalışkandan karo parası</text:p>
          </table:table-cell>
          <table:table-cell table:style-name="ce383" office:value-type="float" office:value="200" calcext:value-type="float">
            <text:p>200,00</text:p>
          </table:table-cell>
          <table:table-cell table:style-name="ce397" table:number-columns-repeated="2"/>
          <table:table-cell table:style-name="ce397" table:formula="of:=[.G2]-[.D3]+[.E3]" office:value-type="float" office:value="-80434.14" calcext:value-type="float">
            <text:p>-80.434,14</text:p>
          </table:table-cell>
          <table:table-cell table:style-name="ce348"/>
          <table:table-cell table:number-columns-repeated="976"/>
        </table:table-row>
        <table:table-row table:style-name="ro3">
          <table:table-cell/>
          <table:table-cell table:style-name="ce357" office:value-type="date" office:date-value="2019-10-25" calcext:value-type="date">
            <text:p>25.10.2019</text:p>
          </table:table-cell>
          <table:table-cell table:style-name="ce390" office:value-type="string" calcext:value-type="string">
            <text:p>ziraat kredi 10. ay</text:p>
          </table:table-cell>
          <table:table-cell table:style-name="ce383"/>
          <table:table-cell table:style-name="ce397" office:value-type="float" office:value="3646" calcext:value-type="float">
            <text:p>3.646,00</text:p>
          </table:table-cell>
          <table:table-cell table:style-name="ce397"/>
          <table:table-cell table:style-name="ce397" table:formula="of:=[.G3]-[.D4]+[.E4]" office:value-type="float" office:value="-76788.14" calcext:value-type="float">
            <text:p>-76.788,14</text:p>
          </table:table-cell>
          <table:table-cell table:style-name="ce348"/>
          <table:table-cell table:number-columns-repeated="976"/>
        </table:table-row>
        <table:table-row table:style-name="ro3">
          <table:table-cell/>
          <table:table-cell table:style-name="ce357" office:value-type="date" office:date-value="2019-10-25" calcext:value-type="date">
            <text:p>25.10.2019</text:p>
          </table:table-cell>
          <table:table-cell table:style-name="ce390" office:value-type="string" calcext:value-type="string">
            <text:p>ziraat kredi yapılandırma kalan</text:p>
          </table:table-cell>
          <table:table-cell table:style-name="ce383"/>
          <table:table-cell table:style-name="ce397" office:value-type="float" office:value="2210" calcext:value-type="float">
            <text:p>2.210,00</text:p>
          </table:table-cell>
          <table:table-cell table:style-name="ce397"/>
          <table:table-cell table:style-name="ce397" table:formula="of:=[.G4]-[.D5]+[.E5]" office:value-type="float" office:value="-74578.14" calcext:value-type="float">
            <text:p>-74.578,14</text:p>
          </table:table-cell>
          <table:table-cell table:style-name="ce348"/>
          <table:table-cell table:number-columns-repeated="976"/>
        </table:table-row>
        <table:table-row table:style-name="ro3">
          <table:table-cell/>
          <table:table-cell table:style-name="ce357"/>
          <table:table-cell table:style-name="ce390" office:value-type="string" calcext:value-type="string">
            <text:p>çekilen kredi 240.000 TL 19 ay*3646=69.274 TL ödemeden sonra</text:p>
          </table:table-cell>
          <table:table-cell table:style-name="ce383"/>
          <table:table-cell table:style-name="ce397" table:number-columns-repeated="2"/>
          <table:table-cell table:style-name="ce397" table:formula="of:=[.G5]-[.D6]+[.E6]" office:value-type="float" office:value="-74578.14" calcext:value-type="float">
            <text:p>-74.578,14</text:p>
          </table:table-cell>
          <table:table-cell table:style-name="ce348"/>
          <table:table-cell table:number-columns-repeated="976"/>
        </table:table-row>
        <table:table-row table:style-name="ro3">
          <table:table-cell/>
          <table:table-cell table:style-name="ce357"/>
          <table:table-cell table:style-name="ce390" office:value-type="string" calcext:value-type="string">
            <text:p>kalan ana para =219.841 TL <text:s/>%1 erken ödeme alınıyor.</text:p>
          </table:table-cell>
          <table:table-cell table:style-name="ce383"/>
          <table:table-cell table:style-name="ce397" table:number-columns-repeated="2"/>
          <table:table-cell table:style-name="ce397" table:formula="of:=[.G6]-[.D7]+[.E7]" office:value-type="float" office:value="-74578.14" calcext:value-type="float">
            <text:p>-74.578,14</text:p>
          </table:table-cell>
          <table:table-cell table:style-name="ce348"/>
          <table:table-cell table:number-columns-repeated="976"/>
        </table:table-row>
        <table:table-row table:style-name="ro3">
          <table:table-cell/>
          <table:table-cell table:style-name="ce357"/>
          <table:table-cell table:style-name="ce390" office:value-type="string" calcext:value-type="string">
            <text:p>3646,01 * 101 ay = 368.247,01 eski vade borç</text:p>
          </table:table-cell>
          <table:table-cell table:style-name="ce383"/>
          <table:table-cell table:style-name="ce397" table:number-columns-repeated="2"/>
          <table:table-cell table:style-name="ce397" table:formula="of:=[.G7]-[.D8]+[.E8]" office:value-type="float" office:value="-74578.14" calcext:value-type="float">
            <text:p>-74.578,14</text:p>
          </table:table-cell>
          <table:table-cell table:style-name="ce348"/>
          <table:table-cell table:number-columns-repeated="976"/>
        </table:table-row>
        <table:table-row table:style-name="ro3">
          <table:table-cell/>
          <table:table-cell table:style-name="ce357"/>
          <table:table-cell table:style-name="ce390" office:value-type="string" calcext:value-type="string">
            <text:p>3453,17 * 101 ao = 348.770,17 yeni vade borç</text:p>
          </table:table-cell>
          <table:table-cell table:style-name="ce383"/>
          <table:table-cell table:style-name="ce397" table:number-columns-repeated="2"/>
          <table:table-cell table:style-name="ce397" table:formula="of:=[.G8]-[.D9]+[.E9]" office:value-type="float" office:value="-74578.14" calcext:value-type="float">
            <text:p>-74.578,14</text:p>
          </table:table-cell>
          <table:table-cell table:style-name="ce348"/>
          <table:table-cell table:number-columns-repeated="976"/>
        </table:table-row>
        <table:table-row table:style-name="ro3">
          <table:table-cell/>
          <table:table-cell table:style-name="ce357"/>
          <table:table-cell table:style-name="ce390" office:value-type="string" calcext:value-type="string">
            <text:p>Fark = 19.476 TL - (erken ödeme farkı) 2210 TL = 17.266 TL</text:p>
          </table:table-cell>
          <table:table-cell table:style-name="ce383"/>
          <table:table-cell table:style-name="ce397" table:number-columns-repeated="2"/>
          <table:table-cell table:style-name="ce397" table:formula="of:=[.G9]-[.D10]+[.E10]" office:value-type="float" office:value="-74578.14" calcext:value-type="float">
            <text:p>-74.578,14</text:p>
          </table:table-cell>
          <table:table-cell table:style-name="ce348"/>
          <table:table-cell table:number-columns-repeated="976"/>
        </table:table-row>
        <table:table-row table:style-name="ro3">
          <table:table-cell/>
          <table:table-cell table:style-name="ce348"/>
          <table:table-cell table:style-name="ce390" office:value-type="string" calcext:value-type="string">
            <text:p><text:s/>daha az ödeme yapılacak</text:p>
          </table:table-cell>
          <table:table-cell table:style-name="ce383"/>
          <table:table-cell table:style-name="ce397" table:number-columns-repeated="2"/>
          <table:table-cell table:style-name="ce397" table:formula="of:=[.G10]-[.D11]+[.E11]" office:value-type="float" office:value="-74578.14" calcext:value-type="float">
            <text:p>-74.578,14</text:p>
          </table:table-cell>
          <table:table-cell table:style-name="ce348"/>
          <table:table-cell table:number-columns-repeated="976"/>
        </table:table-row>
        <table:table-row table:style-name="ro3">
          <table:table-cell/>
          <table:table-cell table:style-name="ce348"/>
          <table:table-cell table:style-name="ce390" office:value-type="string" calcext:value-type="string">
            <text:p>sanayi taban kırma beton yapımı</text:p>
          </table:table-cell>
          <table:table-cell table:style-name="ce383" office:value-type="float" office:value="20000" calcext:value-type="float">
            <text:p>20.000,00</text:p>
          </table:table-cell>
          <table:table-cell table:style-name="ce397" table:number-columns-repeated="2"/>
          <table:table-cell table:style-name="ce397" table:formula="of:=[.G11]-[.D12]+[.E12]" office:value-type="float" office:value="-94578.14" calcext:value-type="float">
            <text:p>-94.578,14</text:p>
          </table:table-cell>
          <table:table-cell table:style-name="ce348"/>
          <table:table-cell table:number-columns-repeated="976"/>
        </table:table-row>
        <table:table-row table:style-name="ro2">
          <table:table-cell/>
          <table:table-cell table:style-name="ce371"/>
          <table:table-cell table:style-name="ce367"/>
          <table:table-cell table:style-name="Default"/>
          <table:table-cell table:style-name="ce383" table:number-columns-repeated="2"/>
          <table:table-cell table:style-name="ce397"/>
          <table:table-cell table:style-name="ce348"/>
          <table:table-cell table:number-columns-repeated="976"/>
        </table:table-row>
        <table:table-row table:style-name="ro3" table:number-rows-repeated="2">
          <table:table-cell/>
          <table:table-cell table:style-name="ce348"/>
          <table:table-cell table:style-name="ce374"/>
          <table:table-cell table:style-name="ce383" table:number-columns-repeated="3"/>
          <table:table-cell table:style-name="ce397"/>
          <table:table-cell table:style-name="ce348"/>
          <table:table-cell table:number-columns-repeated="976"/>
        </table:table-row>
        <table:table-row table:style-name="ro3">
          <table:table-cell table:number-columns-repeated="2"/>
          <table:table-cell table:style-name="ce374"/>
          <table:table-cell table:style-name="ce189"/>
          <table:table-cell table:number-columns-repeated="2"/>
          <table:table-cell table:style-name="ce397"/>
          <table:table-cell table:number-columns-repeated="977"/>
        </table:table-row>
        <table:table-row table:style-name="ro3">
          <table:table-cell table:number-columns-repeated="6"/>
          <table:table-cell table:style-name="ce397"/>
          <table:table-cell table:number-columns-repeated="977"/>
        </table:table-row>
        <table:table-row table:style-name="ro2">
          <table:table-cell/>
          <table:table-cell table:style-name="ce372" table:number-columns-repeated="5"/>
          <table:table-cell table:style-name="ce371"/>
          <table:table-cell table:style-name="Default"/>
          <table:table-cell table:number-columns-repeated="976"/>
        </table:table-row>
        <table:table-row table:style-name="ro3">
          <table:table-cell table:number-columns-repeated="984"/>
        </table:table-row>
        <table:table-row table:style-name="ro3">
          <table:table-cell table:number-columns-repeated="6"/>
          <table:table-cell table:style-name="Default"/>
          <table:table-cell table:number-columns-repeated="977"/>
        </table:table-row>
        <table:table-row table:style-name="ro3" table:number-rows-repeated="1048555">
          <table:table-cell table:number-columns-repeated="984"/>
        </table:table-row>
        <table:table-row table:style-name="ro1">
          <table:table-cell table:number-columns-repeated="9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tr" number:country="TR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number-style style:name="N118">
      <number:number number:decimal-places="3" loext:min-decimal-places="3" number:min-integer-digits="1" number:grouping="true"/>
    </number:number-style>
    <number:number-style style:name="N119">
      <number:number number:decimal-places="0" loext:min-decimal-places="0" number:min-integer-digits="0"/>
    </number:number-style>
    <number:number-style style:name="N120">
      <number:text>+</number:text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</number:number-style>
    <number:number-style style:name="N122P0" style:volatile="true">
      <number:text>-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Çizgi_20_ucu_20_1" draw:display-name="Çizgi ucu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top="4.99mm" fo:margin-bottom="7mm" fo:margin-left="24.99mm" fo:margin-right="8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.00.0000</text:date>, <text:time style:data-style-name="N2" text:time-value="15:45:11.609672063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48:34.329241035</meta:creation-date>
    <dc:date>2019-10-25T17:23:53.066319052</dc:date>
    <meta:editing-duration>P1DT9H42M27S</meta:editing-duration>
    <meta:editing-cycles>92</meta:editing-cycles>
    <meta:generator>LibreOffice/6.1.5.2$Linux_X86_64 LibreOffice_project/10$Build-2</meta:generator>
    <meta:print-date>2019-10-16T17:59:28.255734843</meta:print-date>
    <meta:document-statistic meta:table-count="8" meta:cell-count="1121" meta:object-count="0"/>
  </office:meta>
</office:document-meta>
</file>